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2063in"/>
    </style:style>
    <style:style style:name="co5" style:family="table-column">
      <style:table-column-properties fo:break-before="auto" style:column-width="0.9299in"/>
    </style:style>
    <style:style style:name="co6" style:family="table-column">
      <style:table-column-properties fo:break-before="auto" style:column-width="0.8071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6028in" fo:break-before="auto" style:use-optimal-row-height="true"/>
    </style:style>
    <style:style style:name="ta1" style:family="table" style:master-page-name="PageStyle_5f_MIDI">
      <style:table-properties table:display="true" style:writing-mode="lr-tb"/>
    </style:style>
    <style:style style:name="ta2" style:family="table" style:master-page-name="PageStyle_5f_Mechanic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9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2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26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48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36pt" style:font-size-asian="36pt" style:font-size-complex="36pt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2" style:family="table-cell" style:parent-style-name="Default">
      <style:text-properties fo:font-size="36pt" style:font-size-asian="36pt" style:font-size-complex="36pt"/>
    </style:style>
    <style:style style:name="ce5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4" style:family="table-cell" style:parent-style-name="Default">
      <style:table-cell-properties fo:border="0.0008in solid #000000"/>
      <style:text-properties fo:font-size="36pt" style:font-size-asian="36pt" style:font-size-complex="36pt"/>
    </style:style>
    <style:style style:name="ce55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8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1" style:family="table-cell" style:parent-style-name="Excel_20_Built-in_20_Normal" style:data-style-name="N126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64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/>
      <table:table table:name="MIDI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0"/>
        <table:table-column table:style-name="co1" table:default-cell-style-name="ce13"/>
        <table:table-column table:style-name="co1" table:number-columns-repeated="7" table:default-cell-style-name="ce4"/>
        <table:table-column table:style-name="co1" table:default-cell-style-name="ce22"/>
        <table:table-column table:style-name="co1" table:number-columns-repeated="245" table:default-cell-style-name="ce4"/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1" office:value-type="string">
            <text:p>Header</text:p>
          </table:table-cell>
          <table:table-cell table:style-name="ce1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0">
            <text:p>480</text:p>
          </table:table-cell>
          <table:table-cell table:style-name="ce17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38]" office:value-type="string" office:string-value="11-1-11-X-6-7-5-2-7-X-0-7-4-X-X-7~8">
            <text:p>11-1-11-X-6-7-5-2-7-X-0-7-4-X-X-7~8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Piano"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me_signature</text:p>
          </table:table-cell>
          <table:table-cell table:style-name="ce7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18" office:value-type="float" office:value="8">
            <text:p>8</text:p>
          </table:table-cell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empo</text:p>
          </table:table-cell>
          <table:table-cell table:style-name="ce7" office:value-type="float" office:value="250000">
            <text:p>250000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2]" office:value-type="float" office:value="0">
            <text:p>0</text:p>
          </table:table-cell>
          <table:table-cell table:style-name="ce12" table:formula="of:=IF([.E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2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2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2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2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3]" office:value-type="float" office:value="49">
            <text:p>4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3]" office:value-type="float" office:value="53">
            <text:p>5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3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3]" office:value-type="float" office:value="60">
            <text:p>6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2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2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2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2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4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4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4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4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3]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3]" office:value-type="float" office:value="53">
            <text:p>5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3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3]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4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4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4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4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6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6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6]" office:value-type="float" office:value="61">
            <text:p>6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6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5"/>
          <table:table-cell table:number-columns-repeated="2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5"/>
          <table:table-cell table:style-name="ce21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/>
          <table:table-cell table:style-name="ce21" table:number-columns-repeated="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7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7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7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7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6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6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6]" office:value-type="float" office:value="61">
            <text:p>6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6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8]" office:value-type="float" office:value="53">
            <text:p>5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8]" office:value-type="float" office:value="57">
            <text:p>5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8]" office:value-type="float" office:value="60">
            <text:p>6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8]" office:value-type="float" office:value="64">
            <text:p>6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7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7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7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7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9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9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9]" office:value-type="float" office:value="57">
            <text:p>5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9]" office:value-type="float" office:value="61">
            <text:p>6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8]" office:value-type="float" office:value="53">
            <text:p>5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8]" office:value-type="float" office:value="57">
            <text:p>5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8]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8]" office:value-type="float" office:value="64">
            <text:p>6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0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0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0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0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9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9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9]" office:value-type="float" office:value="57">
            <text:p>5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9]" office:value-type="float" office:value="61">
            <text:p>6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0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0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0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0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2]" office:value-type="float" office:value="36">
            <text:p>3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2]" office:value-type="float" office:value="40">
            <text:p>4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2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2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3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3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3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3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2]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2]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2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2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4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4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4]" office:value-type="float" office:value="59">
            <text:p>5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4]" office:value-type="float" office:value="63">
            <text:p>6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3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3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3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3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4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4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4]" office:value-type="float" office:value="59">
            <text:p>5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4]" office:value-type="float" office:value="63">
            <text:p>6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7]" office:value-type="float" office:value="55">
            <text:p>5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7]" office:value-type="float" office:value="59">
            <text:p>5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7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7]" office:value-type="float" office:value="66">
            <text:p>6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7]" office:value-type="float" office:value="55">
            <text:p>5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7]" office:value-type="float" office:value="59">
            <text:p>5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7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7]" office:value-type="float" office:value="66">
            <text:p>6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table:formula="of:=[.B135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5"/>
          <table:table-cell table:style-name="ce14" table:number-columns-repeated="2"/>
          <table:table-cell table:style-name="ce19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38]" office:value-type="string" office:string-value="11-1-11-X-6-7-5-2-7-X-0-7-4-X-X-7~8">
            <text:p>11-1-11-X-6-7-5-2-7-X-0-7-4-X-X-7~8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Strings"</text:p>
          </table:table-cell>
          <table:table-cell table:style-name="ce6" table:number-columns-repeated="2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41">
            <text:p>41</text:p>
          </table:table-cell>
          <table:table-cell table:style-name="ce6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table:formula="of:=[$Mechanics.D137]" office:value-type="float" office:value="0">
            <text:p>0</text:p>
          </table:table-cell>
          <table:table-cell table:style-name="ce12" office:value-type="string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J2]" office:value-type="float" office:value="80">
            <text:p>8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table:formula="of:=[.B136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.E141]" office:value-type="float" office:value="80">
            <text:p>8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table:formula="of:=[.B136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4" table:number-columns-repeated="3"/>
          <table:table-cell table:style-name="ce19"/>
          <table:table-cell table:number-columns-repeated="24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End_of_file</text:p>
          </table:table-cell>
          <table:table-cell table:style-name="ce16" table:number-columns-repeated="3"/>
          <table:table-cell table:style-name="ce20"/>
          <table:table-cell table:number-columns-repeated="249"/>
        </table:table-row>
        <table:table-row table:style-name="ro1" table:number-rows-repeated="1048431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echanics" table:style-name="ta2" table:print-ranges="Mechanics.T2:Mechanics.AK13">
        <office:forms form:automatic-focus="false" form:apply-design-mode="false"/>
        <table:table-column table:style-name="co3" table:number-columns-repeated="10" table:default-cell-style-name="ce4"/>
        <table:table-column table:style-name="co3" table:default-cell-style-name="ce21"/>
        <table:table-column table:style-name="co3" table:number-columns-repeated="8" table:default-cell-style-name="ce4"/>
        <table:table-column table:style-name="co4" table:number-columns-repeated="18" table:default-cell-style-name="ce4"/>
        <table:table-column table:style-name="co5" table:number-columns-repeated="2" table:default-cell-style-name="ce4"/>
        <table:table-column table:style-name="co3" table:number-columns-repeated="214" table:default-cell-style-name="ce4"/>
        <table:table-column table:style-name="co3" table:number-columns-repeated="3" table:default-cell-style-name="ce21"/>
        <table:table-row table:style-name="ro1">
          <table:table-cell table:style-name="ce21" office:value-type="string">
            <text:p>Rand 100</text:p>
          </table:table-cell>
          <table:table-cell table:style-name="ce21" office:value-type="string">
            <text:p>%</text:p>
          </table:table-cell>
          <table:table-cell table:style-name="ce21" office:value-type="string">
            <text:p>Note?</text:p>
          </table:table-cell>
          <table:table-cell table:style-name="ce21" office:value-type="string">
            <text:p>Note_on</text:p>
          </table:table-cell>
          <table:table-cell table:style-name="ce21" office:value-type="string">
            <text:p>Root</text:p>
          </table:table-cell>
          <table:table-cell table:style-name="ce21" office:value-type="string">
            <text:p>Third</text:p>
          </table:table-cell>
          <table:table-cell table:style-name="ce21" office:value-type="string">
            <text:p>Fifth</text:p>
          </table:table-cell>
          <table:table-cell table:style-name="ce21" office:value-type="string">
            <text:p>Seventh</text:p>
          </table:table-cell>
          <table:table-cell table:style-name="ce21" office:value-type="string">
            <text:p>Note_l</text:p>
          </table:table-cell>
          <table:table-cell table:style-name="ce25" office:value-type="string">
            <text:p>Drone</text:p>
          </table:table-cell>
          <table:table-cell table:style-name="ce24" office:value-type="string">
            <text:p>Root transpose</text:p>
          </table:table-cell>
          <table:table-cell table:style-name="ce21" office:value-type="string">
            <text:p>Force? (if T)</text:p>
          </table:table-cell>
          <table:table-cell table:style-name="ce25"/>
          <table:table-cell table:number-columns-repeated="6"/>
          <table:table-cell office:value-type="string">
            <text:p>Graf</text:p>
          </table:table-cell>
          <table:table-cell table:number-columns-repeated="2"/>
          <table:table-cell table:style-name="ce25" table:number-columns-repeated="15"/>
          <table:table-cell table:number-columns-repeated="219"/>
        </table:table-row>
        <table:table-row table:style-name="ro1">
          <table:table-cell table:style-name="ce24" table:formula="of:=INT(RAND()*100)" office:value-type="float" office:value="49">
            <text:p>49</text:p>
          </table:table-cell>
          <table:table-cell table:style-name="ce27" office:value-type="float" office:value="100">
            <text:p>100</text:p>
          </table:table-cell>
          <table:table-cell table:style-name="ce23" table:formula="of:=IF([.A2]&lt;[.B2];&quot;T&quot;;&quot;F&quot;)" office:value-type="string" office:string-value="T">
            <text:p>T</text:p>
          </table:table-cell>
          <table:table-cell table:style-name="ce24" office:value-type="float" office:value="0">
            <text:p>0</text:p>
          </table:table-cell>
          <table:table-cell table:style-name="ce29" table:formula="of:=IF([.$K$4]=&quot;T&quot;;[.M2];INT(IF([.$C2]=&quot;T&quot;;RAND()*24+[.$K$2];0)))" office:value-type="float" office:value="47">
            <text:p>47</text:p>
          </table:table-cell>
          <table:table-cell table:style-name="ce32" table:formula="of:=IF([.E2]=0;0;[.E2]+4)" office:value-type="float" office:value="51">
            <text:p>51</text:p>
          </table:table-cell>
          <table:table-cell table:style-name="ce32" table:formula="of:=IF([.F2]=0;0;[.F2]+3)" office:value-type="float" office:value="54">
            <text:p>54</text:p>
          </table:table-cell>
          <table:table-cell table:style-name="ce35" table:formula="of:=IF([.G2]=0;0;[.G2]+4)" office:value-type="float" office:value="58">
            <text:p>58</text:p>
          </table:table-cell>
          <table:table-cell table:style-name="ce21" table:formula="of:=[.K$6]" office:value-type="float" office:value="480">
            <text:p>480</text:p>
          </table:table-cell>
          <table:table-cell table:style-name="ce38" table:formula="of:=IF([.$K$4]=&quot;T&quot;;[.L18];INT(RAND()*24+[.$K$2]+36))" office:value-type="float" office:value="80">
            <text:p>80</text:p>
          </table:table-cell>
          <table:table-cell office:value-type="float" office:value="36">
            <text:p>36</text:p>
          </table:table-cell>
          <table:table-cell table:style-name="ce39" office:value-type="float" office:value="22">
            <text:p>22</text:p>
          </table:table-cell>
          <table:table-cell table:style-name="ce25" table:formula="of:=IF([.L2]=0;0;[.L2]+[.$K$2])" office:value-type="float" office:value="58">
            <text:p>58</text:p>
          </table:table-cell>
          <table:table-cell table:number-columns-repeated="6"/>
          <table:table-cell table:style-name="ce44" office:value-type="float" office:value="11">
            <text:p>11</text:p>
          </table:table-cell>
          <table:table-cell table:style-name="ce45" office:value-type="string">
            <text:p>B</text:p>
          </table:table-cell>
          <table:table-cell table:style-name="ce44" table:formula="of:=IF(OR([.A$23]=[.$T2];[.A$27]=[.$T2];[.A$31]=[.$T2];[.A$35]=[.$T2];[.$R$23]=[.$T2]);&quot;X&quot;;&quot;&quot;)" office:value-type="string" office:string-value="X">
            <text:p>X</text:p>
          </table:table-cell>
          <table:table-cell table:style-name="ce44" table:formula="of:=IF(OR([.B$23]=[.$T2];[.B$27]=[.$T2];[.B$31]=[.$T2];[.B$35]=[.$T2];[.$R$23]=[.$T2]);&quot;X&quot;;&quot;&quot;)">
            <text:p/>
          </table:table-cell>
          <table:table-cell table:style-name="ce44" table:formula="of:=IF(OR([.C$23]=[.$T2];[.C$27]=[.$T2];[.C$31]=[.$T2];[.C$35]=[.$T2];[.$R$23]=[.$T2]);&quot;X&quot;;&quot;&quot;)" office:value-type="string" office:string-value="X">
            <text:p>X</text:p>
          </table:table-cell>
          <table:table-cell table:style-name="ce44" table:formula="of:=IF(OR([.D$23]=[.$T2];[.D$27]=[.$T2];[.D$31]=[.$T2];[.D$35]=[.$T2];[.$R$23]=[.$T2]);&quot;X&quot;;&quot;&quot;)">
            <text:p/>
          </table:table-cell>
          <table:table-cell table:style-name="ce44" table:formula="of:=IF(OR([.E$23]=[.$T2];[.E$27]=[.$T2];[.E$31]=[.$T2];[.E$35]=[.$T2];[.$R$23]=[.$T2]);&quot;X&quot;;&quot;&quot;)">
            <text:p/>
          </table:table-cell>
          <table:table-cell table:style-name="ce44" table:formula="of:=IF(OR([.F$23]=[.$T2];[.F$27]=[.$T2];[.F$31]=[.$T2];[.F$35]=[.$T2];[.$R$23]=[.$T2]);&quot;X&quot;;&quot;&quot;)" office:value-type="string" office:string-value="X">
            <text:p>X</text:p>
          </table:table-cell>
          <table:table-cell table:style-name="ce44" table:formula="of:=IF(OR([.G$23]=[.$T2];[.G$27]=[.$T2];[.G$31]=[.$T2];[.G$35]=[.$T2];[.$R$23]=[.$T2]);&quot;X&quot;;&quot;&quot;)">
            <text:p/>
          </table:table-cell>
          <table:table-cell table:style-name="ce44" table:formula="of:=IF(OR([.H$23]=[.$T2];[.H$27]=[.$T2];[.H$31]=[.$T2];[.H$35]=[.$T2];[.$R$23]=[.$T2]);&quot;X&quot;;&quot;&quot;)">
            <text:p/>
          </table:table-cell>
          <table:table-cell table:style-name="ce44" table:formula="of:=IF(OR([.I$23]=[.$T2];[.I$27]=[.$T2];[.I$31]=[.$T2];[.I$35]=[.$T2];[.$R$23]=[.$T2]);&quot;X&quot;;&quot;&quot;)" office:value-type="string" office:string-value="X">
            <text:p>X</text:p>
          </table:table-cell>
          <table:table-cell table:style-name="ce44" table:formula="of:=IF(OR([.J$23]=[.$T2];[.J$27]=[.$T2];[.J$31]=[.$T2];[.J$35]=[.$T2];[.$R$23]=[.$T2]);&quot;X&quot;;&quot;&quot;)">
            <text:p/>
          </table:table-cell>
          <table:table-cell table:style-name="ce44" table:formula="of:=IF(OR([.K$23]=[.$T2];[.K$27]=[.$T2];[.K$31]=[.$T2];[.K$35]=[.$T2];[.$R$23]=[.$T2]);&quot;X&quot;;&quot;&quot;)" office:value-type="string" office:string-value="X">
            <text:p>X</text:p>
          </table:table-cell>
          <table:table-cell table:style-name="ce44" table:formula="of:=IF(OR([.L$23]=[.$T2];[.L$27]=[.$T2];[.L$31]=[.$T2];[.L$35]=[.$T2];[.$R$23]=[.$T2]);&quot;X&quot;;&quot;&quot;)" office:value-type="string" office:string-value="X">
            <text:p>X</text:p>
          </table:table-cell>
          <table:table-cell table:style-name="ce44" table:formula="of:=IF(OR([.M$23]=[.$T2];[.M$27]=[.$T2];[.M$31]=[.$T2];[.M$35]=[.$T2];[.$R$23]=[.$T2]);&quot;X&quot;;&quot;&quot;)" office:value-type="string" office:string-value="X">
            <text:p>X</text:p>
          </table:table-cell>
          <table:table-cell table:style-name="ce44" table:formula="of:=IF(OR([.N$23]=[.$T2];[.N$27]=[.$T2];[.N$31]=[.$T2];[.N$35]=[.$T2];[.$R$23]=[.$T2]);&quot;X&quot;;&quot;&quot;)">
            <text:p/>
          </table:table-cell>
          <table:table-cell table:style-name="ce44" table:formula="of:=IF(OR([.O$23]=[.$T2];[.O$27]=[.$T2];[.O$31]=[.$T2];[.O$35]=[.$T2];[.$R$23]=[.$T2]);&quot;X&quot;;&quot;&quot;)">
            <text:p/>
          </table:table-cell>
          <table:table-cell table:style-name="ce44" table:formula="of:=IF(OR([.P$23]=[.$T2];[.P$27]=[.$T2];[.P$31]=[.$T2];[.P$35]=[.$T2];[.$R$23]=[.$T2]);&quot;X&quot;;&quot;&quot;)" office:value-type="string" office:string-value="X">
            <text:p>X</text:p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50">
            <text:p>50</text:p>
          </table:table-cell>
          <table:table-cell table:style-name="ce27" office:value-type="float" office:value="80">
            <text:p>80</text:p>
          </table:table-cell>
          <table:table-cell table:style-name="ce23" table:formula="of:=IF([.A3]&lt;[.B3];&quot;T&quot;;&quot;F&quot;)" office:value-type="string" office:string-value="T">
            <text:p>T</text:p>
          </table:table-cell>
          <table:table-cell table:style-name="ce28" table:formula="of:=SUM([.$K$6]+[.D2])" office:value-type="float" office:value="480">
            <text:p>480</text:p>
          </table:table-cell>
          <table:table-cell table:style-name="ce30" table:formula="of:=IF([.$K$4]=&quot;T&quot;;[.M3];INT(IF([.$C3]=&quot;T&quot;;RAND()*24+[.$K$2];0)))" office:value-type="float" office:value="49">
            <text:p>49</text:p>
          </table:table-cell>
          <table:table-cell table:style-name="ce33" table:formula="of:=IF([.E3]=0;0;[.E3]+4)" office:value-type="float" office:value="53">
            <text:p>53</text:p>
          </table:table-cell>
          <table:table-cell table:style-name="ce33" table:formula="of:=IF([.F3]=0;0;[.F3]+3)" office:value-type="float" office:value="56">
            <text:p>56</text:p>
          </table:table-cell>
          <table:table-cell table:style-name="ce36" table:formula="of:=IF([.G3]=0;0;[.G3]+4)" office:value-type="float" office:value="60">
            <text:p>6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4" office:value-type="string">
            <text:p>Force score</text:p>
          </table:table-cell>
          <table:table-cell table:style-name="ce40" office:value-type="float" office:value="22">
            <text:p>22</text:p>
          </table:table-cell>
          <table:table-cell table:style-name="ce25" table:formula="of:=IF([.L3]=0;0;[.L3]+[.$K$2])" office:value-type="float" office:value="58">
            <text:p>58</text:p>
          </table:table-cell>
          <table:table-cell table:style-name="ce25"/>
          <table:table-cell table:number-columns-repeated="5"/>
          <table:table-cell table:style-name="ce44" office:value-type="float" office:value="10">
            <text:p>10</text:p>
          </table:table-cell>
          <table:table-cell table:style-name="ce45" office:value-type="string">
            <text:p>A#</text:p>
          </table:table-cell>
          <table:table-cell table:style-name="ce44" table:formula="of:=IF(OR([.A$23]=[.$T3];[.A$27]=[.$T3];[.A$31]=[.$T3];[.A$35]=[.$T3];[.$R$23]=[.$T3]);&quot;X&quot;;&quot;&quot;)" office:value-type="string" office:string-value="X">
            <text:p>X</text:p>
          </table:table-cell>
          <table:table-cell table:style-name="ce44" table:formula="of:=IF(OR([.B$23]=[.$T3];[.B$27]=[.$T3];[.B$31]=[.$T3];[.B$35]=[.$T3];[.$R$23]=[.$T3]);&quot;X&quot;;&quot;&quot;)">
            <text:p/>
          </table:table-cell>
          <table:table-cell table:style-name="ce44" table:formula="of:=IF(OR([.C$23]=[.$T3];[.C$27]=[.$T3];[.C$31]=[.$T3];[.C$35]=[.$T3];[.$R$23]=[.$T3]);&quot;X&quot;;&quot;&quot;)" office:value-type="string" office:string-value="X">
            <text:p>X</text:p>
          </table:table-cell>
          <table:table-cell table:style-name="ce44" table:formula="of:=IF(OR([.D$23]=[.$T3];[.D$27]=[.$T3];[.D$31]=[.$T3];[.D$35]=[.$T3];[.$R$23]=[.$T3]);&quot;X&quot;;&quot;&quot;)">
            <text:p/>
          </table:table-cell>
          <table:table-cell table:style-name="ce44" table:formula="of:=IF(OR([.E$23]=[.$T3];[.E$27]=[.$T3];[.E$31]=[.$T3];[.E$35]=[.$T3];[.$R$23]=[.$T3]);&quot;X&quot;;&quot;&quot;)" office:value-type="string" office:string-value="X">
            <text:p>X</text:p>
          </table:table-cell>
          <table:table-cell table:style-name="ce44" table:formula="of:=IF(OR([.F$23]=[.$T3];[.F$27]=[.$T3];[.F$31]=[.$T3];[.F$35]=[.$T3];[.$R$23]=[.$T3]);&quot;X&quot;;&quot;&quot;)">
            <text:p/>
          </table:table-cell>
          <table:table-cell table:style-name="ce44" table:formula="of:=IF(OR([.G$23]=[.$T3];[.G$27]=[.$T3];[.G$31]=[.$T3];[.G$35]=[.$T3];[.$R$23]=[.$T3]);&quot;X&quot;;&quot;&quot;)">
            <text:p/>
          </table:table-cell>
          <table:table-cell table:style-name="ce44" table:formula="of:=IF(OR([.H$23]=[.$T3];[.H$27]=[.$T3];[.H$31]=[.$T3];[.H$35]=[.$T3];[.$R$23]=[.$T3]);&quot;X&quot;;&quot;&quot;)">
            <text:p/>
          </table:table-cell>
          <table:table-cell table:style-name="ce44" table:formula="of:=IF(OR([.I$23]=[.$T3];[.I$27]=[.$T3];[.I$31]=[.$T3];[.I$35]=[.$T3];[.$R$23]=[.$T3]);&quot;X&quot;;&quot;&quot;)">
            <text:p/>
          </table:table-cell>
          <table:table-cell table:style-name="ce44" table:formula="of:=IF(OR([.J$23]=[.$T3];[.J$27]=[.$T3];[.J$31]=[.$T3];[.J$35]=[.$T3];[.$R$23]=[.$T3]);&quot;X&quot;;&quot;&quot;)">
            <text:p/>
          </table:table-cell>
          <table:table-cell table:style-name="ce44" table:formula="of:=IF(OR([.K$23]=[.$T3];[.K$27]=[.$T3];[.K$31]=[.$T3];[.K$35]=[.$T3];[.$R$23]=[.$T3]);&quot;X&quot;;&quot;&quot;)">
            <text:p/>
          </table:table-cell>
          <table:table-cell table:style-name="ce44" table:formula="of:=IF(OR([.L$23]=[.$T3];[.L$27]=[.$T3];[.L$31]=[.$T3];[.L$35]=[.$T3];[.$R$23]=[.$T3]);&quot;X&quot;;&quot;&quot;)">
            <text:p/>
          </table:table-cell>
          <table:table-cell table:style-name="ce44" table:formula="of:=IF(OR([.M$23]=[.$T3];[.M$27]=[.$T3];[.M$31]=[.$T3];[.M$35]=[.$T3];[.$R$23]=[.$T3]);&quot;X&quot;;&quot;&quot;)">
            <text:p/>
          </table:table-cell>
          <table:table-cell table:style-name="ce44" table:formula="of:=IF(OR([.N$23]=[.$T3];[.N$27]=[.$T3];[.N$31]=[.$T3];[.N$35]=[.$T3];[.$R$23]=[.$T3]);&quot;X&quot;;&quot;&quot;)">
            <text:p/>
          </table:table-cell>
          <table:table-cell table:style-name="ce44" table:formula="of:=IF(OR([.O$23]=[.$T3];[.O$27]=[.$T3];[.O$31]=[.$T3];[.O$35]=[.$T3];[.$R$23]=[.$T3]);&quot;X&quot;;&quot;&quot;)">
            <text:p/>
          </table:table-cell>
          <table:table-cell table:style-name="ce44" table:formula="of:=IF(OR([.P$23]=[.$T3];[.P$27]=[.$T3];[.P$31]=[.$T3];[.P$35]=[.$T3];[.$R$23]=[.$T3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35">
            <text:p>35</text:p>
          </table:table-cell>
          <table:table-cell table:style-name="ce27" office:value-type="float" office:value="40">
            <text:p>40</text:p>
          </table:table-cell>
          <table:table-cell table:style-name="ce23" table:formula="of:=IF([.A4]&lt;[.B4];&quot;T&quot;;&quot;F&quot;)" office:value-type="string" office:string-value="T">
            <text:p>T</text:p>
          </table:table-cell>
          <table:table-cell table:style-name="ce28" table:formula="of:=SUM([.$K$6]+[.D3])" office:value-type="float" office:value="960">
            <text:p>960</text:p>
          </table:table-cell>
          <table:table-cell table:style-name="ce30" table:formula="of:=IF([.$K$4]=&quot;T&quot;;[.M4];INT(IF([.$C4]=&quot;T&quot;;RAND()*24+[.$K$2];0)))" office:value-type="float" office:value="47">
            <text:p>47</text:p>
          </table:table-cell>
          <table:table-cell table:style-name="ce33" table:formula="of:=IF([.E4]=0;0;[.E4]+4)" office:value-type="float" office:value="51">
            <text:p>51</text:p>
          </table:table-cell>
          <table:table-cell table:style-name="ce33" table:formula="of:=IF([.F4]=0;0;[.F4]+3)" office:value-type="float" office:value="54">
            <text:p>54</text:p>
          </table:table-cell>
          <table:table-cell table:style-name="ce36" table:formula="of:=IF([.G4]=0;0;[.G4]+4)" office:value-type="float" office:value="58">
            <text:p>58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string">
            <text:p>F</text:p>
          </table:table-cell>
          <table:table-cell table:style-name="ce40" office:value-type="float" office:value="22">
            <text:p>22</text:p>
          </table:table-cell>
          <table:table-cell table:style-name="ce25" table:formula="of:=IF([.L4]=0;0;[.L4]+[.$K$2])" office:value-type="float" office:value="58">
            <text:p>58</text:p>
          </table:table-cell>
          <table:table-cell table:number-columns-repeated="6"/>
          <table:table-cell table:style-name="ce44" office:value-type="float" office:value="9">
            <text:p>9</text:p>
          </table:table-cell>
          <table:table-cell table:style-name="ce45" office:value-type="string">
            <text:p>A</text:p>
          </table:table-cell>
          <table:table-cell table:style-name="ce44" table:formula="of:=IF(OR([.A$23]=[.$T4];[.A$27]=[.$T4];[.A$31]=[.$T4];[.A$35]=[.$T4];[.$R$23]=[.$T4]);&quot;X&quot;;&quot;&quot;)">
            <text:p/>
          </table:table-cell>
          <table:table-cell table:style-name="ce44" table:formula="of:=IF(OR([.B$23]=[.$T4];[.B$27]=[.$T4];[.B$31]=[.$T4];[.B$35]=[.$T4];[.$R$23]=[.$T4]);&quot;X&quot;;&quot;&quot;)">
            <text:p/>
          </table:table-cell>
          <table:table-cell table:style-name="ce44" table:formula="of:=IF(OR([.C$23]=[.$T4];[.C$27]=[.$T4];[.C$31]=[.$T4];[.C$35]=[.$T4];[.$R$23]=[.$T4]);&quot;X&quot;;&quot;&quot;)">
            <text:p/>
          </table:table-cell>
          <table:table-cell table:style-name="ce44" table:formula="of:=IF(OR([.D$23]=[.$T4];[.D$27]=[.$T4];[.D$31]=[.$T4];[.D$35]=[.$T4];[.$R$23]=[.$T4]);&quot;X&quot;;&quot;&quot;)">
            <text:p/>
          </table:table-cell>
          <table:table-cell table:style-name="ce44" table:formula="of:=IF(OR([.E$23]=[.$T4];[.E$27]=[.$T4];[.E$31]=[.$T4];[.E$35]=[.$T4];[.$R$23]=[.$T4]);&quot;X&quot;;&quot;&quot;)">
            <text:p/>
          </table:table-cell>
          <table:table-cell table:style-name="ce44" table:formula="of:=IF(OR([.F$23]=[.$T4];[.F$27]=[.$T4];[.F$31]=[.$T4];[.F$35]=[.$T4];[.$R$23]=[.$T4]);&quot;X&quot;;&quot;&quot;)">
            <text:p/>
          </table:table-cell>
          <table:table-cell table:style-name="ce44" table:formula="of:=IF(OR([.G$23]=[.$T4];[.G$27]=[.$T4];[.G$31]=[.$T4];[.G$35]=[.$T4];[.$R$23]=[.$T4]);&quot;X&quot;;&quot;&quot;)" office:value-type="string" office:string-value="X">
            <text:p>X</text:p>
          </table:table-cell>
          <table:table-cell table:style-name="ce44" table:formula="of:=IF(OR([.H$23]=[.$T4];[.H$27]=[.$T4];[.H$31]=[.$T4];[.H$35]=[.$T4];[.$R$23]=[.$T4]);&quot;X&quot;;&quot;&quot;)" office:value-type="string" office:string-value="X">
            <text:p>X</text:p>
          </table:table-cell>
          <table:table-cell table:style-name="ce44" table:formula="of:=IF(OR([.I$23]=[.$T4];[.I$27]=[.$T4];[.I$31]=[.$T4];[.I$35]=[.$T4];[.$R$23]=[.$T4]);&quot;X&quot;;&quot;&quot;)">
            <text:p/>
          </table:table-cell>
          <table:table-cell table:style-name="ce44" table:formula="of:=IF(OR([.J$23]=[.$T4];[.J$27]=[.$T4];[.J$31]=[.$T4];[.J$35]=[.$T4];[.$R$23]=[.$T4]);&quot;X&quot;;&quot;&quot;)">
            <text:p/>
          </table:table-cell>
          <table:table-cell table:style-name="ce44" table:formula="of:=IF(OR([.K$23]=[.$T4];[.K$27]=[.$T4];[.K$31]=[.$T4];[.K$35]=[.$T4];[.$R$23]=[.$T4]);&quot;X&quot;;&quot;&quot;)">
            <text:p/>
          </table:table-cell>
          <table:table-cell table:style-name="ce44" table:formula="of:=IF(OR([.L$23]=[.$T4];[.L$27]=[.$T4];[.L$31]=[.$T4];[.L$35]=[.$T4];[.$R$23]=[.$T4]);&quot;X&quot;;&quot;&quot;)">
            <text:p/>
          </table:table-cell>
          <table:table-cell table:style-name="ce44" table:formula="of:=IF(OR([.M$23]=[.$T4];[.M$27]=[.$T4];[.M$31]=[.$T4];[.M$35]=[.$T4];[.$R$23]=[.$T4]);&quot;X&quot;;&quot;&quot;)">
            <text:p/>
          </table:table-cell>
          <table:table-cell table:style-name="ce44" table:formula="of:=IF(OR([.N$23]=[.$T4];[.N$27]=[.$T4];[.N$31]=[.$T4];[.N$35]=[.$T4];[.$R$23]=[.$T4]);&quot;X&quot;;&quot;&quot;)">
            <text:p/>
          </table:table-cell>
          <table:table-cell table:style-name="ce44" table:formula="of:=IF(OR([.O$23]=[.$T4];[.O$27]=[.$T4];[.O$31]=[.$T4];[.O$35]=[.$T4];[.$R$23]=[.$T4]);&quot;X&quot;;&quot;&quot;)">
            <text:p/>
          </table:table-cell>
          <table:table-cell table:style-name="ce44" table:formula="of:=IF(OR([.P$23]=[.$T4];[.P$27]=[.$T4];[.P$31]=[.$T4];[.P$35]=[.$T4];[.$R$23]=[.$T4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56">
            <text:p>56</text:p>
          </table:table-cell>
          <table:table-cell table:style-name="ce27" office:value-type="float" office:value="40">
            <text:p>40</text:p>
          </table:table-cell>
          <table:table-cell table:style-name="ce23" table:formula="of:=IF([.A5]&lt;[.B5];&quot;T&quot;;&quot;F&quot;)" office:value-type="string" office:string-value="F">
            <text:p>F</text:p>
          </table:table-cell>
          <table:table-cell table:style-name="ce28" table:formula="of:=SUM([.$K$6]+[.D4])" office:value-type="float" office:value="1440">
            <text:p>1440</text:p>
          </table:table-cell>
          <table:table-cell table:style-name="ce30" table:formula="of:=IF([.$K$4]=&quot;T&quot;;[.M5];INT(IF([.$C5]=&quot;T&quot;;RAND()*24+[.$K$2];0)))" office:value-type="float" office:value="0">
            <text:p>0</text:p>
          </table:table-cell>
          <table:table-cell table:style-name="ce33" table:formula="of:=IF([.E5]=0;0;[.E5]+4)" office:value-type="float" office:value="0">
            <text:p>0</text:p>
          </table:table-cell>
          <table:table-cell table:style-name="ce33" table:formula="of:=IF([.F5]=0;0;[.F5]+3)" office:value-type="float" office:value="0">
            <text:p>0</text:p>
          </table:table-cell>
          <table:table-cell table:style-name="ce36" table:formula="of:=IF([.G5]=0;0;[.G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5" office:value-type="string">
            <text:p>Note length</text:p>
          </table:table-cell>
          <table:table-cell table:style-name="ce40" office:value-type="float" office:value="22">
            <text:p>22</text:p>
          </table:table-cell>
          <table:table-cell table:style-name="ce25" table:formula="of:=IF([.L5]=0;0;[.L5]+[.$K$2])" office:value-type="float" office:value="58">
            <text:p>58</text:p>
          </table:table-cell>
          <table:table-cell table:number-columns-repeated="6"/>
          <table:table-cell table:style-name="ce44" office:value-type="float" office:value="8">
            <text:p>8</text:p>
          </table:table-cell>
          <table:table-cell table:style-name="ce45" office:value-type="string">
            <text:p>G#</text:p>
          </table:table-cell>
          <table:table-cell table:style-name="ce44" table:formula="of:=IF(OR([.A$23]=[.$T5];[.A$27]=[.$T5];[.A$31]=[.$T5];[.A$35]=[.$T5];[.$R$23]=[.$T5]);&quot;X&quot;;&quot;&quot;)" office:value-type="string" office:string-value="X">
            <text:p>X</text:p>
          </table:table-cell>
          <table:table-cell table:style-name="ce44" table:formula="of:=IF(OR([.B$23]=[.$T5];[.B$27]=[.$T5];[.B$31]=[.$T5];[.B$35]=[.$T5];[.$R$23]=[.$T5]);&quot;X&quot;;&quot;&quot;)" office:value-type="string" office:string-value="X">
            <text:p>X</text:p>
          </table:table-cell>
          <table:table-cell table:style-name="ce44" table:formula="of:=IF(OR([.C$23]=[.$T5];[.C$27]=[.$T5];[.C$31]=[.$T5];[.C$35]=[.$T5];[.$R$23]=[.$T5]);&quot;X&quot;;&quot;&quot;)" office:value-type="string" office:string-value="X">
            <text:p>X</text:p>
          </table:table-cell>
          <table:table-cell table:style-name="ce44" table:formula="of:=IF(OR([.D$23]=[.$T5];[.D$27]=[.$T5];[.D$31]=[.$T5];[.D$35]=[.$T5];[.$R$23]=[.$T5]);&quot;X&quot;;&quot;&quot;)" office:value-type="string" office:string-value="X">
            <text:p>X</text:p>
          </table:table-cell>
          <table:table-cell table:style-name="ce44" table:formula="of:=IF(OR([.E$23]=[.$T5];[.E$27]=[.$T5];[.E$31]=[.$T5];[.E$35]=[.$T5];[.$R$23]=[.$T5]);&quot;X&quot;;&quot;&quot;)" office:value-type="string" office:string-value="X">
            <text:p>X</text:p>
          </table:table-cell>
          <table:table-cell table:style-name="ce44" table:formula="of:=IF(OR([.F$23]=[.$T5];[.F$27]=[.$T5];[.F$31]=[.$T5];[.F$35]=[.$T5];[.$R$23]=[.$T5]);&quot;X&quot;;&quot;&quot;)" office:value-type="string" office:string-value="X">
            <text:p>X</text:p>
          </table:table-cell>
          <table:table-cell table:style-name="ce44" table:formula="of:=IF(OR([.G$23]=[.$T5];[.G$27]=[.$T5];[.G$31]=[.$T5];[.G$35]=[.$T5];[.$R$23]=[.$T5]);&quot;X&quot;;&quot;&quot;)" office:value-type="string" office:string-value="X">
            <text:p>X</text:p>
          </table:table-cell>
          <table:table-cell table:style-name="ce44" table:formula="of:=IF(OR([.H$23]=[.$T5];[.H$27]=[.$T5];[.H$31]=[.$T5];[.H$35]=[.$T5];[.$R$23]=[.$T5]);&quot;X&quot;;&quot;&quot;)" office:value-type="string" office:string-value="X">
            <text:p>X</text:p>
          </table:table-cell>
          <table:table-cell table:style-name="ce44" table:formula="of:=IF(OR([.I$23]=[.$T5];[.I$27]=[.$T5];[.I$31]=[.$T5];[.I$35]=[.$T5];[.$R$23]=[.$T5]);&quot;X&quot;;&quot;&quot;)" office:value-type="string" office:string-value="X">
            <text:p>X</text:p>
          </table:table-cell>
          <table:table-cell table:style-name="ce44" table:formula="of:=IF(OR([.J$23]=[.$T5];[.J$27]=[.$T5];[.J$31]=[.$T5];[.J$35]=[.$T5];[.$R$23]=[.$T5]);&quot;X&quot;;&quot;&quot;)" office:value-type="string" office:string-value="X">
            <text:p>X</text:p>
          </table:table-cell>
          <table:table-cell table:style-name="ce44" table:formula="of:=IF(OR([.K$23]=[.$T5];[.K$27]=[.$T5];[.K$31]=[.$T5];[.K$35]=[.$T5];[.$R$23]=[.$T5]);&quot;X&quot;;&quot;&quot;)" office:value-type="string" office:string-value="X">
            <text:p>X</text:p>
          </table:table-cell>
          <table:table-cell table:style-name="ce44" table:formula="of:=IF(OR([.L$23]=[.$T5];[.L$27]=[.$T5];[.L$31]=[.$T5];[.L$35]=[.$T5];[.$R$23]=[.$T5]);&quot;X&quot;;&quot;&quot;)" office:value-type="string" office:string-value="X">
            <text:p>X</text:p>
          </table:table-cell>
          <table:table-cell table:style-name="ce44" table:formula="of:=IF(OR([.M$23]=[.$T5];[.M$27]=[.$T5];[.M$31]=[.$T5];[.M$35]=[.$T5];[.$R$23]=[.$T5]);&quot;X&quot;;&quot;&quot;)" office:value-type="string" office:string-value="X">
            <text:p>X</text:p>
          </table:table-cell>
          <table:table-cell table:style-name="ce44" table:formula="of:=IF(OR([.N$23]=[.$T5];[.N$27]=[.$T5];[.N$31]=[.$T5];[.N$35]=[.$T5];[.$R$23]=[.$T5]);&quot;X&quot;;&quot;&quot;)" office:value-type="string" office:string-value="X">
            <text:p>X</text:p>
          </table:table-cell>
          <table:table-cell table:style-name="ce44" table:formula="of:=IF(OR([.O$23]=[.$T5];[.O$27]=[.$T5];[.O$31]=[.$T5];[.O$35]=[.$T5];[.$R$23]=[.$T5]);&quot;X&quot;;&quot;&quot;)" office:value-type="string" office:string-value="X">
            <text:p>X</text:p>
          </table:table-cell>
          <table:table-cell table:style-name="ce44" table:formula="of:=IF(OR([.P$23]=[.$T5];[.P$27]=[.$T5];[.P$31]=[.$T5];[.P$35]=[.$T5];[.$R$23]=[.$T5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58">
            <text:p>58</text:p>
          </table:table-cell>
          <table:table-cell table:style-name="ce27" office:value-type="float" office:value="60">
            <text:p>60</text:p>
          </table:table-cell>
          <table:table-cell table:style-name="ce23" table:formula="of:=IF([.A6]&lt;[.B6];&quot;T&quot;;&quot;F&quot;)" office:value-type="string" office:string-value="T">
            <text:p>T</text:p>
          </table:table-cell>
          <table:table-cell table:style-name="ce28" table:formula="of:=SUM([.$K$6]+[.D5])" office:value-type="float" office:value="1920">
            <text:p>1920</text:p>
          </table:table-cell>
          <table:table-cell table:style-name="ce30" table:formula="of:=IF([.$K$4]=&quot;T&quot;;[.M6];INT(IF([.$C6]=&quot;T&quot;;RAND()*24+[.$K$2];0)))" office:value-type="float" office:value="54">
            <text:p>54</text:p>
          </table:table-cell>
          <table:table-cell table:style-name="ce33" table:formula="of:=IF([.E6]=0;0;[.E6]+4)" office:value-type="float" office:value="58">
            <text:p>58</text:p>
          </table:table-cell>
          <table:table-cell table:style-name="ce33" table:formula="of:=IF([.F6]=0;0;[.F6]+3)" office:value-type="float" office:value="61">
            <text:p>61</text:p>
          </table:table-cell>
          <table:table-cell table:style-name="ce36" table:formula="of:=IF([.G6]=0;0;[.G6]+4)" office:value-type="float" office:value="65">
            <text:p>65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float" office:value="480">
            <text:p>480</text:p>
          </table:table-cell>
          <table:table-cell table:style-name="ce41" office:value-type="float" office:value="0">
            <text:p>0</text:p>
          </table:table-cell>
          <table:table-cell table:style-name="ce25" table:formula="of:=IF([.L6]=0;0;[.L6]+[.$K$2])" office:value-type="float" office:value="0">
            <text:p>0</text:p>
          </table:table-cell>
          <table:table-cell table:style-name="ce24"/>
          <table:table-cell table:number-columns-repeated="5"/>
          <table:table-cell table:style-name="ce44" office:value-type="float" office:value="7">
            <text:p>7</text:p>
          </table:table-cell>
          <table:table-cell table:style-name="ce45" office:value-type="string">
            <text:p>G</text:p>
          </table:table-cell>
          <table:table-cell table:style-name="ce44" table:formula="of:=IF(OR([.A$23]=[.$T6];[.A$27]=[.$T6];[.A$31]=[.$T6];[.A$35]=[.$T6];[.$R$23]=[.$T6]);&quot;X&quot;;&quot;&quot;)">
            <text:p/>
          </table:table-cell>
          <table:table-cell table:style-name="ce44" table:formula="of:=IF(OR([.B$23]=[.$T6];[.B$27]=[.$T6];[.B$31]=[.$T6];[.B$35]=[.$T6];[.$R$23]=[.$T6]);&quot;X&quot;;&quot;&quot;)">
            <text:p/>
          </table:table-cell>
          <table:table-cell table:style-name="ce44" table:formula="of:=IF(OR([.C$23]=[.$T6];[.C$27]=[.$T6];[.C$31]=[.$T6];[.C$35]=[.$T6];[.$R$23]=[.$T6]);&quot;X&quot;;&quot;&quot;)">
            <text:p/>
          </table:table-cell>
          <table:table-cell table:style-name="ce44" table:formula="of:=IF(OR([.D$23]=[.$T6];[.D$27]=[.$T6];[.D$31]=[.$T6];[.D$35]=[.$T6];[.$R$23]=[.$T6]);&quot;X&quot;;&quot;&quot;)">
            <text:p/>
          </table:table-cell>
          <table:table-cell table:style-name="ce44" table:formula="of:=IF(OR([.E$23]=[.$T6];[.E$27]=[.$T6];[.E$31]=[.$T6];[.E$35]=[.$T6];[.$R$23]=[.$T6]);&quot;X&quot;;&quot;&quot;)">
            <text:p/>
          </table:table-cell>
          <table:table-cell table:style-name="ce44" table:formula="of:=IF(OR([.F$23]=[.$T6];[.F$27]=[.$T6];[.F$31]=[.$T6];[.F$35]=[.$T6];[.$R$23]=[.$T6]);&quot;X&quot;;&quot;&quot;)" office:value-type="string" office:string-value="X">
            <text:p>X</text:p>
          </table:table-cell>
          <table:table-cell table:style-name="ce44" table:formula="of:=IF(OR([.G$23]=[.$T6];[.G$27]=[.$T6];[.G$31]=[.$T6];[.G$35]=[.$T6];[.$R$23]=[.$T6]);&quot;X&quot;;&quot;&quot;)">
            <text:p/>
          </table:table-cell>
          <table:table-cell table:style-name="ce44" table:formula="of:=IF(OR([.H$23]=[.$T6];[.H$27]=[.$T6];[.H$31]=[.$T6];[.H$35]=[.$T6];[.$R$23]=[.$T6]);&quot;X&quot;;&quot;&quot;)">
            <text:p/>
          </table:table-cell>
          <table:table-cell table:style-name="ce44" table:formula="of:=IF(OR([.I$23]=[.$T6];[.I$27]=[.$T6];[.I$31]=[.$T6];[.I$35]=[.$T6];[.$R$23]=[.$T6]);&quot;X&quot;;&quot;&quot;)" office:value-type="string" office:string-value="X">
            <text:p>X</text:p>
          </table:table-cell>
          <table:table-cell table:style-name="ce44" table:formula="of:=IF(OR([.J$23]=[.$T6];[.J$27]=[.$T6];[.J$31]=[.$T6];[.J$35]=[.$T6];[.$R$23]=[.$T6]);&quot;X&quot;;&quot;&quot;)">
            <text:p/>
          </table:table-cell>
          <table:table-cell table:style-name="ce44" table:formula="of:=IF(OR([.K$23]=[.$T6];[.K$27]=[.$T6];[.K$31]=[.$T6];[.K$35]=[.$T6];[.$R$23]=[.$T6]);&quot;X&quot;;&quot;&quot;)" office:value-type="string" office:string-value="X">
            <text:p>X</text:p>
          </table:table-cell>
          <table:table-cell table:style-name="ce44" table:formula="of:=IF(OR([.L$23]=[.$T6];[.L$27]=[.$T6];[.L$31]=[.$T6];[.L$35]=[.$T6];[.$R$23]=[.$T6]);&quot;X&quot;;&quot;&quot;)" office:value-type="string" office:string-value="X">
            <text:p>X</text:p>
          </table:table-cell>
          <table:table-cell table:style-name="ce44" table:formula="of:=IF(OR([.M$23]=[.$T6];[.M$27]=[.$T6];[.M$31]=[.$T6];[.M$35]=[.$T6];[.$R$23]=[.$T6]);&quot;X&quot;;&quot;&quot;)">
            <text:p/>
          </table:table-cell>
          <table:table-cell table:style-name="ce44" table:formula="of:=IF(OR([.N$23]=[.$T6];[.N$27]=[.$T6];[.N$31]=[.$T6];[.N$35]=[.$T6];[.$R$23]=[.$T6]);&quot;X&quot;;&quot;&quot;)">
            <text:p/>
          </table:table-cell>
          <table:table-cell table:style-name="ce44" table:formula="of:=IF(OR([.O$23]=[.$T6];[.O$27]=[.$T6];[.O$31]=[.$T6];[.O$35]=[.$T6];[.$R$23]=[.$T6]);&quot;X&quot;;&quot;&quot;)">
            <text:p/>
          </table:table-cell>
          <table:table-cell table:style-name="ce44" table:formula="of:=IF(OR([.P$23]=[.$T6];[.P$27]=[.$T6];[.P$31]=[.$T6];[.P$35]=[.$T6];[.$R$23]=[.$T6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27">
            <text:p>27</text:p>
          </table:table-cell>
          <table:table-cell table:style-name="ce27" office:value-type="float" office:value="80">
            <text:p>80</text:p>
          </table:table-cell>
          <table:table-cell table:style-name="ce23" table:formula="of:=IF([.A7]&lt;[.B7];&quot;T&quot;;&quot;F&quot;)" office:value-type="string" office:string-value="T">
            <text:p>T</text:p>
          </table:table-cell>
          <table:table-cell table:style-name="ce28" table:formula="of:=SUM([.$K$6]+[.D6])" office:value-type="float" office:value="2400">
            <text:p>2400</text:p>
          </table:table-cell>
          <table:table-cell table:style-name="ce30" table:formula="of:=IF([.$K$4]=&quot;T&quot;;[.M7];INT(IF([.$C7]=&quot;T&quot;;RAND()*24+[.$K$2];0)))" office:value-type="float" office:value="43">
            <text:p>43</text:p>
          </table:table-cell>
          <table:table-cell table:style-name="ce33" table:formula="of:=IF([.E7]=0;0;[.E7]+4)" office:value-type="float" office:value="47">
            <text:p>47</text:p>
          </table:table-cell>
          <table:table-cell table:style-name="ce33" table:formula="of:=IF([.F7]=0;0;[.F7]+3)" office:value-type="float" office:value="50">
            <text:p>50</text:p>
          </table:table-cell>
          <table:table-cell table:style-name="ce36" table:formula="of:=IF([.G7]=0;0;[.G7]+4)" office:value-type="float" office:value="54">
            <text:p>54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7]=0;0;[.L7]+[.$K$2])" office:value-type="float" office:value="0">
            <text:p>0</text:p>
          </table:table-cell>
          <table:table-cell table:number-columns-repeated="6"/>
          <table:table-cell table:style-name="ce44" office:value-type="float" office:value="6">
            <text:p>6</text:p>
          </table:table-cell>
          <table:table-cell table:style-name="ce45" office:value-type="string">
            <text:p>F#</text:p>
          </table:table-cell>
          <table:table-cell table:style-name="ce44" table:formula="of:=IF(OR([.A$23]=[.$T7];[.A$27]=[.$T7];[.A$31]=[.$T7];[.A$35]=[.$T7];[.$R$23]=[.$T7]);&quot;X&quot;;&quot;&quot;)" office:value-type="string" office:string-value="X">
            <text:p>X</text:p>
          </table:table-cell>
          <table:table-cell table:style-name="ce44" table:formula="of:=IF(OR([.B$23]=[.$T7];[.B$27]=[.$T7];[.B$31]=[.$T7];[.B$35]=[.$T7];[.$R$23]=[.$T7]);&quot;X&quot;;&quot;&quot;)">
            <text:p/>
          </table:table-cell>
          <table:table-cell table:style-name="ce44" table:formula="of:=IF(OR([.C$23]=[.$T7];[.C$27]=[.$T7];[.C$31]=[.$T7];[.C$35]=[.$T7];[.$R$23]=[.$T7]);&quot;X&quot;;&quot;&quot;)" office:value-type="string" office:string-value="X">
            <text:p>X</text:p>
          </table:table-cell>
          <table:table-cell table:style-name="ce44" table:formula="of:=IF(OR([.D$23]=[.$T7];[.D$27]=[.$T7];[.D$31]=[.$T7];[.D$35]=[.$T7];[.$R$23]=[.$T7]);&quot;X&quot;;&quot;&quot;)">
            <text:p/>
          </table:table-cell>
          <table:table-cell table:style-name="ce44" table:formula="of:=IF(OR([.E$23]=[.$T7];[.E$27]=[.$T7];[.E$31]=[.$T7];[.E$35]=[.$T7];[.$R$23]=[.$T7]);&quot;X&quot;;&quot;&quot;)" office:value-type="string" office:string-value="X">
            <text:p>X</text:p>
          </table:table-cell>
          <table:table-cell table:style-name="ce44" table:formula="of:=IF(OR([.F$23]=[.$T7];[.F$27]=[.$T7];[.F$31]=[.$T7];[.F$35]=[.$T7];[.$R$23]=[.$T7]);&quot;X&quot;;&quot;&quot;)" office:value-type="string" office:string-value="X">
            <text:p>X</text:p>
          </table:table-cell>
          <table:table-cell table:style-name="ce44" table:formula="of:=IF(OR([.G$23]=[.$T7];[.G$27]=[.$T7];[.G$31]=[.$T7];[.G$35]=[.$T7];[.$R$23]=[.$T7]);&quot;X&quot;;&quot;&quot;)">
            <text:p/>
          </table:table-cell>
          <table:table-cell table:style-name="ce44" table:formula="of:=IF(OR([.H$23]=[.$T7];[.H$27]=[.$T7];[.H$31]=[.$T7];[.H$35]=[.$T7];[.$R$23]=[.$T7]);&quot;X&quot;;&quot;&quot;)" office:value-type="string" office:string-value="X">
            <text:p>X</text:p>
          </table:table-cell>
          <table:table-cell table:style-name="ce44" table:formula="of:=IF(OR([.I$23]=[.$T7];[.I$27]=[.$T7];[.I$31]=[.$T7];[.I$35]=[.$T7];[.$R$23]=[.$T7]);&quot;X&quot;;&quot;&quot;)" office:value-type="string" office:string-value="X">
            <text:p>X</text:p>
          </table:table-cell>
          <table:table-cell table:style-name="ce44" table:formula="of:=IF(OR([.J$23]=[.$T7];[.J$27]=[.$T7];[.J$31]=[.$T7];[.J$35]=[.$T7];[.$R$23]=[.$T7]);&quot;X&quot;;&quot;&quot;)">
            <text:p/>
          </table:table-cell>
          <table:table-cell table:style-name="ce44" table:formula="of:=IF(OR([.K$23]=[.$T7];[.K$27]=[.$T7];[.K$31]=[.$T7];[.K$35]=[.$T7];[.$R$23]=[.$T7]);&quot;X&quot;;&quot;&quot;)">
            <text:p/>
          </table:table-cell>
          <table:table-cell table:style-name="ce44" table:formula="of:=IF(OR([.L$23]=[.$T7];[.L$27]=[.$T7];[.L$31]=[.$T7];[.L$35]=[.$T7];[.$R$23]=[.$T7]);&quot;X&quot;;&quot;&quot;)" office:value-type="string" office:string-value="X">
            <text:p>X</text:p>
          </table:table-cell>
          <table:table-cell table:style-name="ce44" table:formula="of:=IF(OR([.M$23]=[.$T7];[.M$27]=[.$T7];[.M$31]=[.$T7];[.M$35]=[.$T7];[.$R$23]=[.$T7]);&quot;X&quot;;&quot;&quot;)">
            <text:p/>
          </table:table-cell>
          <table:table-cell table:style-name="ce44" table:formula="of:=IF(OR([.N$23]=[.$T7];[.N$27]=[.$T7];[.N$31]=[.$T7];[.N$35]=[.$T7];[.$R$23]=[.$T7]);&quot;X&quot;;&quot;&quot;)">
            <text:p/>
          </table:table-cell>
          <table:table-cell table:style-name="ce44" table:formula="of:=IF(OR([.O$23]=[.$T7];[.O$27]=[.$T7];[.O$31]=[.$T7];[.O$35]=[.$T7];[.$R$23]=[.$T7]);&quot;X&quot;;&quot;&quot;)">
            <text:p/>
          </table:table-cell>
          <table:table-cell table:style-name="ce44" table:formula="of:=IF(OR([.P$23]=[.$T7];[.P$27]=[.$T7];[.P$31]=[.$T7];[.P$35]=[.$T7];[.$R$23]=[.$T7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2">
            <text:p>2</text:p>
          </table:table-cell>
          <table:table-cell table:style-name="ce27" office:value-type="float" office:value="30">
            <text:p>30</text:p>
          </table:table-cell>
          <table:table-cell table:style-name="ce23" table:formula="of:=IF([.A8]&lt;[.B8];&quot;T&quot;;&quot;F&quot;)" office:value-type="string" office:string-value="T">
            <text:p>T</text:p>
          </table:table-cell>
          <table:table-cell table:style-name="ce28" table:formula="of:=SUM([.$K$6]+[.D7])" office:value-type="float" office:value="2880">
            <text:p>2880</text:p>
          </table:table-cell>
          <table:table-cell table:style-name="ce30" table:formula="of:=IF([.$K$4]=&quot;T&quot;;[.M8];INT(IF([.$C8]=&quot;T&quot;;RAND()*24+[.$K$2];0)))" office:value-type="float" office:value="53">
            <text:p>53</text:p>
          </table:table-cell>
          <table:table-cell table:style-name="ce33" table:formula="of:=IF([.E8]=0;0;[.E8]+4)" office:value-type="float" office:value="57">
            <text:p>57</text:p>
          </table:table-cell>
          <table:table-cell table:style-name="ce33" table:formula="of:=IF([.F8]=0;0;[.F8]+3)" office:value-type="float" office:value="60">
            <text:p>60</text:p>
          </table:table-cell>
          <table:table-cell table:style-name="ce36" table:formula="of:=IF([.G8]=0;0;[.G8]+4)" office:value-type="float" office:value="64">
            <text:p>64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3">
            <text:p>3</text:p>
          </table:table-cell>
          <table:table-cell table:style-name="ce25" table:formula="of:=IF([.L8]=0;0;[.L8]+[.$K$2])" office:value-type="float" office:value="39">
            <text:p>39</text:p>
          </table:table-cell>
          <table:table-cell table:number-columns-repeated="6"/>
          <table:table-cell table:style-name="ce44" office:value-type="float" office:value="5">
            <text:p>5</text:p>
          </table:table-cell>
          <table:table-cell table:style-name="ce45" office:value-type="string">
            <text:p>F</text:p>
          </table:table-cell>
          <table:table-cell table:style-name="ce44" table:formula="of:=IF(OR([.A$23]=[.$T8];[.A$27]=[.$T8];[.A$31]=[.$T8];[.A$35]=[.$T8];[.$R$23]=[.$T8]);&quot;X&quot;;&quot;&quot;)">
            <text:p/>
          </table:table-cell>
          <table:table-cell table:style-name="ce44" table:formula="of:=IF(OR([.B$23]=[.$T8];[.B$27]=[.$T8];[.B$31]=[.$T8];[.B$35]=[.$T8];[.$R$23]=[.$T8]);&quot;X&quot;;&quot;&quot;)" office:value-type="string" office:string-value="X">
            <text:p>X</text:p>
          </table:table-cell>
          <table:table-cell table:style-name="ce44" table:formula="of:=IF(OR([.C$23]=[.$T8];[.C$27]=[.$T8];[.C$31]=[.$T8];[.C$35]=[.$T8];[.$R$23]=[.$T8]);&quot;X&quot;;&quot;&quot;)">
            <text:p/>
          </table:table-cell>
          <table:table-cell table:style-name="ce44" table:formula="of:=IF(OR([.D$23]=[.$T8];[.D$27]=[.$T8];[.D$31]=[.$T8];[.D$35]=[.$T8];[.$R$23]=[.$T8]);&quot;X&quot;;&quot;&quot;)">
            <text:p/>
          </table:table-cell>
          <table:table-cell table:style-name="ce44" table:formula="of:=IF(OR([.E$23]=[.$T8];[.E$27]=[.$T8];[.E$31]=[.$T8];[.E$35]=[.$T8];[.$R$23]=[.$T8]);&quot;X&quot;;&quot;&quot;)" office:value-type="string" office:string-value="X">
            <text:p>X</text:p>
          </table:table-cell>
          <table:table-cell table:style-name="ce44" table:formula="of:=IF(OR([.F$23]=[.$T8];[.F$27]=[.$T8];[.F$31]=[.$T8];[.F$35]=[.$T8];[.$R$23]=[.$T8]);&quot;X&quot;;&quot;&quot;)">
            <text:p/>
          </table:table-cell>
          <table:table-cell table:style-name="ce44" table:formula="of:=IF(OR([.G$23]=[.$T8];[.G$27]=[.$T8];[.G$31]=[.$T8];[.G$35]=[.$T8];[.$R$23]=[.$T8]);&quot;X&quot;;&quot;&quot;)" office:value-type="string" office:string-value="X">
            <text:p>X</text:p>
          </table:table-cell>
          <table:table-cell table:style-name="ce44" table:formula="of:=IF(OR([.H$23]=[.$T8];[.H$27]=[.$T8];[.H$31]=[.$T8];[.H$35]=[.$T8];[.$R$23]=[.$T8]);&quot;X&quot;;&quot;&quot;)">
            <text:p/>
          </table:table-cell>
          <table:table-cell table:style-name="ce44" table:formula="of:=IF(OR([.I$23]=[.$T8];[.I$27]=[.$T8];[.I$31]=[.$T8];[.I$35]=[.$T8];[.$R$23]=[.$T8]);&quot;X&quot;;&quot;&quot;)">
            <text:p/>
          </table:table-cell>
          <table:table-cell table:style-name="ce44" table:formula="of:=IF(OR([.J$23]=[.$T8];[.J$27]=[.$T8];[.J$31]=[.$T8];[.J$35]=[.$T8];[.$R$23]=[.$T8]);&quot;X&quot;;&quot;&quot;)">
            <text:p/>
          </table:table-cell>
          <table:table-cell table:style-name="ce44" table:formula="of:=IF(OR([.K$23]=[.$T8];[.K$27]=[.$T8];[.K$31]=[.$T8];[.K$35]=[.$T8];[.$R$23]=[.$T8]);&quot;X&quot;;&quot;&quot;)">
            <text:p/>
          </table:table-cell>
          <table:table-cell table:style-name="ce44" table:formula="of:=IF(OR([.L$23]=[.$T8];[.L$27]=[.$T8];[.L$31]=[.$T8];[.L$35]=[.$T8];[.$R$23]=[.$T8]);&quot;X&quot;;&quot;&quot;)">
            <text:p/>
          </table:table-cell>
          <table:table-cell table:style-name="ce44" table:formula="of:=IF(OR([.M$23]=[.$T8];[.M$27]=[.$T8];[.M$31]=[.$T8];[.M$35]=[.$T8];[.$R$23]=[.$T8]);&quot;X&quot;;&quot;&quot;)">
            <text:p/>
          </table:table-cell>
          <table:table-cell table:style-name="ce44" table:formula="of:=IF(OR([.N$23]=[.$T8];[.N$27]=[.$T8];[.N$31]=[.$T8];[.N$35]=[.$T8];[.$R$23]=[.$T8]);&quot;X&quot;;&quot;&quot;)">
            <text:p/>
          </table:table-cell>
          <table:table-cell table:style-name="ce44" table:formula="of:=IF(OR([.O$23]=[.$T8];[.O$27]=[.$T8];[.O$31]=[.$T8];[.O$35]=[.$T8];[.$R$23]=[.$T8]);&quot;X&quot;;&quot;&quot;)">
            <text:p/>
          </table:table-cell>
          <table:table-cell table:style-name="ce44" table:formula="of:=IF(OR([.P$23]=[.$T8];[.P$27]=[.$T8];[.P$31]=[.$T8];[.P$35]=[.$T8];[.$R$23]=[.$T8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25">
            <text:p>25</text:p>
          </table:table-cell>
          <table:table-cell table:style-name="ce27" office:value-type="float" office:value="30">
            <text:p>30</text:p>
          </table:table-cell>
          <table:table-cell table:style-name="ce23" table:formula="of:=IF([.A9]&lt;[.B9];&quot;T&quot;;&quot;F&quot;)" office:value-type="string" office:string-value="T">
            <text:p>T</text:p>
          </table:table-cell>
          <table:table-cell table:style-name="ce28" table:formula="of:=SUM([.$K$6]+[.D8])" office:value-type="float" office:value="3360">
            <text:p>3360</text:p>
          </table:table-cell>
          <table:table-cell table:style-name="ce30" table:formula="of:=IF([.$K$4]=&quot;T&quot;;[.M9];INT(IF([.$C9]=&quot;T&quot;;RAND()*24+[.$K$2];0)))" office:value-type="float" office:value="50">
            <text:p>50</text:p>
          </table:table-cell>
          <table:table-cell table:style-name="ce33" table:formula="of:=IF([.E9]=0;0;[.E9]+4)" office:value-type="float" office:value="54">
            <text:p>54</text:p>
          </table:table-cell>
          <table:table-cell table:style-name="ce33" table:formula="of:=IF([.F9]=0;0;[.F9]+3)" office:value-type="float" office:value="57">
            <text:p>57</text:p>
          </table:table-cell>
          <table:table-cell table:style-name="ce36" table:formula="of:=IF([.G9]=0;0;[.G9]+4)" office:value-type="float" office:value="61">
            <text:p>61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9]=0;0;[.L9]+[.$K$2])" office:value-type="float" office:value="0">
            <text:p>0</text:p>
          </table:table-cell>
          <table:table-cell table:number-columns-repeated="6"/>
          <table:table-cell table:style-name="ce44" office:value-type="float" office:value="4">
            <text:p>4</text:p>
          </table:table-cell>
          <table:table-cell table:style-name="ce45" office:value-type="string">
            <text:p>E</text:p>
          </table:table-cell>
          <table:table-cell table:style-name="ce44" table:formula="of:=IF(OR([.A$23]=[.$T9];[.A$27]=[.$T9];[.A$31]=[.$T9];[.A$35]=[.$T9];[.$R$23]=[.$T9]);&quot;X&quot;;&quot;&quot;)">
            <text:p/>
          </table:table-cell>
          <table:table-cell table:style-name="ce44" table:formula="of:=IF(OR([.B$23]=[.$T9];[.B$27]=[.$T9];[.B$31]=[.$T9];[.B$35]=[.$T9];[.$R$23]=[.$T9]);&quot;X&quot;;&quot;&quot;)">
            <text:p/>
          </table:table-cell>
          <table:table-cell table:style-name="ce44" table:formula="of:=IF(OR([.C$23]=[.$T9];[.C$27]=[.$T9];[.C$31]=[.$T9];[.C$35]=[.$T9];[.$R$23]=[.$T9]);&quot;X&quot;;&quot;&quot;)">
            <text:p/>
          </table:table-cell>
          <table:table-cell table:style-name="ce44" table:formula="of:=IF(OR([.D$23]=[.$T9];[.D$27]=[.$T9];[.D$31]=[.$T9];[.D$35]=[.$T9];[.$R$23]=[.$T9]);&quot;X&quot;;&quot;&quot;)">
            <text:p/>
          </table:table-cell>
          <table:table-cell table:style-name="ce44" table:formula="of:=IF(OR([.E$23]=[.$T9];[.E$27]=[.$T9];[.E$31]=[.$T9];[.E$35]=[.$T9];[.$R$23]=[.$T9]);&quot;X&quot;;&quot;&quot;)">
            <text:p/>
          </table:table-cell>
          <table:table-cell table:style-name="ce44" table:formula="of:=IF(OR([.F$23]=[.$T9];[.F$27]=[.$T9];[.F$31]=[.$T9];[.F$35]=[.$T9];[.$R$23]=[.$T9]);&quot;X&quot;;&quot;&quot;)">
            <text:p/>
          </table:table-cell>
          <table:table-cell table:style-name="ce44" table:formula="of:=IF(OR([.G$23]=[.$T9];[.G$27]=[.$T9];[.G$31]=[.$T9];[.G$35]=[.$T9];[.$R$23]=[.$T9]);&quot;X&quot;;&quot;&quot;)" office:value-type="string" office:string-value="X">
            <text:p>X</text:p>
          </table:table-cell>
          <table:table-cell table:style-name="ce44" table:formula="of:=IF(OR([.H$23]=[.$T9];[.H$27]=[.$T9];[.H$31]=[.$T9];[.H$35]=[.$T9];[.$R$23]=[.$T9]);&quot;X&quot;;&quot;&quot;)">
            <text:p/>
          </table:table-cell>
          <table:table-cell table:style-name="ce44" table:formula="of:=IF(OR([.I$23]=[.$T9];[.I$27]=[.$T9];[.I$31]=[.$T9];[.I$35]=[.$T9];[.$R$23]=[.$T9]);&quot;X&quot;;&quot;&quot;)">
            <text:p/>
          </table:table-cell>
          <table:table-cell table:style-name="ce44" table:formula="of:=IF(OR([.J$23]=[.$T9];[.J$27]=[.$T9];[.J$31]=[.$T9];[.J$35]=[.$T9];[.$R$23]=[.$T9]);&quot;X&quot;;&quot;&quot;)">
            <text:p/>
          </table:table-cell>
          <table:table-cell table:style-name="ce44" table:formula="of:=IF(OR([.K$23]=[.$T9];[.K$27]=[.$T9];[.K$31]=[.$T9];[.K$35]=[.$T9];[.$R$23]=[.$T9]);&quot;X&quot;;&quot;&quot;)" office:value-type="string" office:string-value="X">
            <text:p>X</text:p>
          </table:table-cell>
          <table:table-cell table:style-name="ce44" table:formula="of:=IF(OR([.L$23]=[.$T9];[.L$27]=[.$T9];[.L$31]=[.$T9];[.L$35]=[.$T9];[.$R$23]=[.$T9]);&quot;X&quot;;&quot;&quot;)">
            <text:p/>
          </table:table-cell>
          <table:table-cell table:style-name="ce44" table:formula="of:=IF(OR([.M$23]=[.$T9];[.M$27]=[.$T9];[.M$31]=[.$T9];[.M$35]=[.$T9];[.$R$23]=[.$T9]);&quot;X&quot;;&quot;&quot;)" office:value-type="string" office:string-value="X">
            <text:p>X</text:p>
          </table:table-cell>
          <table:table-cell table:style-name="ce44" table:formula="of:=IF(OR([.N$23]=[.$T9];[.N$27]=[.$T9];[.N$31]=[.$T9];[.N$35]=[.$T9];[.$R$23]=[.$T9]);&quot;X&quot;;&quot;&quot;)">
            <text:p/>
          </table:table-cell>
          <table:table-cell table:style-name="ce44" table:formula="of:=IF(OR([.O$23]=[.$T9];[.O$27]=[.$T9];[.O$31]=[.$T9];[.O$35]=[.$T9];[.$R$23]=[.$T9]);&quot;X&quot;;&quot;&quot;)">
            <text:p/>
          </table:table-cell>
          <table:table-cell table:style-name="ce44" table:formula="of:=IF(OR([.P$23]=[.$T9];[.P$27]=[.$T9];[.P$31]=[.$T9];[.P$35]=[.$T9];[.$R$23]=[.$T9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27">
            <text:p>27</text:p>
          </table:table-cell>
          <table:table-cell table:style-name="ce27" office:value-type="float" office:value="40">
            <text:p>40</text:p>
          </table:table-cell>
          <table:table-cell table:style-name="ce23" table:formula="of:=IF([.A10]&lt;[.B10];&quot;T&quot;;&quot;F&quot;)" office:value-type="string" office:string-value="T">
            <text:p>T</text:p>
          </table:table-cell>
          <table:table-cell table:style-name="ce28" table:formula="of:=SUM([.$K$6]+[.D9])" office:value-type="float" office:value="3840">
            <text:p>3840</text:p>
          </table:table-cell>
          <table:table-cell table:style-name="ce30" table:formula="of:=IF([.$K$4]=&quot;T&quot;;[.M10];INT(IF([.$C10]=&quot;T&quot;;RAND()*24+[.$K$2];0)))" office:value-type="float" office:value="43">
            <text:p>43</text:p>
          </table:table-cell>
          <table:table-cell table:style-name="ce33" table:formula="of:=IF([.E10]=0;0;[.E10]+4)" office:value-type="float" office:value="47">
            <text:p>47</text:p>
          </table:table-cell>
          <table:table-cell table:style-name="ce33" table:formula="of:=IF([.F10]=0;0;[.F10]+3)" office:value-type="float" office:value="50">
            <text:p>50</text:p>
          </table:table-cell>
          <table:table-cell table:style-name="ce36" table:formula="of:=IF([.G10]=0;0;[.G10]+4)" office:value-type="float" office:value="54">
            <text:p>54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0]=0;0;[.L10]+[.$K$2])" office:value-type="float" office:value="0">
            <text:p>0</text:p>
          </table:table-cell>
          <table:table-cell table:number-columns-repeated="6"/>
          <table:table-cell table:style-name="ce44" office:value-type="float" office:value="3">
            <text:p>3</text:p>
          </table:table-cell>
          <table:table-cell table:style-name="ce45" office:value-type="string">
            <text:p>D#</text:p>
          </table:table-cell>
          <table:table-cell table:style-name="ce44" table:formula="of:=IF(OR([.A$23]=[.$T10];[.A$27]=[.$T10];[.A$31]=[.$T10];[.A$35]=[.$T10];[.$R$23]=[.$T10]);&quot;X&quot;;&quot;&quot;)" office:value-type="string" office:string-value="X">
            <text:p>X</text:p>
          </table:table-cell>
          <table:table-cell table:style-name="ce44" table:formula="of:=IF(OR([.B$23]=[.$T10];[.B$27]=[.$T10];[.B$31]=[.$T10];[.B$35]=[.$T10];[.$R$23]=[.$T10]);&quot;X&quot;;&quot;&quot;)">
            <text:p/>
          </table:table-cell>
          <table:table-cell table:style-name="ce44" table:formula="of:=IF(OR([.C$23]=[.$T10];[.C$27]=[.$T10];[.C$31]=[.$T10];[.C$35]=[.$T10];[.$R$23]=[.$T10]);&quot;X&quot;;&quot;&quot;)" office:value-type="string" office:string-value="X">
            <text:p>X</text:p>
          </table:table-cell>
          <table:table-cell table:style-name="ce44" table:formula="of:=IF(OR([.D$23]=[.$T10];[.D$27]=[.$T10];[.D$31]=[.$T10];[.D$35]=[.$T10];[.$R$23]=[.$T10]);&quot;X&quot;;&quot;&quot;)">
            <text:p/>
          </table:table-cell>
          <table:table-cell table:style-name="ce44" table:formula="of:=IF(OR([.E$23]=[.$T10];[.E$27]=[.$T10];[.E$31]=[.$T10];[.E$35]=[.$T10];[.$R$23]=[.$T10]);&quot;X&quot;;&quot;&quot;)">
            <text:p/>
          </table:table-cell>
          <table:table-cell table:style-name="ce44" table:formula="of:=IF(OR([.F$23]=[.$T10];[.F$27]=[.$T10];[.F$31]=[.$T10];[.F$35]=[.$T10];[.$R$23]=[.$T10]);&quot;X&quot;;&quot;&quot;)">
            <text:p/>
          </table:table-cell>
          <table:table-cell table:style-name="ce44" table:formula="of:=IF(OR([.G$23]=[.$T10];[.G$27]=[.$T10];[.G$31]=[.$T10];[.G$35]=[.$T10];[.$R$23]=[.$T10]);&quot;X&quot;;&quot;&quot;)">
            <text:p/>
          </table:table-cell>
          <table:table-cell table:style-name="ce44" table:formula="of:=IF(OR([.H$23]=[.$T10];[.H$27]=[.$T10];[.H$31]=[.$T10];[.H$35]=[.$T10];[.$R$23]=[.$T10]);&quot;X&quot;;&quot;&quot;)">
            <text:p/>
          </table:table-cell>
          <table:table-cell table:style-name="ce44" table:formula="of:=IF(OR([.I$23]=[.$T10];[.I$27]=[.$T10];[.I$31]=[.$T10];[.I$35]=[.$T10];[.$R$23]=[.$T10]);&quot;X&quot;;&quot;&quot;)">
            <text:p/>
          </table:table-cell>
          <table:table-cell table:style-name="ce44" table:formula="of:=IF(OR([.J$23]=[.$T10];[.J$27]=[.$T10];[.J$31]=[.$T10];[.J$35]=[.$T10];[.$R$23]=[.$T10]);&quot;X&quot;;&quot;&quot;)">
            <text:p/>
          </table:table-cell>
          <table:table-cell table:style-name="ce44" table:formula="of:=IF(OR([.K$23]=[.$T10];[.K$27]=[.$T10];[.K$31]=[.$T10];[.K$35]=[.$T10];[.$R$23]=[.$T10]);&quot;X&quot;;&quot;&quot;)">
            <text:p/>
          </table:table-cell>
          <table:table-cell table:style-name="ce44" table:formula="of:=IF(OR([.L$23]=[.$T10];[.L$27]=[.$T10];[.L$31]=[.$T10];[.L$35]=[.$T10];[.$R$23]=[.$T10]);&quot;X&quot;;&quot;&quot;)">
            <text:p/>
          </table:table-cell>
          <table:table-cell table:style-name="ce44" table:formula="of:=IF(OR([.M$23]=[.$T10];[.M$27]=[.$T10];[.M$31]=[.$T10];[.M$35]=[.$T10];[.$R$23]=[.$T10]);&quot;X&quot;;&quot;&quot;)" office:value-type="string" office:string-value="X">
            <text:p>X</text:p>
          </table:table-cell>
          <table:table-cell table:style-name="ce44" table:formula="of:=IF(OR([.N$23]=[.$T10];[.N$27]=[.$T10];[.N$31]=[.$T10];[.N$35]=[.$T10];[.$R$23]=[.$T10]);&quot;X&quot;;&quot;&quot;)">
            <text:p/>
          </table:table-cell>
          <table:table-cell table:style-name="ce44" table:formula="of:=IF(OR([.O$23]=[.$T10];[.O$27]=[.$T10];[.O$31]=[.$T10];[.O$35]=[.$T10];[.$R$23]=[.$T10]);&quot;X&quot;;&quot;&quot;)">
            <text:p/>
          </table:table-cell>
          <table:table-cell table:style-name="ce44" table:formula="of:=IF(OR([.P$23]=[.$T10];[.P$27]=[.$T10];[.P$31]=[.$T10];[.P$35]=[.$T10];[.$R$23]=[.$T10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80">
            <text:p>80</text:p>
          </table:table-cell>
          <table:table-cell table:style-name="ce27" office:value-type="float" office:value="20">
            <text:p>20</text:p>
          </table:table-cell>
          <table:table-cell table:style-name="ce23" table:formula="of:=IF([.A11]&lt;[.B11];&quot;T&quot;;&quot;F&quot;)" office:value-type="string" office:string-value="F">
            <text:p>F</text:p>
          </table:table-cell>
          <table:table-cell table:style-name="ce28" table:formula="of:=SUM([.$K$6]+[.D10])" office:value-type="float" office:value="4320">
            <text:p>4320</text:p>
          </table:table-cell>
          <table:table-cell table:style-name="ce30" table:formula="of:=IF([.$K$4]=&quot;T&quot;;[.M11];INT(IF([.$C11]=&quot;T&quot;;RAND()*24+[.$K$2];0)))" office:value-type="float" office:value="0">
            <text:p>0</text:p>
          </table:table-cell>
          <table:table-cell table:style-name="ce33" table:formula="of:=IF([.E11]=0;0;[.E11]+4)" office:value-type="float" office:value="0">
            <text:p>0</text:p>
          </table:table-cell>
          <table:table-cell table:style-name="ce33" table:formula="of:=IF([.F11]=0;0;[.F11]+3)" office:value-type="float" office:value="0">
            <text:p>0</text:p>
          </table:table-cell>
          <table:table-cell table:style-name="ce36" table:formula="of:=IF([.G11]=0;0;[.G11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1]=0;0;[.L11]+[.$K$2])" office:value-type="float" office:value="0">
            <text:p>0</text:p>
          </table:table-cell>
          <table:table-cell table:number-columns-repeated="6"/>
          <table:table-cell table:style-name="ce44" office:value-type="float" office:value="2">
            <text:p>2</text:p>
          </table:table-cell>
          <table:table-cell table:style-name="ce45" office:value-type="string">
            <text:p>D</text:p>
          </table:table-cell>
          <table:table-cell table:style-name="ce44" table:formula="of:=IF(OR([.A$23]=[.$T11];[.A$27]=[.$T11];[.A$31]=[.$T11];[.A$35]=[.$T11];[.$R$23]=[.$T11]);&quot;X&quot;;&quot;&quot;)">
            <text:p/>
          </table:table-cell>
          <table:table-cell table:style-name="ce44" table:formula="of:=IF(OR([.B$23]=[.$T11];[.B$27]=[.$T11];[.B$31]=[.$T11];[.B$35]=[.$T11];[.$R$23]=[.$T11]);&quot;X&quot;;&quot;&quot;)">
            <text:p/>
          </table:table-cell>
          <table:table-cell table:style-name="ce44" table:formula="of:=IF(OR([.C$23]=[.$T11];[.C$27]=[.$T11];[.C$31]=[.$T11];[.C$35]=[.$T11];[.$R$23]=[.$T11]);&quot;X&quot;;&quot;&quot;)">
            <text:p/>
          </table:table-cell>
          <table:table-cell table:style-name="ce44" table:formula="of:=IF(OR([.D$23]=[.$T11];[.D$27]=[.$T11];[.D$31]=[.$T11];[.D$35]=[.$T11];[.$R$23]=[.$T11]);&quot;X&quot;;&quot;&quot;)">
            <text:p/>
          </table:table-cell>
          <table:table-cell table:style-name="ce44" table:formula="of:=IF(OR([.E$23]=[.$T11];[.E$27]=[.$T11];[.E$31]=[.$T11];[.E$35]=[.$T11];[.$R$23]=[.$T11]);&quot;X&quot;;&quot;&quot;)">
            <text:p/>
          </table:table-cell>
          <table:table-cell table:style-name="ce44" table:formula="of:=IF(OR([.F$23]=[.$T11];[.F$27]=[.$T11];[.F$31]=[.$T11];[.F$35]=[.$T11];[.$R$23]=[.$T11]);&quot;X&quot;;&quot;&quot;)" office:value-type="string" office:string-value="X">
            <text:p>X</text:p>
          </table:table-cell>
          <table:table-cell table:style-name="ce44" table:formula="of:=IF(OR([.G$23]=[.$T11];[.G$27]=[.$T11];[.G$31]=[.$T11];[.G$35]=[.$T11];[.$R$23]=[.$T11]);&quot;X&quot;;&quot;&quot;)">
            <text:p/>
          </table:table-cell>
          <table:table-cell table:style-name="ce44" table:formula="of:=IF(OR([.H$23]=[.$T11];[.H$27]=[.$T11];[.H$31]=[.$T11];[.H$35]=[.$T11];[.$R$23]=[.$T11]);&quot;X&quot;;&quot;&quot;)" office:value-type="string" office:string-value="X">
            <text:p>X</text:p>
          </table:table-cell>
          <table:table-cell table:style-name="ce44" table:formula="of:=IF(OR([.I$23]=[.$T11];[.I$27]=[.$T11];[.I$31]=[.$T11];[.I$35]=[.$T11];[.$R$23]=[.$T11]);&quot;X&quot;;&quot;&quot;)" office:value-type="string" office:string-value="X">
            <text:p>X</text:p>
          </table:table-cell>
          <table:table-cell table:style-name="ce44" table:formula="of:=IF(OR([.J$23]=[.$T11];[.J$27]=[.$T11];[.J$31]=[.$T11];[.J$35]=[.$T11];[.$R$23]=[.$T11]);&quot;X&quot;;&quot;&quot;)">
            <text:p/>
          </table:table-cell>
          <table:table-cell table:style-name="ce44" table:formula="of:=IF(OR([.K$23]=[.$T11];[.K$27]=[.$T11];[.K$31]=[.$T11];[.K$35]=[.$T11];[.$R$23]=[.$T11]);&quot;X&quot;;&quot;&quot;)">
            <text:p/>
          </table:table-cell>
          <table:table-cell table:style-name="ce44" table:formula="of:=IF(OR([.L$23]=[.$T11];[.L$27]=[.$T11];[.L$31]=[.$T11];[.L$35]=[.$T11];[.$R$23]=[.$T11]);&quot;X&quot;;&quot;&quot;)" office:value-type="string" office:string-value="X">
            <text:p>X</text:p>
          </table:table-cell>
          <table:table-cell table:style-name="ce44" table:formula="of:=IF(OR([.M$23]=[.$T11];[.M$27]=[.$T11];[.M$31]=[.$T11];[.M$35]=[.$T11];[.$R$23]=[.$T11]);&quot;X&quot;;&quot;&quot;)">
            <text:p/>
          </table:table-cell>
          <table:table-cell table:style-name="ce44" table:formula="of:=IF(OR([.N$23]=[.$T11];[.N$27]=[.$T11];[.N$31]=[.$T11];[.N$35]=[.$T11];[.$R$23]=[.$T11]);&quot;X&quot;;&quot;&quot;)">
            <text:p/>
          </table:table-cell>
          <table:table-cell table:style-name="ce44" table:formula="of:=IF(OR([.O$23]=[.$T11];[.O$27]=[.$T11];[.O$31]=[.$T11];[.O$35]=[.$T11];[.$R$23]=[.$T11]);&quot;X&quot;;&quot;&quot;)">
            <text:p/>
          </table:table-cell>
          <table:table-cell table:style-name="ce44" table:formula="of:=IF(OR([.P$23]=[.$T11];[.P$27]=[.$T11];[.P$31]=[.$T11];[.P$35]=[.$T11];[.$R$23]=[.$T11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40">
            <text:p>40</text:p>
          </table:table-cell>
          <table:table-cell table:style-name="ce27" office:value-type="float" office:value="70">
            <text:p>70</text:p>
          </table:table-cell>
          <table:table-cell table:style-name="ce23" table:formula="of:=IF([.A12]&lt;[.B12];&quot;T&quot;;&quot;F&quot;)" office:value-type="string" office:string-value="T">
            <text:p>T</text:p>
          </table:table-cell>
          <table:table-cell table:style-name="ce28" table:formula="of:=SUM([.$K$6]+[.D11])" office:value-type="float" office:value="4800">
            <text:p>4800</text:p>
          </table:table-cell>
          <table:table-cell table:style-name="ce30" table:formula="of:=IF([.$K$4]=&quot;T&quot;;[.M12];INT(IF([.$C12]=&quot;T&quot;;RAND()*24+[.$K$2];0)))" office:value-type="float" office:value="36">
            <text:p>36</text:p>
          </table:table-cell>
          <table:table-cell table:style-name="ce33" table:formula="of:=IF([.E12]=0;0;[.E12]+4)" office:value-type="float" office:value="40">
            <text:p>40</text:p>
          </table:table-cell>
          <table:table-cell table:style-name="ce33" table:formula="of:=IF([.F12]=0;0;[.F12]+3)" office:value-type="float" office:value="43">
            <text:p>43</text:p>
          </table:table-cell>
          <table:table-cell table:style-name="ce36" table:formula="of:=IF([.G12]=0;0;[.G12]+4)" office:value-type="float" office:value="47">
            <text:p>47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5">
            <text:p>5</text:p>
          </table:table-cell>
          <table:table-cell table:style-name="ce25" table:formula="of:=IF([.L12]=0;0;[.L12]+[.$K$2])" office:value-type="float" office:value="41">
            <text:p>41</text:p>
          </table:table-cell>
          <table:table-cell table:number-columns-repeated="6"/>
          <table:table-cell table:style-name="ce44" office:value-type="float" office:value="1">
            <text:p>1</text:p>
          </table:table-cell>
          <table:table-cell table:style-name="ce45" office:value-type="string">
            <text:p>C#</text:p>
          </table:table-cell>
          <table:table-cell table:style-name="ce44" table:formula="of:=IF(OR([.A$23]=[.$T12];[.A$27]=[.$T12];[.A$31]=[.$T12];[.A$35]=[.$T12];[.$R$23]=[.$T12]);&quot;X&quot;;&quot;&quot;)">
            <text:p/>
          </table:table-cell>
          <table:table-cell table:style-name="ce44" table:formula="of:=IF(OR([.B$23]=[.$T12];[.B$27]=[.$T12];[.B$31]=[.$T12];[.B$35]=[.$T12];[.$R$23]=[.$T12]);&quot;X&quot;;&quot;&quot;)" office:value-type="string" office:string-value="X">
            <text:p>X</text:p>
          </table:table-cell>
          <table:table-cell table:style-name="ce44" table:formula="of:=IF(OR([.C$23]=[.$T12];[.C$27]=[.$T12];[.C$31]=[.$T12];[.C$35]=[.$T12];[.$R$23]=[.$T12]);&quot;X&quot;;&quot;&quot;)">
            <text:p/>
          </table:table-cell>
          <table:table-cell table:style-name="ce44" table:formula="of:=IF(OR([.D$23]=[.$T12];[.D$27]=[.$T12];[.D$31]=[.$T12];[.D$35]=[.$T12];[.$R$23]=[.$T12]);&quot;X&quot;;&quot;&quot;)">
            <text:p/>
          </table:table-cell>
          <table:table-cell table:style-name="ce44" table:formula="of:=IF(OR([.E$23]=[.$T12];[.E$27]=[.$T12];[.E$31]=[.$T12];[.E$35]=[.$T12];[.$R$23]=[.$T12]);&quot;X&quot;;&quot;&quot;)" office:value-type="string" office:string-value="X">
            <text:p>X</text:p>
          </table:table-cell>
          <table:table-cell table:style-name="ce44" table:formula="of:=IF(OR([.F$23]=[.$T12];[.F$27]=[.$T12];[.F$31]=[.$T12];[.F$35]=[.$T12];[.$R$23]=[.$T12]);&quot;X&quot;;&quot;&quot;)">
            <text:p/>
          </table:table-cell>
          <table:table-cell table:style-name="ce44" table:formula="of:=IF(OR([.G$23]=[.$T12];[.G$27]=[.$T12];[.G$31]=[.$T12];[.G$35]=[.$T12];[.$R$23]=[.$T12]);&quot;X&quot;;&quot;&quot;)">
            <text:p/>
          </table:table-cell>
          <table:table-cell table:style-name="ce44" table:formula="of:=IF(OR([.H$23]=[.$T12];[.H$27]=[.$T12];[.H$31]=[.$T12];[.H$35]=[.$T12];[.$R$23]=[.$T12]);&quot;X&quot;;&quot;&quot;)" office:value-type="string" office:string-value="X">
            <text:p>X</text:p>
          </table:table-cell>
          <table:table-cell table:style-name="ce44" table:formula="of:=IF(OR([.I$23]=[.$T12];[.I$27]=[.$T12];[.I$31]=[.$T12];[.I$35]=[.$T12];[.$R$23]=[.$T12]);&quot;X&quot;;&quot;&quot;)">
            <text:p/>
          </table:table-cell>
          <table:table-cell table:style-name="ce44" table:formula="of:=IF(OR([.J$23]=[.$T12];[.J$27]=[.$T12];[.J$31]=[.$T12];[.J$35]=[.$T12];[.$R$23]=[.$T12]);&quot;X&quot;;&quot;&quot;)">
            <text:p/>
          </table:table-cell>
          <table:table-cell table:style-name="ce44" table:formula="of:=IF(OR([.K$23]=[.$T12];[.K$27]=[.$T12];[.K$31]=[.$T12];[.K$35]=[.$T12];[.$R$23]=[.$T12]);&quot;X&quot;;&quot;&quot;)">
            <text:p/>
          </table:table-cell>
          <table:table-cell table:style-name="ce44" table:formula="of:=IF(OR([.L$23]=[.$T12];[.L$27]=[.$T12];[.L$31]=[.$T12];[.L$35]=[.$T12];[.$R$23]=[.$T12]);&quot;X&quot;;&quot;&quot;)">
            <text:p/>
          </table:table-cell>
          <table:table-cell table:style-name="ce44" table:formula="of:=IF(OR([.M$23]=[.$T12];[.M$27]=[.$T12];[.M$31]=[.$T12];[.M$35]=[.$T12];[.$R$23]=[.$T12]);&quot;X&quot;;&quot;&quot;)">
            <text:p/>
          </table:table-cell>
          <table:table-cell table:style-name="ce44" table:formula="of:=IF(OR([.N$23]=[.$T12];[.N$27]=[.$T12];[.N$31]=[.$T12];[.N$35]=[.$T12];[.$R$23]=[.$T12]);&quot;X&quot;;&quot;&quot;)">
            <text:p/>
          </table:table-cell>
          <table:table-cell table:style-name="ce44" table:formula="of:=IF(OR([.O$23]=[.$T12];[.O$27]=[.$T12];[.O$31]=[.$T12];[.O$35]=[.$T12];[.$R$23]=[.$T12]);&quot;X&quot;;&quot;&quot;)">
            <text:p/>
          </table:table-cell>
          <table:table-cell table:style-name="ce44" table:formula="of:=IF(OR([.P$23]=[.$T12];[.P$27]=[.$T12];[.P$31]=[.$T12];[.P$35]=[.$T12];[.$R$23]=[.$T12]);&quot;X&quot;;&quot;&quot;)">
            <text:p/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12">
            <text:p>12</text:p>
          </table:table-cell>
          <table:table-cell table:style-name="ce27" office:value-type="float" office:value="80">
            <text:p>80</text:p>
          </table:table-cell>
          <table:table-cell table:style-name="ce23" table:formula="of:=IF([.A13]&lt;[.B13];&quot;T&quot;;&quot;F&quot;)" office:value-type="string" office:string-value="T">
            <text:p>T</text:p>
          </table:table-cell>
          <table:table-cell table:style-name="ce28" table:formula="of:=SUM([.$K$6]+[.D12])" office:value-type="float" office:value="5280">
            <text:p>5280</text:p>
          </table:table-cell>
          <table:table-cell table:style-name="ce30" table:formula="of:=IF([.$K$4]=&quot;T&quot;;[.M13];INT(IF([.$C13]=&quot;T&quot;;RAND()*24+[.$K$2];0)))" office:value-type="float" office:value="43">
            <text:p>43</text:p>
          </table:table-cell>
          <table:table-cell table:style-name="ce33" table:formula="of:=IF([.E13]=0;0;[.E13]+4)" office:value-type="float" office:value="47">
            <text:p>47</text:p>
          </table:table-cell>
          <table:table-cell table:style-name="ce33" table:formula="of:=IF([.F13]=0;0;[.F13]+3)" office:value-type="float" office:value="50">
            <text:p>50</text:p>
          </table:table-cell>
          <table:table-cell table:style-name="ce36" table:formula="of:=IF([.G13]=0;0;[.G13]+4)" office:value-type="float" office:value="54">
            <text:p>54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6">
            <text:p>6</text:p>
          </table:table-cell>
          <table:table-cell table:style-name="ce25" table:formula="of:=IF([.L13]=0;0;[.L13]+[.$K$2])" office:value-type="float" office:value="42">
            <text:p>42</text:p>
          </table:table-cell>
          <table:table-cell table:number-columns-repeated="6"/>
          <table:table-cell table:style-name="ce44" office:value-type="float" office:value="0">
            <text:p>0</text:p>
          </table:table-cell>
          <table:table-cell table:style-name="ce45" office:value-type="string">
            <text:p>C</text:p>
          </table:table-cell>
          <table:table-cell table:style-name="ce44" table:formula="of:=IF(OR([.A$23]=[.$T13];[.A$27]=[.$T13];[.A$31]=[.$T13];[.A$35]=[.$T13];[.$R$23]=[.$T13]);&quot;X&quot;;&quot;&quot;)">
            <text:p/>
          </table:table-cell>
          <table:table-cell table:style-name="ce44" table:formula="of:=IF(OR([.B$23]=[.$T13];[.B$27]=[.$T13];[.B$31]=[.$T13];[.B$35]=[.$T13];[.$R$23]=[.$T13]);&quot;X&quot;;&quot;&quot;)" office:value-type="string" office:string-value="X">
            <text:p>X</text:p>
          </table:table-cell>
          <table:table-cell table:style-name="ce44" table:formula="of:=IF(OR([.C$23]=[.$T13];[.C$27]=[.$T13];[.C$31]=[.$T13];[.C$35]=[.$T13];[.$R$23]=[.$T13]);&quot;X&quot;;&quot;&quot;)">
            <text:p/>
          </table:table-cell>
          <table:table-cell table:style-name="ce44" table:formula="of:=IF(OR([.D$23]=[.$T13];[.D$27]=[.$T13];[.D$31]=[.$T13];[.D$35]=[.$T13];[.$R$23]=[.$T13]);&quot;X&quot;;&quot;&quot;)">
            <text:p/>
          </table:table-cell>
          <table:table-cell table:style-name="ce44" table:formula="of:=IF(OR([.E$23]=[.$T13];[.E$27]=[.$T13];[.E$31]=[.$T13];[.E$35]=[.$T13];[.$R$23]=[.$T13]);&quot;X&quot;;&quot;&quot;)">
            <text:p/>
          </table:table-cell>
          <table:table-cell table:style-name="ce44" table:formula="of:=IF(OR([.F$23]=[.$T13];[.F$27]=[.$T13];[.F$31]=[.$T13];[.F$35]=[.$T13];[.$R$23]=[.$T13]);&quot;X&quot;;&quot;&quot;)">
            <text:p/>
          </table:table-cell>
          <table:table-cell table:style-name="ce44" table:formula="of:=IF(OR([.G$23]=[.$T13];[.G$27]=[.$T13];[.G$31]=[.$T13];[.G$35]=[.$T13];[.$R$23]=[.$T13]);&quot;X&quot;;&quot;&quot;)" office:value-type="string" office:string-value="X">
            <text:p>X</text:p>
          </table:table-cell>
          <table:table-cell table:style-name="ce44" table:formula="of:=IF(OR([.H$23]=[.$T13];[.H$27]=[.$T13];[.H$31]=[.$T13];[.H$35]=[.$T13];[.$R$23]=[.$T13]);&quot;X&quot;;&quot;&quot;)">
            <text:p/>
          </table:table-cell>
          <table:table-cell table:style-name="ce44" table:formula="of:=IF(OR([.I$23]=[.$T13];[.I$27]=[.$T13];[.I$31]=[.$T13];[.I$35]=[.$T13];[.$R$23]=[.$T13]);&quot;X&quot;;&quot;&quot;)">
            <text:p/>
          </table:table-cell>
          <table:table-cell table:style-name="ce44" table:formula="of:=IF(OR([.J$23]=[.$T13];[.J$27]=[.$T13];[.J$31]=[.$T13];[.J$35]=[.$T13];[.$R$23]=[.$T13]);&quot;X&quot;;&quot;&quot;)">
            <text:p/>
          </table:table-cell>
          <table:table-cell table:style-name="ce44" table:formula="of:=IF(OR([.K$23]=[.$T13];[.K$27]=[.$T13];[.K$31]=[.$T13];[.K$35]=[.$T13];[.$R$23]=[.$T13]);&quot;X&quot;;&quot;&quot;)" office:value-type="string" office:string-value="X">
            <text:p>X</text:p>
          </table:table-cell>
          <table:table-cell table:style-name="ce44" table:formula="of:=IF(OR([.L$23]=[.$T13];[.L$27]=[.$T13];[.L$31]=[.$T13];[.L$35]=[.$T13];[.$R$23]=[.$T13]);&quot;X&quot;;&quot;&quot;)">
            <text:p/>
          </table:table-cell>
          <table:table-cell table:style-name="ce44" table:formula="of:=IF(OR([.M$23]=[.$T13];[.M$27]=[.$T13];[.M$31]=[.$T13];[.M$35]=[.$T13];[.$R$23]=[.$T13]);&quot;X&quot;;&quot;&quot;)">
            <text:p/>
          </table:table-cell>
          <table:table-cell table:style-name="ce44" table:formula="of:=IF(OR([.N$23]=[.$T13];[.N$27]=[.$T13];[.N$31]=[.$T13];[.N$35]=[.$T13];[.$R$23]=[.$T13]);&quot;X&quot;;&quot;&quot;)">
            <text:p/>
          </table:table-cell>
          <table:table-cell table:style-name="ce44" table:formula="of:=IF(OR([.O$23]=[.$T13];[.O$27]=[.$T13];[.O$31]=[.$T13];[.O$35]=[.$T13];[.$R$23]=[.$T13]);&quot;X&quot;;&quot;&quot;)">
            <text:p/>
          </table:table-cell>
          <table:table-cell table:style-name="ce44" table:formula="of:=IF(OR([.P$23]=[.$T13];[.P$27]=[.$T13];[.P$31]=[.$T13];[.P$35]=[.$T13];[.$R$23]=[.$T13]);&quot;X&quot;;&quot;&quot;)">
            <text:p/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63">
            <text:p>63</text:p>
          </table:table-cell>
          <table:table-cell table:style-name="ce27" office:value-type="float" office:value="80">
            <text:p>80</text:p>
          </table:table-cell>
          <table:table-cell table:style-name="ce23" table:formula="of:=IF([.A14]&lt;[.B14];&quot;T&quot;;&quot;F&quot;)" office:value-type="string" office:string-value="T">
            <text:p>T</text:p>
          </table:table-cell>
          <table:table-cell table:style-name="ce28" table:formula="of:=SUM([.$K$6]+[.D13])" office:value-type="float" office:value="5760">
            <text:p>5760</text:p>
          </table:table-cell>
          <table:table-cell table:style-name="ce30" table:formula="of:=IF([.$K$4]=&quot;T&quot;;[.M14];INT(IF([.$C14]=&quot;T&quot;;RAND()*24+[.$K$2];0)))" office:value-type="float" office:value="52">
            <text:p>52</text:p>
          </table:table-cell>
          <table:table-cell table:style-name="ce33" table:formula="of:=IF([.E14]=0;0;[.E14]+4)" office:value-type="float" office:value="56">
            <text:p>56</text:p>
          </table:table-cell>
          <table:table-cell table:style-name="ce33" table:formula="of:=IF([.F14]=0;0;[.F14]+3)" office:value-type="float" office:value="59">
            <text:p>59</text:p>
          </table:table-cell>
          <table:table-cell table:style-name="ce36" table:formula="of:=IF([.G14]=0;0;[.G14]+4)" office:value-type="float" office:value="63">
            <text:p>63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4]=0;0;[.L14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33">
            <text:p>33</text:p>
          </table:table-cell>
          <table:table-cell table:style-name="ce27" office:value-type="float" office:value="10">
            <text:p>10</text:p>
          </table:table-cell>
          <table:table-cell table:style-name="ce23" table:formula="of:=IF([.A15]&lt;[.B15];&quot;T&quot;;&quot;F&quot;)" office:value-type="string" office:string-value="F">
            <text:p>F</text:p>
          </table:table-cell>
          <table:table-cell table:style-name="ce28" table:formula="of:=SUM([.$K$6]+[.D14])" office:value-type="float" office:value="6240">
            <text:p>6240</text:p>
          </table:table-cell>
          <table:table-cell table:style-name="ce30" table:formula="of:=IF([.$K$4]=&quot;T&quot;;[.M15];INT(IF([.$C15]=&quot;T&quot;;RAND()*24+[.$K$2];0)))" office:value-type="float" office:value="0">
            <text:p>0</text:p>
          </table:table-cell>
          <table:table-cell table:style-name="ce33" table:formula="of:=IF([.E15]=0;0;[.E15]+4)" office:value-type="float" office:value="0">
            <text:p>0</text:p>
          </table:table-cell>
          <table:table-cell table:style-name="ce33" table:formula="of:=IF([.F15]=0;0;[.F15]+3)" office:value-type="float" office:value="0">
            <text:p>0</text:p>
          </table:table-cell>
          <table:table-cell table:style-name="ce36" table:formula="of:=IF([.G15]=0;0;[.G1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5]=0;0;[.L15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96">
            <text:p>96</text:p>
          </table:table-cell>
          <table:table-cell table:style-name="ce27" office:value-type="float" office:value="80">
            <text:p>80</text:p>
          </table:table-cell>
          <table:table-cell table:style-name="ce23" table:formula="of:=IF([.A16]&lt;[.B16];&quot;T&quot;;&quot;F&quot;)" office:value-type="string" office:string-value="F">
            <text:p>F</text:p>
          </table:table-cell>
          <table:table-cell table:style-name="ce28" table:formula="of:=SUM([.$K$6]+[.D15])" office:value-type="float" office:value="6720">
            <text:p>6720</text:p>
          </table:table-cell>
          <table:table-cell table:style-name="ce30" table:formula="of:=IF([.$K$4]=&quot;T&quot;;[.M16];INT(IF([.$C16]=&quot;T&quot;;RAND()*24+[.$K$2];0)))" office:value-type="float" office:value="0">
            <text:p>0</text:p>
          </table:table-cell>
          <table:table-cell table:style-name="ce33" table:formula="of:=IF([.E16]=0;0;[.E16]+4)" office:value-type="float" office:value="0">
            <text:p>0</text:p>
          </table:table-cell>
          <table:table-cell table:style-name="ce33" table:formula="of:=IF([.F16]=0;0;[.F16]+3)" office:value-type="float" office:value="0">
            <text:p>0</text:p>
          </table:table-cell>
          <table:table-cell table:style-name="ce36" table:formula="of:=IF([.G16]=0;0;[.G16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6]=0;0;[.L16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30">
            <text:p>30</text:p>
          </table:table-cell>
          <table:table-cell table:style-name="ce27" office:value-type="float" office:value="80">
            <text:p>80</text:p>
          </table:table-cell>
          <table:table-cell table:style-name="ce23" table:formula="of:=IF([.A17]&lt;[.B17];&quot;T&quot;;&quot;F&quot;)" office:value-type="string" office:string-value="T">
            <text:p>T</text:p>
          </table:table-cell>
          <table:table-cell table:style-name="ce28" table:formula="of:=SUM([.$K$6]+[.D16])" office:value-type="float" office:value="7200">
            <text:p>7200</text:p>
          </table:table-cell>
          <table:table-cell table:style-name="ce31" table:formula="of:=IF([.$K$4]=&quot;T&quot;;[.M17];INT(IF([.$C17]=&quot;T&quot;;RAND()*24+[.$K$2];0)))" office:value-type="float" office:value="55">
            <text:p>55</text:p>
          </table:table-cell>
          <table:table-cell table:style-name="ce34" table:formula="of:=IF([.E17]=0;0;[.E17]+4)" office:value-type="float" office:value="59">
            <text:p>59</text:p>
          </table:table-cell>
          <table:table-cell table:style-name="ce34" table:formula="of:=IF([.F17]=0;0;[.F17]+3)" office:value-type="float" office:value="62">
            <text:p>62</text:p>
          </table:table-cell>
          <table:table-cell table:style-name="ce37" table:formula="of:=IF([.G17]=0;0;[.G17]+4)" office:value-type="float" office:value="66">
            <text:p>66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2"/>
          <table:table-cell table:number-columns-repeated="244"/>
        </table:table-row>
        <table:table-row table:style-name="ro1">
          <table:table-cell/>
          <table:table-cell table:style-name="ce10" table:number-columns-repeated="2"/>
          <table:table-cell table:style-name="ce28" table:formula="of:=SUM([.$K$6]+[.D17])" office:value-type="float" office:value="7680">
            <text:p>7680</text:p>
          </table:table-cell>
          <table:table-cell table:style-name="ce10" table:number-columns-repeated="4"/>
          <table:table-cell table:number-columns-repeated="3"/>
          <table:table-cell table:style-name="ce43" office:value-type="float" office:value="3">
            <text:p>3</text:p>
          </table:table-cell>
          <table:table-cell table:number-columns-repeated="244"/>
        </table:table-row>
        <table:table-row table:style-name="ro1">
          <table:table-cell/>
          <table:table-cell table:style-name="ce10" table:number-columns-repeated="2"/>
          <table:table-cell table:style-name="ce21"/>
          <table:table-cell table:style-name="ce25" table:number-columns-repeated="2"/>
          <table:table-cell table:style-name="ce10" table:number-columns-repeated="2"/>
          <table:table-cell table:number-columns-repeated="248"/>
        </table:table-row>
        <table:table-row table:style-name="ro1">
          <table:table-cell office:value-type="string">
            <text:p>Concat 2 title</text:p>
          </table:table-cell>
          <table:table-cell table:style-name="ce10" table:number-columns-repeated="3"/>
          <table:table-cell table:style-name="ce25"/>
          <table:table-cell table:style-name="ce10" table:number-columns-repeated="3"/>
          <table:table-cell table:number-columns-repeated="248"/>
        </table:table-row>
        <table:table-row table:style-name="ro1">
          <table:table-cell table:style-name="ce24" table:formula="of:=[$Mechanics.$E$2]" office:value-type="float" office:value="47">
            <text:p>47</text:p>
          </table:table-cell>
          <table:table-cell table:style-name="ce24" table:formula="of:=[$Mechanics.$E$3]" office:value-type="float" office:value="49">
            <text:p>49</text:p>
          </table:table-cell>
          <table:table-cell table:style-name="ce24" table:formula="of:=[$Mechanics.$E$4]" office:value-type="float" office:value="47">
            <text:p>47</text:p>
          </table:table-cell>
          <table:table-cell table:style-name="ce24" table:formula="of:=[$Mechanics.$E$5]" office:value-type="float" office:value="0">
            <text:p>0</text:p>
          </table:table-cell>
          <table:table-cell table:style-name="ce24" table:formula="of:=[$Mechanics.$E$6]" office:value-type="float" office:value="54">
            <text:p>54</text:p>
          </table:table-cell>
          <table:table-cell table:style-name="ce24" table:formula="of:=[$Mechanics.$E$7]" office:value-type="float" office:value="43">
            <text:p>43</text:p>
          </table:table-cell>
          <table:table-cell table:style-name="ce24" table:formula="of:=[$Mechanics.$E$8]" office:value-type="float" office:value="53">
            <text:p>53</text:p>
          </table:table-cell>
          <table:table-cell table:style-name="ce24" table:formula="of:=[$Mechanics.$E$9]" office:value-type="float" office:value="50">
            <text:p>50</text:p>
          </table:table-cell>
          <table:table-cell table:style-name="ce24" table:formula="of:=[$Mechanics.$E$10]" office:value-type="float" office:value="43">
            <text:p>43</text:p>
          </table:table-cell>
          <table:table-cell table:style-name="ce24" table:formula="of:=[$Mechanics.$E$11]" office:value-type="float" office:value="0">
            <text:p>0</text:p>
          </table:table-cell>
          <table:table-cell table:style-name="ce24" table:formula="of:=[$Mechanics.$E$12]" office:value-type="float" office:value="36">
            <text:p>36</text:p>
          </table:table-cell>
          <table:table-cell table:style-name="ce24" table:formula="of:=[$Mechanics.$E$13]" office:value-type="float" office:value="43">
            <text:p>43</text:p>
          </table:table-cell>
          <table:table-cell table:style-name="ce24" table:formula="of:=[$Mechanics.$E$14]" office:value-type="float" office:value="52">
            <text:p>52</text:p>
          </table:table-cell>
          <table:table-cell table:style-name="ce24" table:formula="of:=[$Mechanics.$E$15]" office:value-type="float" office:value="0">
            <text:p>0</text:p>
          </table:table-cell>
          <table:table-cell table:style-name="ce24" table:formula="of:=[$Mechanics.$E$16]" office:value-type="float" office:value="0">
            <text:p>0</text:p>
          </table:table-cell>
          <table:table-cell table:style-name="ce24" table:formula="of:=[$Mechanics.$E$17]" office:value-type="float" office:value="55">
            <text:p>55</text:p>
          </table:table-cell>
          <table:table-cell table:style-name="ce24"/>
          <table:table-cell table:formula="of:=[.J2]" office:value-type="float" office:value="80">
            <text:p>80</text:p>
          </table:table-cell>
          <table:table-cell table:number-columns-repeated="238"/>
        </table:table-row>
        <table:table-row table:style-name="ro1">
          <table:table-cell table:style-name="ce21" table:formula="of:=MOD([.A21];12)" office:value-type="float" office:value="11">
            <text:p>11</text:p>
          </table:table-cell>
          <table:table-cell table:style-name="ce21" table:formula="of:=MOD([.B21];12)" office:value-type="float" office:value="1">
            <text:p>1</text:p>
          </table:table-cell>
          <table:table-cell table:style-name="ce21" table:formula="of:=MOD([.C21];12)" office:value-type="float" office:value="11">
            <text:p>11</text:p>
          </table:table-cell>
          <table:table-cell table:style-name="ce21" table:formula="of:=MOD([.D21];12)" office:value-type="float" office:value="0">
            <text:p>0</text:p>
          </table:table-cell>
          <table:table-cell table:style-name="ce21" table:formula="of:=MOD([.E21];12)" office:value-type="float" office:value="6">
            <text:p>6</text:p>
          </table:table-cell>
          <table:table-cell table:style-name="ce21" table:formula="of:=MOD([.F21];12)" office:value-type="float" office:value="7">
            <text:p>7</text:p>
          </table:table-cell>
          <table:table-cell table:style-name="ce21" table:formula="of:=MOD([.G21];12)" office:value-type="float" office:value="5">
            <text:p>5</text:p>
          </table:table-cell>
          <table:table-cell table:style-name="ce21" table:formula="of:=MOD([.H21];12)" office:value-type="float" office:value="2">
            <text:p>2</text:p>
          </table:table-cell>
          <table:table-cell table:style-name="ce21" table:formula="of:=MOD([.I21];12)" office:value-type="float" office:value="7">
            <text:p>7</text:p>
          </table:table-cell>
          <table:table-cell table:style-name="ce21" table:formula="of:=MOD([.J21];12)" office:value-type="float" office:value="0">
            <text:p>0</text:p>
          </table:table-cell>
          <table:table-cell table:formula="of:=MOD([.K21];12)" office:value-type="float" office:value="0">
            <text:p>0</text:p>
          </table:table-cell>
          <table:table-cell table:style-name="ce21" table:formula="of:=MOD([.L21];12)" office:value-type="float" office:value="7">
            <text:p>7</text:p>
          </table:table-cell>
          <table:table-cell table:style-name="ce21" table:formula="of:=MOD([.M21];12)" office:value-type="float" office:value="4">
            <text:p>4</text:p>
          </table:table-cell>
          <table:table-cell table:style-name="ce21" table:formula="of:=MOD([.N21];12)" office:value-type="float" office:value="0">
            <text:p>0</text:p>
          </table:table-cell>
          <table:table-cell table:style-name="ce21" table:formula="of:=MOD([.O21];12)" office:value-type="float" office:value="0">
            <text:p>0</text:p>
          </table:table-cell>
          <table:table-cell table:style-name="ce21" table:formula="of:=MOD([.P21];12)" office:value-type="float" office:value="7">
            <text:p>7</text:p>
          </table:table-cell>
          <table:table-cell/>
          <table:table-cell table:style-name="ce21" table:formula="of:=MOD([.R21];12)" office:value-type="float" office:value="8">
            <text:p>8</text:p>
          </table:table-cell>
          <table:table-cell table:number-columns-repeated="238"/>
        </table:table-row>
        <table:table-row table:style-name="ro3">
          <table:table-cell table:formula="of:=IF([.A21]=0;&quot;X&quot;;[.A22])" office:value-type="float" office:value="11">
            <text:p>11</text:p>
          </table:table-cell>
          <table:table-cell table:formula="of:=IF([.B21]=0;&quot;X&quot;;[.B22])" office:value-type="float" office:value="1">
            <text:p>1</text:p>
          </table:table-cell>
          <table:table-cell table:formula="of:=IF([.C21]=0;&quot;X&quot;;[.C22])" office:value-type="float" office:value="11">
            <text:p>11</text:p>
          </table:table-cell>
          <table:table-cell table:formula="of:=IF([.D21]=0;&quot;X&quot;;[.D22])" office:value-type="string" office:string-value="X">
            <text:p>X</text:p>
          </table:table-cell>
          <table:table-cell table:formula="of:=IF([.E21]=0;&quot;X&quot;;[.E22])" office:value-type="float" office:value="6">
            <text:p>6</text:p>
          </table:table-cell>
          <table:table-cell table:formula="of:=IF([.F21]=0;&quot;X&quot;;[.F22])" office:value-type="float" office:value="7">
            <text:p>7</text:p>
          </table:table-cell>
          <table:table-cell table:formula="of:=IF([.G21]=0;&quot;X&quot;;[.G22])" office:value-type="float" office:value="5">
            <text:p>5</text:p>
          </table:table-cell>
          <table:table-cell table:formula="of:=IF([.H21]=0;&quot;X&quot;;[.H22])" office:value-type="float" office:value="2">
            <text:p>2</text:p>
          </table:table-cell>
          <table:table-cell table:formula="of:=IF([.I21]=0;&quot;X&quot;;[.I22])" office:value-type="float" office:value="7">
            <text:p>7</text:p>
          </table:table-cell>
          <table:table-cell table:formula="of:=IF([.J21]=0;&quot;X&quot;;[.J22])" office:value-type="string" office:string-value="X">
            <text:p>X</text:p>
          </table:table-cell>
          <table:table-cell table:style-name="ce4" table:formula="of:=IF([.K21]=0;&quot;X&quot;;[.K22])" office:value-type="float" office:value="0">
            <text:p>0</text:p>
          </table:table-cell>
          <table:table-cell table:formula="of:=IF([.L21]=0;&quot;X&quot;;[.L22])" office:value-type="float" office:value="7">
            <text:p>7</text:p>
          </table:table-cell>
          <table:table-cell table:formula="of:=IF([.M21]=0;&quot;X&quot;;[.M22])" office:value-type="float" office:value="4">
            <text:p>4</text:p>
          </table:table-cell>
          <table:table-cell table:formula="of:=IF([.N21]=0;&quot;X&quot;;[.N22])" office:value-type="string" office:string-value="X">
            <text:p>X</text:p>
          </table:table-cell>
          <table:table-cell table:formula="of:=IF([.O21]=0;&quot;X&quot;;[.O22])" office:value-type="string" office:string-value="X">
            <text:p>X</text:p>
          </table:table-cell>
          <table:table-cell table:formula="of:=IF([.P21]=0;&quot;X&quot;;[.P22])" office:value-type="float" office:value="7">
            <text:p>7</text:p>
          </table:table-cell>
          <table:table-cell table:style-name="ce26"/>
          <table:table-cell table:formula="of:=IF([.R21]=0;&quot;X&quot;;[.R22])" office:value-type="float" office:value="8">
            <text:p>8</text:p>
          </table:table-cell>
          <table:table-cell table:number-columns-repeated="238"/>
        </table:table-row>
        <table:table-row table:style-name="ro1">
          <table:table-cell table:style-name="ce25"/>
          <table:table-cell table:style-name="ce21" table:number-columns-repeated="9"/>
          <table:table-cell/>
          <table:table-cell table:style-name="ce21" table:number-columns-repeated="5"/>
          <table:table-cell table:style-name="ce24"/>
          <table:table-cell table:number-columns-repeated="239"/>
        </table:table-row>
        <table:table-row table:style-name="ro1">
          <table:table-cell table:style-name="ce24" table:formula="of:=[$Mechanics.$F$2]" office:value-type="float" office:value="51">
            <text:p>51</text:p>
          </table:table-cell>
          <table:table-cell table:style-name="ce24" table:formula="of:=[$Mechanics.$F$3]" office:value-type="float" office:value="53">
            <text:p>53</text:p>
          </table:table-cell>
          <table:table-cell table:style-name="ce24" table:formula="of:=[$Mechanics.$F$4]" office:value-type="float" office:value="51">
            <text:p>51</text:p>
          </table:table-cell>
          <table:table-cell table:style-name="ce24" table:formula="of:=[$Mechanics.$F$5]" office:value-type="float" office:value="0">
            <text:p>0</text:p>
          </table:table-cell>
          <table:table-cell table:style-name="ce24" table:formula="of:=[$Mechanics.$F$6]" office:value-type="float" office:value="58">
            <text:p>58</text:p>
          </table:table-cell>
          <table:table-cell table:style-name="ce24" table:formula="of:=[$Mechanics.$F$7]" office:value-type="float" office:value="47">
            <text:p>47</text:p>
          </table:table-cell>
          <table:table-cell table:style-name="ce24" table:formula="of:=[$Mechanics.$F$8]" office:value-type="float" office:value="57">
            <text:p>57</text:p>
          </table:table-cell>
          <table:table-cell table:style-name="ce24" table:formula="of:=[$Mechanics.$F$9]" office:value-type="float" office:value="54">
            <text:p>54</text:p>
          </table:table-cell>
          <table:table-cell table:style-name="ce24" table:formula="of:=[$Mechanics.$F$10]" office:value-type="float" office:value="47">
            <text:p>47</text:p>
          </table:table-cell>
          <table:table-cell table:style-name="ce24" table:formula="of:=[$Mechanics.$F$11]" office:value-type="float" office:value="0">
            <text:p>0</text:p>
          </table:table-cell>
          <table:table-cell table:style-name="ce24" table:formula="of:=[$Mechanics.$F$12]" office:value-type="float" office:value="40">
            <text:p>40</text:p>
          </table:table-cell>
          <table:table-cell table:style-name="ce24" table:formula="of:=[$Mechanics.$F$13]" office:value-type="float" office:value="47">
            <text:p>47</text:p>
          </table:table-cell>
          <table:table-cell table:style-name="ce24" table:formula="of:=[$Mechanics.$F$14]" office:value-type="float" office:value="56">
            <text:p>56</text:p>
          </table:table-cell>
          <table:table-cell table:style-name="ce24" table:formula="of:=[$Mechanics.$F$15]" office:value-type="float" office:value="0">
            <text:p>0</text:p>
          </table:table-cell>
          <table:table-cell table:style-name="ce24" table:formula="of:=[$Mechanics.$F$16]" office:value-type="float" office:value="0">
            <text:p>0</text:p>
          </table:table-cell>
          <table:table-cell table:style-name="ce24" table:formula="of:=[$Mechanics.$F$17]" office:value-type="float" office:value="59">
            <text:p>59</text:p>
          </table:table-cell>
          <table:table-cell table:number-columns-repeated="240"/>
        </table:table-row>
        <table:table-row table:style-name="ro1">
          <table:table-cell table:style-name="ce21" table:formula="of:=MOD([.A25];12)" office:value-type="float" office:value="3">
            <text:p>3</text:p>
          </table:table-cell>
          <table:table-cell table:style-name="ce21" table:formula="of:=MOD([.B25];12)" office:value-type="float" office:value="5">
            <text:p>5</text:p>
          </table:table-cell>
          <table:table-cell table:style-name="ce21" table:formula="of:=MOD([.C25];12)" office:value-type="float" office:value="3">
            <text:p>3</text:p>
          </table:table-cell>
          <table:table-cell table:style-name="ce21" table:formula="of:=MOD([.D25];12)" office:value-type="float" office:value="0">
            <text:p>0</text:p>
          </table:table-cell>
          <table:table-cell table:style-name="ce21" table:formula="of:=MOD([.E25];12)" office:value-type="float" office:value="10">
            <text:p>10</text:p>
          </table:table-cell>
          <table:table-cell table:style-name="ce21" table:formula="of:=MOD([.F25];12)" office:value-type="float" office:value="11">
            <text:p>11</text:p>
          </table:table-cell>
          <table:table-cell table:style-name="ce21" table:formula="of:=MOD([.G25];12)" office:value-type="float" office:value="9">
            <text:p>9</text:p>
          </table:table-cell>
          <table:table-cell table:style-name="ce21" table:formula="of:=MOD([.H25];12)" office:value-type="float" office:value="6">
            <text:p>6</text:p>
          </table:table-cell>
          <table:table-cell table:style-name="ce21" table:formula="of:=MOD([.I25];12)" office:value-type="float" office:value="11">
            <text:p>11</text:p>
          </table:table-cell>
          <table:table-cell table:style-name="ce21" table:formula="of:=MOD([.J25];12)" office:value-type="float" office:value="0">
            <text:p>0</text:p>
          </table:table-cell>
          <table:table-cell table:formula="of:=MOD([.K25];12)" office:value-type="float" office:value="4">
            <text:p>4</text:p>
          </table:table-cell>
          <table:table-cell table:style-name="ce21" table:formula="of:=MOD([.L25];12)" office:value-type="float" office:value="11">
            <text:p>11</text:p>
          </table:table-cell>
          <table:table-cell table:style-name="ce21" table:formula="of:=MOD([.M25];12)" office:value-type="float" office:value="8">
            <text:p>8</text:p>
          </table:table-cell>
          <table:table-cell table:style-name="ce21" table:formula="of:=MOD([.N25];12)" office:value-type="float" office:value="0">
            <text:p>0</text:p>
          </table:table-cell>
          <table:table-cell table:style-name="ce21" table:formula="of:=MOD([.O25];12)" office:value-type="float" office:value="0">
            <text:p>0</text:p>
          </table:table-cell>
          <table:table-cell table:style-name="ce21" table:formula="of:=MOD([.P25];12)" office:value-type="float" office:value="11">
            <text:p>11</text:p>
          </table:table-cell>
          <table:table-cell table:style-name="ce25" table:number-columns-repeated="2"/>
          <table:table-cell table:number-columns-repeated="238"/>
        </table:table-row>
        <table:table-row table:style-name="ro1">
          <table:table-cell table:formula="of:=IF([.A25]=0;&quot;X&quot;;[.A26])" office:value-type="float" office:value="3">
            <text:p>3</text:p>
          </table:table-cell>
          <table:table-cell table:formula="of:=IF([.B25]=0;&quot;X&quot;;[.B26])" office:value-type="float" office:value="5">
            <text:p>5</text:p>
          </table:table-cell>
          <table:table-cell table:formula="of:=IF([.C25]=0;&quot;X&quot;;[.C26])" office:value-type="float" office:value="3">
            <text:p>3</text:p>
          </table:table-cell>
          <table:table-cell table:formula="of:=IF([.D25]=0;&quot;X&quot;;[.D26])" office:value-type="string" office:string-value="X">
            <text:p>X</text:p>
          </table:table-cell>
          <table:table-cell table:formula="of:=IF([.E25]=0;&quot;X&quot;;[.E26])" office:value-type="float" office:value="10">
            <text:p>10</text:p>
          </table:table-cell>
          <table:table-cell table:formula="of:=IF([.F25]=0;&quot;X&quot;;[.F26])" office:value-type="float" office:value="11">
            <text:p>11</text:p>
          </table:table-cell>
          <table:table-cell table:formula="of:=IF([.G25]=0;&quot;X&quot;;[.G26])" office:value-type="float" office:value="9">
            <text:p>9</text:p>
          </table:table-cell>
          <table:table-cell table:formula="of:=IF([.H25]=0;&quot;X&quot;;[.H26])" office:value-type="float" office:value="6">
            <text:p>6</text:p>
          </table:table-cell>
          <table:table-cell table:formula="of:=IF([.I25]=0;&quot;X&quot;;[.I26])" office:value-type="float" office:value="11">
            <text:p>11</text:p>
          </table:table-cell>
          <table:table-cell table:formula="of:=IF([.J25]=0;&quot;X&quot;;[.J26])" office:value-type="string" office:string-value="X">
            <text:p>X</text:p>
          </table:table-cell>
          <table:table-cell table:style-name="ce4" table:formula="of:=IF([.K25]=0;&quot;X&quot;;[.K26])" office:value-type="float" office:value="4">
            <text:p>4</text:p>
          </table:table-cell>
          <table:table-cell table:formula="of:=IF([.L25]=0;&quot;X&quot;;[.L26])" office:value-type="float" office:value="11">
            <text:p>11</text:p>
          </table:table-cell>
          <table:table-cell table:formula="of:=IF([.M25]=0;&quot;X&quot;;[.M26])" office:value-type="float" office:value="8">
            <text:p>8</text:p>
          </table:table-cell>
          <table:table-cell table:formula="of:=IF([.N25]=0;&quot;X&quot;;[.N26])" office:value-type="string" office:string-value="X">
            <text:p>X</text:p>
          </table:table-cell>
          <table:table-cell table:formula="of:=IF([.O25]=0;&quot;X&quot;;[.O26])" office:value-type="string" office:string-value="X">
            <text:p>X</text:p>
          </table:table-cell>
          <table:table-cell table:formula="of:=IF([.P25]=0;&quot;X&quot;;[.P26])" office:value-type="float" office:value="11">
            <text:p>11</text:p>
          </table:table-cell>
          <table:table-cell table:style-name="ce25" table:number-columns-repeated="2"/>
          <table:table-cell table:number-columns-repeated="238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ce24" table:formula="of:=[$Mechanics.$G$2]" office:value-type="float" office:value="54">
            <text:p>54</text:p>
          </table:table-cell>
          <table:table-cell table:style-name="ce24" table:formula="of:=[$Mechanics.$G$3]" office:value-type="float" office:value="56">
            <text:p>56</text:p>
          </table:table-cell>
          <table:table-cell table:style-name="ce24" table:formula="of:=[$Mechanics.$G$4]" office:value-type="float" office:value="54">
            <text:p>54</text:p>
          </table:table-cell>
          <table:table-cell table:style-name="ce24" table:formula="of:=[$Mechanics.$G$5]" office:value-type="float" office:value="0">
            <text:p>0</text:p>
          </table:table-cell>
          <table:table-cell table:style-name="ce24" table:formula="of:=[$Mechanics.$G$6]" office:value-type="float" office:value="61">
            <text:p>61</text:p>
          </table:table-cell>
          <table:table-cell table:style-name="ce24" table:formula="of:=[$Mechanics.$G$7]" office:value-type="float" office:value="50">
            <text:p>50</text:p>
          </table:table-cell>
          <table:table-cell table:style-name="ce24" table:formula="of:=[$Mechanics.$G$8]" office:value-type="float" office:value="60">
            <text:p>60</text:p>
          </table:table-cell>
          <table:table-cell table:style-name="ce24" table:formula="of:=[$Mechanics.$G$9]" office:value-type="float" office:value="57">
            <text:p>57</text:p>
          </table:table-cell>
          <table:table-cell table:style-name="ce24" table:formula="of:=[$Mechanics.$G$10]" office:value-type="float" office:value="50">
            <text:p>50</text:p>
          </table:table-cell>
          <table:table-cell table:style-name="ce24" table:formula="of:=[$Mechanics.$G$11]" office:value-type="float" office:value="0">
            <text:p>0</text:p>
          </table:table-cell>
          <table:table-cell table:style-name="ce24" table:formula="of:=[$Mechanics.$G$12]" office:value-type="float" office:value="43">
            <text:p>43</text:p>
          </table:table-cell>
          <table:table-cell table:style-name="ce24" table:formula="of:=[$Mechanics.$G$13]" office:value-type="float" office:value="50">
            <text:p>50</text:p>
          </table:table-cell>
          <table:table-cell table:style-name="ce24" table:formula="of:=[$Mechanics.$G$14]" office:value-type="float" office:value="59">
            <text:p>59</text:p>
          </table:table-cell>
          <table:table-cell table:style-name="ce24" table:formula="of:=[$Mechanics.$G$15]" office:value-type="float" office:value="0">
            <text:p>0</text:p>
          </table:table-cell>
          <table:table-cell table:style-name="ce24" table:formula="of:=[$Mechanics.$G$16]" office:value-type="float" office:value="0">
            <text:p>0</text:p>
          </table:table-cell>
          <table:table-cell table:style-name="ce24" table:formula="of:=[$Mechanics.$G$17]" office:value-type="float" office:value="62">
            <text:p>62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style-name="ce21" table:formula="of:=MOD([.A29];12)" office:value-type="float" office:value="6">
            <text:p>6</text:p>
          </table:table-cell>
          <table:table-cell table:style-name="ce21" table:formula="of:=MOD([.B29];12)" office:value-type="float" office:value="8">
            <text:p>8</text:p>
          </table:table-cell>
          <table:table-cell table:style-name="ce21" table:formula="of:=MOD([.C29];12)" office:value-type="float" office:value="6">
            <text:p>6</text:p>
          </table:table-cell>
          <table:table-cell table:style-name="ce21" table:formula="of:=MOD([.D29];12)" office:value-type="float" office:value="0">
            <text:p>0</text:p>
          </table:table-cell>
          <table:table-cell table:style-name="ce21" table:formula="of:=MOD([.E29];12)" office:value-type="float" office:value="1">
            <text:p>1</text:p>
          </table:table-cell>
          <table:table-cell table:style-name="ce21" table:formula="of:=MOD([.F29];12)" office:value-type="float" office:value="2">
            <text:p>2</text:p>
          </table:table-cell>
          <table:table-cell table:style-name="ce21" table:formula="of:=MOD([.G29];12)" office:value-type="float" office:value="0">
            <text:p>0</text:p>
          </table:table-cell>
          <table:table-cell table:style-name="ce21" table:formula="of:=MOD([.H29];12)" office:value-type="float" office:value="9">
            <text:p>9</text:p>
          </table:table-cell>
          <table:table-cell table:style-name="ce21" table:formula="of:=MOD([.I29];12)" office:value-type="float" office:value="2">
            <text:p>2</text:p>
          </table:table-cell>
          <table:table-cell table:style-name="ce21" table:formula="of:=MOD([.J29];12)" office:value-type="float" office:value="0">
            <text:p>0</text:p>
          </table:table-cell>
          <table:table-cell table:formula="of:=MOD([.K29];12)" office:value-type="float" office:value="7">
            <text:p>7</text:p>
          </table:table-cell>
          <table:table-cell table:style-name="ce21" table:formula="of:=MOD([.L29];12)" office:value-type="float" office:value="2">
            <text:p>2</text:p>
          </table:table-cell>
          <table:table-cell table:style-name="ce21" table:formula="of:=MOD([.M29];12)" office:value-type="float" office:value="11">
            <text:p>11</text:p>
          </table:table-cell>
          <table:table-cell table:style-name="ce21" table:formula="of:=MOD([.N29];12)" office:value-type="float" office:value="0">
            <text:p>0</text:p>
          </table:table-cell>
          <table:table-cell table:style-name="ce21" table:formula="of:=MOD([.O29];12)" office:value-type="float" office:value="0">
            <text:p>0</text:p>
          </table:table-cell>
          <table:table-cell table:style-name="ce21" table:formula="of:=MOD([.P29];12)" office:value-type="float" office:value="2">
            <text:p>2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formula="of:=IF([.A29]=0;&quot;X&quot;;[.A30])" office:value-type="float" office:value="6">
            <text:p>6</text:p>
          </table:table-cell>
          <table:table-cell table:formula="of:=IF([.B29]=0;&quot;X&quot;;[.B30])" office:value-type="float" office:value="8">
            <text:p>8</text:p>
          </table:table-cell>
          <table:table-cell table:formula="of:=IF([.C29]=0;&quot;X&quot;;[.C30])" office:value-type="float" office:value="6">
            <text:p>6</text:p>
          </table:table-cell>
          <table:table-cell table:formula="of:=IF([.D29]=0;&quot;X&quot;;[.D30])" office:value-type="string" office:string-value="X">
            <text:p>X</text:p>
          </table:table-cell>
          <table:table-cell table:formula="of:=IF([.E29]=0;&quot;X&quot;;[.E30])" office:value-type="float" office:value="1">
            <text:p>1</text:p>
          </table:table-cell>
          <table:table-cell table:formula="of:=IF([.F29]=0;&quot;X&quot;;[.F30])" office:value-type="float" office:value="2">
            <text:p>2</text:p>
          </table:table-cell>
          <table:table-cell table:formula="of:=IF([.G29]=0;&quot;X&quot;;[.G30])" office:value-type="float" office:value="0">
            <text:p>0</text:p>
          </table:table-cell>
          <table:table-cell table:formula="of:=IF([.H29]=0;&quot;X&quot;;[.H30])" office:value-type="float" office:value="9">
            <text:p>9</text:p>
          </table:table-cell>
          <table:table-cell table:formula="of:=IF([.I29]=0;&quot;X&quot;;[.I30])" office:value-type="float" office:value="2">
            <text:p>2</text:p>
          </table:table-cell>
          <table:table-cell table:formula="of:=IF([.J29]=0;&quot;X&quot;;[.J30])" office:value-type="string" office:string-value="X">
            <text:p>X</text:p>
          </table:table-cell>
          <table:table-cell table:style-name="ce4" table:formula="of:=IF([.K29]=0;&quot;X&quot;;[.K30])" office:value-type="float" office:value="7">
            <text:p>7</text:p>
          </table:table-cell>
          <table:table-cell table:formula="of:=IF([.L29]=0;&quot;X&quot;;[.L30])" office:value-type="float" office:value="2">
            <text:p>2</text:p>
          </table:table-cell>
          <table:table-cell table:formula="of:=IF([.M29]=0;&quot;X&quot;;[.M30])" office:value-type="float" office:value="11">
            <text:p>11</text:p>
          </table:table-cell>
          <table:table-cell table:formula="of:=IF([.N29]=0;&quot;X&quot;;[.N30])" office:value-type="string" office:string-value="X">
            <text:p>X</text:p>
          </table:table-cell>
          <table:table-cell table:formula="of:=IF([.O29]=0;&quot;X&quot;;[.O30])" office:value-type="string" office:string-value="X">
            <text:p>X</text:p>
          </table:table-cell>
          <table:table-cell table:formula="of:=IF([.P29]=0;&quot;X&quot;;[.P30])" office:value-type="float" office:value="2">
            <text:p>2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ce24" table:formula="of:=[$Mechanics.$H$2]" office:value-type="float" office:value="58">
            <text:p>58</text:p>
          </table:table-cell>
          <table:table-cell table:style-name="ce24" table:formula="of:=[$Mechanics.$H$3]" office:value-type="float" office:value="60">
            <text:p>60</text:p>
          </table:table-cell>
          <table:table-cell table:style-name="ce24" table:formula="of:=[$Mechanics.$H$4]" office:value-type="float" office:value="58">
            <text:p>58</text:p>
          </table:table-cell>
          <table:table-cell table:style-name="ce24" table:formula="of:=[$Mechanics.$H$5]" office:value-type="float" office:value="0">
            <text:p>0</text:p>
          </table:table-cell>
          <table:table-cell table:style-name="ce24" table:formula="of:=[$Mechanics.$H$6]" office:value-type="float" office:value="65">
            <text:p>65</text:p>
          </table:table-cell>
          <table:table-cell table:style-name="ce24" table:formula="of:=[$Mechanics.$H$7]" office:value-type="float" office:value="54">
            <text:p>54</text:p>
          </table:table-cell>
          <table:table-cell table:style-name="ce24" table:formula="of:=[$Mechanics.$H$8]" office:value-type="float" office:value="64">
            <text:p>64</text:p>
          </table:table-cell>
          <table:table-cell table:style-name="ce24" table:formula="of:=[$Mechanics.$H$9]" office:value-type="float" office:value="61">
            <text:p>61</text:p>
          </table:table-cell>
          <table:table-cell table:style-name="ce24" table:formula="of:=[$Mechanics.$H$10]" office:value-type="float" office:value="54">
            <text:p>54</text:p>
          </table:table-cell>
          <table:table-cell table:style-name="ce24" table:formula="of:=[$Mechanics.$H$11]" office:value-type="float" office:value="0">
            <text:p>0</text:p>
          </table:table-cell>
          <table:table-cell table:style-name="ce24" table:formula="of:=[$Mechanics.$H$12]" office:value-type="float" office:value="47">
            <text:p>47</text:p>
          </table:table-cell>
          <table:table-cell table:style-name="ce24" table:formula="of:=[$Mechanics.$H$13]" office:value-type="float" office:value="54">
            <text:p>54</text:p>
          </table:table-cell>
          <table:table-cell table:style-name="ce24" table:formula="of:=[$Mechanics.$H$14]" office:value-type="float" office:value="63">
            <text:p>63</text:p>
          </table:table-cell>
          <table:table-cell table:style-name="ce24" table:formula="of:=[$Mechanics.$H$15]" office:value-type="float" office:value="0">
            <text:p>0</text:p>
          </table:table-cell>
          <table:table-cell table:style-name="ce24" table:formula="of:=[$Mechanics.$H$16]" office:value-type="float" office:value="0">
            <text:p>0</text:p>
          </table:table-cell>
          <table:table-cell table:style-name="ce24" table:formula="of:=[$Mechanics.$H$17]" office:value-type="float" office:value="66">
            <text:p>66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style-name="ce21" table:formula="of:=MOD([.A33];12)" office:value-type="float" office:value="10">
            <text:p>10</text:p>
          </table:table-cell>
          <table:table-cell table:style-name="ce21" table:formula="of:=MOD([.B33];12)" office:value-type="float" office:value="0">
            <text:p>0</text:p>
          </table:table-cell>
          <table:table-cell table:style-name="ce21" table:formula="of:=MOD([.C33];12)" office:value-type="float" office:value="10">
            <text:p>10</text:p>
          </table:table-cell>
          <table:table-cell table:style-name="ce21" table:formula="of:=MOD([.D33];12)" office:value-type="float" office:value="0">
            <text:p>0</text:p>
          </table:table-cell>
          <table:table-cell table:style-name="ce21" table:formula="of:=MOD([.E33];12)" office:value-type="float" office:value="5">
            <text:p>5</text:p>
          </table:table-cell>
          <table:table-cell table:style-name="ce21" table:formula="of:=MOD([.F33];12)" office:value-type="float" office:value="6">
            <text:p>6</text:p>
          </table:table-cell>
          <table:table-cell table:style-name="ce21" table:formula="of:=MOD([.G33];12)" office:value-type="float" office:value="4">
            <text:p>4</text:p>
          </table:table-cell>
          <table:table-cell table:style-name="ce21" table:formula="of:=MOD([.H33];12)" office:value-type="float" office:value="1">
            <text:p>1</text:p>
          </table:table-cell>
          <table:table-cell table:style-name="ce21" table:formula="of:=MOD([.I33];12)" office:value-type="float" office:value="6">
            <text:p>6</text:p>
          </table:table-cell>
          <table:table-cell table:style-name="ce21" table:formula="of:=MOD([.J33];12)" office:value-type="float" office:value="0">
            <text:p>0</text:p>
          </table:table-cell>
          <table:table-cell table:formula="of:=MOD([.K33];12)" office:value-type="float" office:value="11">
            <text:p>11</text:p>
          </table:table-cell>
          <table:table-cell table:style-name="ce21" table:formula="of:=MOD([.L33];12)" office:value-type="float" office:value="6">
            <text:p>6</text:p>
          </table:table-cell>
          <table:table-cell table:style-name="ce21" table:formula="of:=MOD([.M33];12)" office:value-type="float" office:value="3">
            <text:p>3</text:p>
          </table:table-cell>
          <table:table-cell table:style-name="ce21" table:formula="of:=MOD([.N33];12)" office:value-type="float" office:value="0">
            <text:p>0</text:p>
          </table:table-cell>
          <table:table-cell table:style-name="ce21" table:formula="of:=MOD([.O33];12)" office:value-type="float" office:value="0">
            <text:p>0</text:p>
          </table:table-cell>
          <table:table-cell table:style-name="ce21" table:formula="of:=MOD([.P33];12)" office:value-type="float" office:value="6">
            <text:p>6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formula="of:=IF([.A33]=0;&quot;X&quot;;[.A34])" office:value-type="float" office:value="10">
            <text:p>10</text:p>
          </table:table-cell>
          <table:table-cell table:formula="of:=IF([.B33]=0;&quot;X&quot;;[.B34])" office:value-type="float" office:value="0">
            <text:p>0</text:p>
          </table:table-cell>
          <table:table-cell table:formula="of:=IF([.C33]=0;&quot;X&quot;;[.C34])" office:value-type="float" office:value="10">
            <text:p>10</text:p>
          </table:table-cell>
          <table:table-cell table:formula="of:=IF([.D33]=0;&quot;X&quot;;[.D34])" office:value-type="string" office:string-value="X">
            <text:p>X</text:p>
          </table:table-cell>
          <table:table-cell table:formula="of:=IF([.E33]=0;&quot;X&quot;;[.E34])" office:value-type="float" office:value="5">
            <text:p>5</text:p>
          </table:table-cell>
          <table:table-cell table:formula="of:=IF([.F33]=0;&quot;X&quot;;[.F34])" office:value-type="float" office:value="6">
            <text:p>6</text:p>
          </table:table-cell>
          <table:table-cell table:formula="of:=IF([.G33]=0;&quot;X&quot;;[.G34])" office:value-type="float" office:value="4">
            <text:p>4</text:p>
          </table:table-cell>
          <table:table-cell table:formula="of:=IF([.H33]=0;&quot;X&quot;;[.H34])" office:value-type="float" office:value="1">
            <text:p>1</text:p>
          </table:table-cell>
          <table:table-cell table:formula="of:=IF([.I33]=0;&quot;X&quot;;[.I34])" office:value-type="float" office:value="6">
            <text:p>6</text:p>
          </table:table-cell>
          <table:table-cell table:formula="of:=IF([.J33]=0;&quot;X&quot;;[.J34])" office:value-type="string" office:string-value="X">
            <text:p>X</text:p>
          </table:table-cell>
          <table:table-cell table:style-name="ce4" table:formula="of:=IF([.K33]=0;&quot;X&quot;;[.K34])" office:value-type="float" office:value="11">
            <text:p>11</text:p>
          </table:table-cell>
          <table:table-cell table:formula="of:=IF([.L33]=0;&quot;X&quot;;[.L34])" office:value-type="float" office:value="6">
            <text:p>6</text:p>
          </table:table-cell>
          <table:table-cell table:formula="of:=IF([.M33]=0;&quot;X&quot;;[.M34])" office:value-type="float" office:value="3">
            <text:p>3</text:p>
          </table:table-cell>
          <table:table-cell table:formula="of:=IF([.N33]=0;&quot;X&quot;;[.N34])" office:value-type="string" office:string-value="X">
            <text:p>X</text:p>
          </table:table-cell>
          <table:table-cell table:formula="of:=IF([.O33]=0;&quot;X&quot;;[.O34])" office:value-type="string" office:string-value="X">
            <text:p>X</text:p>
          </table:table-cell>
          <table:table-cell table:formula="of:=IF([.P33]=0;&quot;X&quot;;[.P34])" office:value-type="float" office:value="6">
            <text:p>6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ce21" office:value-type="string">
            <text:p>Title / Score</text:p>
          </table:table-cell>
          <table:table-cell table:style-name="Default" table:number-columns-repeated="19"/>
          <table:table-cell table:number-columns-repeated="236"/>
        </table:table-row>
        <table:table-row table:style-name="ro1">
          <table:table-cell table:formula="of:=CONCATENATE([.A23];&quot;-&quot;;[.B23];&quot;-&quot;;[.C23];&quot;-&quot;;[.D23];&quot;-&quot;;[.E23];&quot;-&quot;;[.F23];&quot;-&quot;;[.G23];&quot;-&quot;;[.H23];&quot;-&quot;;[.I23];&quot;-&quot;;[.J23];&quot;-&quot;;[.K23];&quot;-&quot;;[.L23];&quot;-&quot;;[.M23];&quot;-&quot;;[.N23];&quot;-&quot;;[.O23];&quot;-&quot;;[.P23];&quot;~&quot;;[.R23])" office:value-type="string" office:string-value="11-1-11-X-6-7-5-2-7-X-0-7-4-X-X-7~8">
            <text:p>11-1-11-X-6-7-5-2-7-X-0-7-4-X-X-7~8</text:p>
          </table:table-cell>
          <table:table-cell table:style-name="Default" table:number-columns-repeated="19"/>
          <table:table-cell table:number-columns-repeated="236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Default" table:number-columns-repeated="4"/>
          <table:table-cell table:style-name="Default"/>
          <table:table-cell table:style-name="Default" table:number-columns-repeated="15"/>
          <table:table-cell table:number-columns-repeated="23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style-name="ce26"/>
          <table:table-cell/>
          <table:table-cell table:style-name="Default"/>
          <table:table-cell table:number-columns-repeated="253"/>
        </table:table-row>
        <table:table-row table:style-name="ro3">
          <table:table-cell table:number-columns-repeated="2"/>
          <table:table-cell table:style-name="Default"/>
          <table:table-cell table:number-columns-repeated="253"/>
        </table:table-row>
        <table:table-row table:style-name="ro3" table:number-rows-repeated="6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 table:number-rows-repeated="2">
          <table:table-cell table:style-name="Default" table:number-columns-repeated="3"/>
          <table:table-cell table:number-columns-repeated="253"/>
        </table:table-row>
        <table:table-row table:style-name="ro3" table:number-rows-repeated="11">
          <table:table-cell table:style-name="Default"/>
          <table:table-cell table:number-columns-repeated="255"/>
        </table:table-row>
        <table:table-row table:style-name="ro3" table:number-rows-repeated="71">
          <table:table-cell table:number-columns-repeated="256"/>
        </table:table-row>
        <table:table-row table:style-name="ro3">
          <table:table-cell table:number-columns-repeated="3"/>
          <table:table-cell/>
          <table:table-cell table:number-columns-repeated="252"/>
        </table:table-row>
        <table:table-row table:style-name="ro3" table:number-rows-repeated="1048438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Graphics" table:style-name="ta2" table:print="false">
        <office:forms form:automatic-focus="false" form:apply-design-mode="false"/>
        <table:table-column table:style-name="co6" table:number-columns-repeated="10" table:default-cell-style-name="ce49"/>
        <table:table-column table:style-name="co6" table:default-cell-style-name="ce50"/>
        <table:table-column table:style-name="co6" table:number-columns-repeated="7" table:default-cell-style-name="ce49"/>
        <table:table-column table:style-name="co3" table:default-cell-style-name="ce4"/>
        <table:table-column table:style-name="co4" table:number-columns-repeated="18" table:default-cell-style-name="ce4"/>
        <table:table-column table:style-name="co5" table:number-columns-repeated="2" table:default-cell-style-name="ce4"/>
        <table:table-column table:style-name="co3" table:number-columns-repeated="214" table:default-cell-style-name="ce4"/>
        <table:table-column table:style-name="co3" table:number-columns-repeated="3" table:default-cell-style-name="ce21"/>
        <table:table-row table:style-name="ro4">
          <table:table-cell table:style-name="ce47" office:value-type="float" office:value="11">
            <text:p>11</text:p>
          </table:table-cell>
          <table:table-cell table:style-name="ce54" office:value-type="string">
            <text:p>B</text:p>
          </table:table-cell>
          <table:table-cell table:style-name="ce47" table:formula="of:=IF(OR([Mechanics.A$23]=[.$A1];[Mechanics.A$27]=[.$A1];[Mechanics.A$31]=[.$A1];[Mechanics.A$35]=[.$A1];[Mechanics.$R$23]=[.$A1]);&quot;X&quot;;&quot;&quot;)" office:value-type="string" office:string-value="X">
            <text:p>X</text:p>
          </table:table-cell>
          <table:table-cell table:style-name="ce47" table:formula="of:=IF(OR([Mechanics.B$23]=[.$A1];[Mechanics.B$27]=[.$A1];[Mechanics.B$31]=[.$A1];[Mechanics.B$35]=[.$A1];[Mechanics.$R$23]=[.$A1]);&quot;X&quot;;&quot;&quot;)">
            <text:p/>
          </table:table-cell>
          <table:table-cell table:style-name="ce47" table:formula="of:=IF(OR([Mechanics.C$23]=[.$A1];[Mechanics.C$27]=[.$A1];[Mechanics.C$31]=[.$A1];[Mechanics.C$35]=[.$A1];[Mechanics.$R$23]=[.$A1]);&quot;X&quot;;&quot;&quot;)" office:value-type="string" office:string-value="X">
            <text:p>X</text:p>
          </table:table-cell>
          <table:table-cell table:style-name="ce47" table:formula="of:=IF(OR([Mechanics.D$23]=[.$A1];[Mechanics.D$27]=[.$A1];[Mechanics.D$31]=[.$A1];[Mechanics.D$35]=[.$A1];[Mechanics.$R$23]=[.$A1]);&quot;X&quot;;&quot;&quot;)">
            <text:p/>
          </table:table-cell>
          <table:table-cell table:style-name="ce47" table:formula="of:=IF(OR([Mechanics.E$23]=[.$A1];[Mechanics.E$27]=[.$A1];[Mechanics.E$31]=[.$A1];[Mechanics.E$35]=[.$A1];[Mechanics.$R$23]=[.$A1]);&quot;X&quot;;&quot;&quot;)">
            <text:p/>
          </table:table-cell>
          <table:table-cell table:style-name="ce47" table:formula="of:=IF(OR([Mechanics.F$23]=[.$A1];[Mechanics.F$27]=[.$A1];[Mechanics.F$31]=[.$A1];[Mechanics.F$35]=[.$A1];[Mechanics.$R$23]=[.$A1]);&quot;X&quot;;&quot;&quot;)" office:value-type="string" office:string-value="X">
            <text:p>X</text:p>
          </table:table-cell>
          <table:table-cell table:style-name="ce47" table:formula="of:=IF(OR([Mechanics.G$23]=[.$A1];[Mechanics.G$27]=[.$A1];[Mechanics.G$31]=[.$A1];[Mechanics.G$35]=[.$A1];[Mechanics.$R$23]=[.$A1]);&quot;X&quot;;&quot;&quot;)">
            <text:p/>
          </table:table-cell>
          <table:table-cell table:style-name="ce47" table:formula="of:=IF(OR([Mechanics.H$23]=[.$A1];[Mechanics.H$27]=[.$A1];[Mechanics.H$31]=[.$A1];[Mechanics.H$35]=[.$A1];[Mechanics.$R$23]=[.$A1]);&quot;X&quot;;&quot;&quot;)">
            <text:p/>
          </table:table-cell>
          <table:table-cell table:style-name="ce47" table:formula="of:=IF(OR([Mechanics.I$23]=[.$A1];[Mechanics.I$27]=[.$A1];[Mechanics.I$31]=[.$A1];[Mechanics.I$35]=[.$A1];[Mechanics.$R$23]=[.$A1]);&quot;X&quot;;&quot;&quot;)" office:value-type="string" office:string-value="X">
            <text:p>X</text:p>
          </table:table-cell>
          <table:table-cell table:style-name="ce47" table:formula="of:=IF(OR([Mechanics.J$23]=[.$A1];[Mechanics.J$27]=[.$A1];[Mechanics.J$31]=[.$A1];[Mechanics.J$35]=[.$A1];[Mechanics.$R$23]=[.$A1]);&quot;X&quot;;&quot;&quot;)">
            <text:p/>
          </table:table-cell>
          <table:table-cell table:style-name="ce47" table:formula="of:=IF(OR([Mechanics.K$23]=[.$A1];[Mechanics.K$27]=[.$A1];[Mechanics.K$31]=[.$A1];[Mechanics.K$35]=[.$A1];[Mechanics.$R$23]=[.$A1]);&quot;X&quot;;&quot;&quot;)" office:value-type="string" office:string-value="X">
            <text:p>X</text:p>
          </table:table-cell>
          <table:table-cell table:style-name="ce47" table:formula="of:=IF(OR([Mechanics.L$23]=[.$A1];[Mechanics.L$27]=[.$A1];[Mechanics.L$31]=[.$A1];[Mechanics.L$35]=[.$A1];[Mechanics.$R$23]=[.$A1]);&quot;X&quot;;&quot;&quot;)" office:value-type="string" office:string-value="X">
            <text:p>X</text:p>
          </table:table-cell>
          <table:table-cell table:style-name="ce47" table:formula="of:=IF(OR([Mechanics.M$23]=[.$A1];[Mechanics.M$27]=[.$A1];[Mechanics.M$31]=[.$A1];[Mechanics.M$35]=[.$A1];[Mechanics.$R$23]=[.$A1]);&quot;X&quot;;&quot;&quot;)" office:value-type="string" office:string-value="X">
            <text:p>X</text:p>
          </table:table-cell>
          <table:table-cell table:style-name="ce47" table:formula="of:=IF(OR([Mechanics.N$23]=[.$A1];[Mechanics.N$27]=[.$A1];[Mechanics.N$31]=[.$A1];[Mechanics.N$35]=[.$A1];[Mechanics.$R$23]=[.$A1]);&quot;X&quot;;&quot;&quot;)">
            <text:p/>
          </table:table-cell>
          <table:table-cell table:style-name="ce47" table:formula="of:=IF(OR([Mechanics.O$23]=[.$A1];[Mechanics.O$27]=[.$A1];[Mechanics.O$31]=[.$A1];[Mechanics.O$35]=[.$A1];[Mechanics.$R$23]=[.$A1]);&quot;X&quot;;&quot;&quot;)">
            <text:p/>
          </table:table-cell>
          <table:table-cell table:style-name="ce47" table:formula="of:=IF(OR([Mechanics.P$23]=[.$A1];[Mechanics.P$27]=[.$A1];[Mechanics.P$31]=[.$A1];[Mechanics.P$35]=[.$A1];[Mechanics.$R$23]=[.$A1]);&quot;X&quot;;&quot;&quot;)" office:value-type="string" office:string-value="X">
            <text:p>X</text:p>
          </table:table-cell>
          <table:table-cell table:number-columns-repeated="4"/>
          <table:table-cell table:style-name="ce25" table:number-columns-repeated="15"/>
          <table:table-cell table:number-columns-repeated="219"/>
        </table:table-row>
        <table:table-row table:style-name="ro4">
          <table:table-cell table:style-name="ce47" office:value-type="float" office:value="10">
            <text:p>10</text:p>
          </table:table-cell>
          <table:table-cell table:style-name="ce54" office:value-type="string">
            <text:p>A#</text:p>
          </table:table-cell>
          <table:table-cell table:style-name="ce47" table:formula="of:=IF(OR([Mechanics.A$23]=[.$A2];[Mechanics.A$27]=[.$A2];[Mechanics.A$31]=[.$A2];[Mechanics.A$35]=[.$A2];[Mechanics.$R$23]=[.$A2]);&quot;X&quot;;&quot;&quot;)" office:value-type="string" office:string-value="X">
            <text:p>X</text:p>
          </table:table-cell>
          <table:table-cell table:style-name="ce47" table:formula="of:=IF(OR([Mechanics.B$23]=[.$A2];[Mechanics.B$27]=[.$A2];[Mechanics.B$31]=[.$A2];[Mechanics.B$35]=[.$A2];[Mechanics.$R$23]=[.$A2]);&quot;X&quot;;&quot;&quot;)">
            <text:p/>
          </table:table-cell>
          <table:table-cell table:style-name="ce47" table:formula="of:=IF(OR([Mechanics.C$23]=[.$A2];[Mechanics.C$27]=[.$A2];[Mechanics.C$31]=[.$A2];[Mechanics.C$35]=[.$A2];[Mechanics.$R$23]=[.$A2]);&quot;X&quot;;&quot;&quot;)" office:value-type="string" office:string-value="X">
            <text:p>X</text:p>
          </table:table-cell>
          <table:table-cell table:style-name="ce47" table:formula="of:=IF(OR([Mechanics.D$23]=[.$A2];[Mechanics.D$27]=[.$A2];[Mechanics.D$31]=[.$A2];[Mechanics.D$35]=[.$A2];[Mechanics.$R$23]=[.$A2]);&quot;X&quot;;&quot;&quot;)">
            <text:p/>
          </table:table-cell>
          <table:table-cell table:style-name="ce47" table:formula="of:=IF(OR([Mechanics.E$23]=[.$A2];[Mechanics.E$27]=[.$A2];[Mechanics.E$31]=[.$A2];[Mechanics.E$35]=[.$A2];[Mechanics.$R$23]=[.$A2]);&quot;X&quot;;&quot;&quot;)" office:value-type="string" office:string-value="X">
            <text:p>X</text:p>
          </table:table-cell>
          <table:table-cell table:style-name="ce47" table:formula="of:=IF(OR([Mechanics.F$23]=[.$A2];[Mechanics.F$27]=[.$A2];[Mechanics.F$31]=[.$A2];[Mechanics.F$35]=[.$A2];[Mechanics.$R$23]=[.$A2]);&quot;X&quot;;&quot;&quot;)">
            <text:p/>
          </table:table-cell>
          <table:table-cell table:style-name="ce47" table:formula="of:=IF(OR([Mechanics.G$23]=[.$A2];[Mechanics.G$27]=[.$A2];[Mechanics.G$31]=[.$A2];[Mechanics.G$35]=[.$A2];[Mechanics.$R$23]=[.$A2]);&quot;X&quot;;&quot;&quot;)">
            <text:p/>
          </table:table-cell>
          <table:table-cell table:style-name="ce47" table:formula="of:=IF(OR([Mechanics.H$23]=[.$A2];[Mechanics.H$27]=[.$A2];[Mechanics.H$31]=[.$A2];[Mechanics.H$35]=[.$A2];[Mechanics.$R$23]=[.$A2]);&quot;X&quot;;&quot;&quot;)">
            <text:p/>
          </table:table-cell>
          <table:table-cell table:style-name="ce47" table:formula="of:=IF(OR([Mechanics.I$23]=[.$A2];[Mechanics.I$27]=[.$A2];[Mechanics.I$31]=[.$A2];[Mechanics.I$35]=[.$A2];[Mechanics.$R$23]=[.$A2]);&quot;X&quot;;&quot;&quot;)">
            <text:p/>
          </table:table-cell>
          <table:table-cell table:style-name="ce47" table:formula="of:=IF(OR([Mechanics.J$23]=[.$A2];[Mechanics.J$27]=[.$A2];[Mechanics.J$31]=[.$A2];[Mechanics.J$35]=[.$A2];[Mechanics.$R$23]=[.$A2]);&quot;X&quot;;&quot;&quot;)">
            <text:p/>
          </table:table-cell>
          <table:table-cell table:style-name="ce47" table:formula="of:=IF(OR([Mechanics.K$23]=[.$A2];[Mechanics.K$27]=[.$A2];[Mechanics.K$31]=[.$A2];[Mechanics.K$35]=[.$A2];[Mechanics.$R$23]=[.$A2]);&quot;X&quot;;&quot;&quot;)">
            <text:p/>
          </table:table-cell>
          <table:table-cell table:style-name="ce47" table:formula="of:=IF(OR([Mechanics.L$23]=[.$A2];[Mechanics.L$27]=[.$A2];[Mechanics.L$31]=[.$A2];[Mechanics.L$35]=[.$A2];[Mechanics.$R$23]=[.$A2]);&quot;X&quot;;&quot;&quot;)">
            <text:p/>
          </table:table-cell>
          <table:table-cell table:style-name="ce47" table:formula="of:=IF(OR([Mechanics.M$23]=[.$A2];[Mechanics.M$27]=[.$A2];[Mechanics.M$31]=[.$A2];[Mechanics.M$35]=[.$A2];[Mechanics.$R$23]=[.$A2]);&quot;X&quot;;&quot;&quot;)">
            <text:p/>
          </table:table-cell>
          <table:table-cell table:style-name="ce47" table:formula="of:=IF(OR([Mechanics.N$23]=[.$A2];[Mechanics.N$27]=[.$A2];[Mechanics.N$31]=[.$A2];[Mechanics.N$35]=[.$A2];[Mechanics.$R$23]=[.$A2]);&quot;X&quot;;&quot;&quot;)">
            <text:p/>
          </table:table-cell>
          <table:table-cell table:style-name="ce47" table:formula="of:=IF(OR([Mechanics.O$23]=[.$A2];[Mechanics.O$27]=[.$A2];[Mechanics.O$31]=[.$A2];[Mechanics.O$35]=[.$A2];[Mechanics.$R$23]=[.$A2]);&quot;X&quot;;&quot;&quot;)">
            <text:p/>
          </table:table-cell>
          <table:table-cell table:style-name="ce47" table:formula="of:=IF(OR([Mechanics.P$23]=[.$A2];[Mechanics.P$27]=[.$A2];[Mechanics.P$31]=[.$A2];[Mechanics.P$35]=[.$A2];[Mechanics.$R$23]=[.$A2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8"/>
          <table:table-cell table:number-columns-repeated="217"/>
        </table:table-row>
        <table:table-row table:style-name="ro4">
          <table:table-cell table:style-name="ce47" office:value-type="float" office:value="9">
            <text:p>9</text:p>
          </table:table-cell>
          <table:table-cell table:style-name="ce54" office:value-type="string">
            <text:p>A</text:p>
          </table:table-cell>
          <table:table-cell table:style-name="ce47" table:formula="of:=IF(OR([Mechanics.A$23]=[.$A3];[Mechanics.A$27]=[.$A3];[Mechanics.A$31]=[.$A3];[Mechanics.A$35]=[.$A3];[Mechanics.$R$23]=[.$A3]);&quot;X&quot;;&quot;&quot;)">
            <text:p/>
          </table:table-cell>
          <table:table-cell table:style-name="ce47" table:formula="of:=IF(OR([Mechanics.B$23]=[.$A3];[Mechanics.B$27]=[.$A3];[Mechanics.B$31]=[.$A3];[Mechanics.B$35]=[.$A3];[Mechanics.$R$23]=[.$A3]);&quot;X&quot;;&quot;&quot;)">
            <text:p/>
          </table:table-cell>
          <table:table-cell table:style-name="ce47" table:formula="of:=IF(OR([Mechanics.C$23]=[.$A3];[Mechanics.C$27]=[.$A3];[Mechanics.C$31]=[.$A3];[Mechanics.C$35]=[.$A3];[Mechanics.$R$23]=[.$A3]);&quot;X&quot;;&quot;&quot;)">
            <text:p/>
          </table:table-cell>
          <table:table-cell table:style-name="ce47" table:formula="of:=IF(OR([Mechanics.D$23]=[.$A3];[Mechanics.D$27]=[.$A3];[Mechanics.D$31]=[.$A3];[Mechanics.D$35]=[.$A3];[Mechanics.$R$23]=[.$A3]);&quot;X&quot;;&quot;&quot;)">
            <text:p/>
          </table:table-cell>
          <table:table-cell table:style-name="ce47" table:formula="of:=IF(OR([Mechanics.E$23]=[.$A3];[Mechanics.E$27]=[.$A3];[Mechanics.E$31]=[.$A3];[Mechanics.E$35]=[.$A3];[Mechanics.$R$23]=[.$A3]);&quot;X&quot;;&quot;&quot;)">
            <text:p/>
          </table:table-cell>
          <table:table-cell table:style-name="ce47" table:formula="of:=IF(OR([Mechanics.F$23]=[.$A3];[Mechanics.F$27]=[.$A3];[Mechanics.F$31]=[.$A3];[Mechanics.F$35]=[.$A3];[Mechanics.$R$23]=[.$A3]);&quot;X&quot;;&quot;&quot;)">
            <text:p/>
          </table:table-cell>
          <table:table-cell table:style-name="ce47" table:formula="of:=IF(OR([Mechanics.G$23]=[.$A3];[Mechanics.G$27]=[.$A3];[Mechanics.G$31]=[.$A3];[Mechanics.G$35]=[.$A3];[Mechanics.$R$23]=[.$A3]);&quot;X&quot;;&quot;&quot;)" office:value-type="string" office:string-value="X">
            <text:p>X</text:p>
          </table:table-cell>
          <table:table-cell table:style-name="ce47" table:formula="of:=IF(OR([Mechanics.H$23]=[.$A3];[Mechanics.H$27]=[.$A3];[Mechanics.H$31]=[.$A3];[Mechanics.H$35]=[.$A3];[Mechanics.$R$23]=[.$A3]);&quot;X&quot;;&quot;&quot;)" office:value-type="string" office:string-value="X">
            <text:p>X</text:p>
          </table:table-cell>
          <table:table-cell table:style-name="ce47" table:formula="of:=IF(OR([Mechanics.I$23]=[.$A3];[Mechanics.I$27]=[.$A3];[Mechanics.I$31]=[.$A3];[Mechanics.I$35]=[.$A3];[Mechanics.$R$23]=[.$A3]);&quot;X&quot;;&quot;&quot;)">
            <text:p/>
          </table:table-cell>
          <table:table-cell table:style-name="ce47" table:formula="of:=IF(OR([Mechanics.J$23]=[.$A3];[Mechanics.J$27]=[.$A3];[Mechanics.J$31]=[.$A3];[Mechanics.J$35]=[.$A3];[Mechanics.$R$23]=[.$A3]);&quot;X&quot;;&quot;&quot;)">
            <text:p/>
          </table:table-cell>
          <table:table-cell table:style-name="ce47" table:formula="of:=IF(OR([Mechanics.K$23]=[.$A3];[Mechanics.K$27]=[.$A3];[Mechanics.K$31]=[.$A3];[Mechanics.K$35]=[.$A3];[Mechanics.$R$23]=[.$A3]);&quot;X&quot;;&quot;&quot;)">
            <text:p/>
          </table:table-cell>
          <table:table-cell table:style-name="ce47" table:formula="of:=IF(OR([Mechanics.L$23]=[.$A3];[Mechanics.L$27]=[.$A3];[Mechanics.L$31]=[.$A3];[Mechanics.L$35]=[.$A3];[Mechanics.$R$23]=[.$A3]);&quot;X&quot;;&quot;&quot;)">
            <text:p/>
          </table:table-cell>
          <table:table-cell table:style-name="ce47" table:formula="of:=IF(OR([Mechanics.M$23]=[.$A3];[Mechanics.M$27]=[.$A3];[Mechanics.M$31]=[.$A3];[Mechanics.M$35]=[.$A3];[Mechanics.$R$23]=[.$A3]);&quot;X&quot;;&quot;&quot;)">
            <text:p/>
          </table:table-cell>
          <table:table-cell table:style-name="ce47" table:formula="of:=IF(OR([Mechanics.N$23]=[.$A3];[Mechanics.N$27]=[.$A3];[Mechanics.N$31]=[.$A3];[Mechanics.N$35]=[.$A3];[Mechanics.$R$23]=[.$A3]);&quot;X&quot;;&quot;&quot;)">
            <text:p/>
          </table:table-cell>
          <table:table-cell table:style-name="ce47" table:formula="of:=IF(OR([Mechanics.O$23]=[.$A3];[Mechanics.O$27]=[.$A3];[Mechanics.O$31]=[.$A3];[Mechanics.O$35]=[.$A3];[Mechanics.$R$23]=[.$A3]);&quot;X&quot;;&quot;&quot;)">
            <text:p/>
          </table:table-cell>
          <table:table-cell table:style-name="ce47" table:formula="of:=IF(OR([Mechanics.P$23]=[.$A3];[Mechanics.P$27]=[.$A3];[Mechanics.P$31]=[.$A3];[Mechanics.P$35]=[.$A3];[Mechanics.$R$23]=[.$A3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8">
            <text:p>8</text:p>
          </table:table-cell>
          <table:table-cell table:style-name="ce54" office:value-type="string">
            <text:p>G#</text:p>
          </table:table-cell>
          <table:table-cell table:style-name="ce47" table:formula="of:=IF(OR([Mechanics.A$23]=[.$A4];[Mechanics.A$27]=[.$A4];[Mechanics.A$31]=[.$A4];[Mechanics.A$35]=[.$A4];[Mechanics.$R$23]=[.$A4]);&quot;X&quot;;&quot;&quot;)" office:value-type="string" office:string-value="X">
            <text:p>X</text:p>
          </table:table-cell>
          <table:table-cell table:style-name="ce47" table:formula="of:=IF(OR([Mechanics.B$23]=[.$A4];[Mechanics.B$27]=[.$A4];[Mechanics.B$31]=[.$A4];[Mechanics.B$35]=[.$A4];[Mechanics.$R$23]=[.$A4]);&quot;X&quot;;&quot;&quot;)" office:value-type="string" office:string-value="X">
            <text:p>X</text:p>
          </table:table-cell>
          <table:table-cell table:style-name="ce47" table:formula="of:=IF(OR([Mechanics.C$23]=[.$A4];[Mechanics.C$27]=[.$A4];[Mechanics.C$31]=[.$A4];[Mechanics.C$35]=[.$A4];[Mechanics.$R$23]=[.$A4]);&quot;X&quot;;&quot;&quot;)" office:value-type="string" office:string-value="X">
            <text:p>X</text:p>
          </table:table-cell>
          <table:table-cell table:style-name="ce47" table:formula="of:=IF(OR([Mechanics.D$23]=[.$A4];[Mechanics.D$27]=[.$A4];[Mechanics.D$31]=[.$A4];[Mechanics.D$35]=[.$A4];[Mechanics.$R$23]=[.$A4]);&quot;X&quot;;&quot;&quot;)" office:value-type="string" office:string-value="X">
            <text:p>X</text:p>
          </table:table-cell>
          <table:table-cell table:style-name="ce47" table:formula="of:=IF(OR([Mechanics.E$23]=[.$A4];[Mechanics.E$27]=[.$A4];[Mechanics.E$31]=[.$A4];[Mechanics.E$35]=[.$A4];[Mechanics.$R$23]=[.$A4]);&quot;X&quot;;&quot;&quot;)" office:value-type="string" office:string-value="X">
            <text:p>X</text:p>
          </table:table-cell>
          <table:table-cell table:style-name="ce47" table:formula="of:=IF(OR([Mechanics.F$23]=[.$A4];[Mechanics.F$27]=[.$A4];[Mechanics.F$31]=[.$A4];[Mechanics.F$35]=[.$A4];[Mechanics.$R$23]=[.$A4]);&quot;X&quot;;&quot;&quot;)" office:value-type="string" office:string-value="X">
            <text:p>X</text:p>
          </table:table-cell>
          <table:table-cell table:style-name="ce47" table:formula="of:=IF(OR([Mechanics.G$23]=[.$A4];[Mechanics.G$27]=[.$A4];[Mechanics.G$31]=[.$A4];[Mechanics.G$35]=[.$A4];[Mechanics.$R$23]=[.$A4]);&quot;X&quot;;&quot;&quot;)" office:value-type="string" office:string-value="X">
            <text:p>X</text:p>
          </table:table-cell>
          <table:table-cell table:style-name="ce47" table:formula="of:=IF(OR([Mechanics.H$23]=[.$A4];[Mechanics.H$27]=[.$A4];[Mechanics.H$31]=[.$A4];[Mechanics.H$35]=[.$A4];[Mechanics.$R$23]=[.$A4]);&quot;X&quot;;&quot;&quot;)" office:value-type="string" office:string-value="X">
            <text:p>X</text:p>
          </table:table-cell>
          <table:table-cell table:style-name="ce47" table:formula="of:=IF(OR([Mechanics.I$23]=[.$A4];[Mechanics.I$27]=[.$A4];[Mechanics.I$31]=[.$A4];[Mechanics.I$35]=[.$A4];[Mechanics.$R$23]=[.$A4]);&quot;X&quot;;&quot;&quot;)" office:value-type="string" office:string-value="X">
            <text:p>X</text:p>
          </table:table-cell>
          <table:table-cell table:style-name="ce47" table:formula="of:=IF(OR([Mechanics.J$23]=[.$A4];[Mechanics.J$27]=[.$A4];[Mechanics.J$31]=[.$A4];[Mechanics.J$35]=[.$A4];[Mechanics.$R$23]=[.$A4]);&quot;X&quot;;&quot;&quot;)" office:value-type="string" office:string-value="X">
            <text:p>X</text:p>
          </table:table-cell>
          <table:table-cell table:style-name="ce47" table:formula="of:=IF(OR([Mechanics.K$23]=[.$A4];[Mechanics.K$27]=[.$A4];[Mechanics.K$31]=[.$A4];[Mechanics.K$35]=[.$A4];[Mechanics.$R$23]=[.$A4]);&quot;X&quot;;&quot;&quot;)" office:value-type="string" office:string-value="X">
            <text:p>X</text:p>
          </table:table-cell>
          <table:table-cell table:style-name="ce47" table:formula="of:=IF(OR([Mechanics.L$23]=[.$A4];[Mechanics.L$27]=[.$A4];[Mechanics.L$31]=[.$A4];[Mechanics.L$35]=[.$A4];[Mechanics.$R$23]=[.$A4]);&quot;X&quot;;&quot;&quot;)" office:value-type="string" office:string-value="X">
            <text:p>X</text:p>
          </table:table-cell>
          <table:table-cell table:style-name="ce47" table:formula="of:=IF(OR([Mechanics.M$23]=[.$A4];[Mechanics.M$27]=[.$A4];[Mechanics.M$31]=[.$A4];[Mechanics.M$35]=[.$A4];[Mechanics.$R$23]=[.$A4]);&quot;X&quot;;&quot;&quot;)" office:value-type="string" office:string-value="X">
            <text:p>X</text:p>
          </table:table-cell>
          <table:table-cell table:style-name="ce47" table:formula="of:=IF(OR([Mechanics.N$23]=[.$A4];[Mechanics.N$27]=[.$A4];[Mechanics.N$31]=[.$A4];[Mechanics.N$35]=[.$A4];[Mechanics.$R$23]=[.$A4]);&quot;X&quot;;&quot;&quot;)" office:value-type="string" office:string-value="X">
            <text:p>X</text:p>
          </table:table-cell>
          <table:table-cell table:style-name="ce47" table:formula="of:=IF(OR([Mechanics.O$23]=[.$A4];[Mechanics.O$27]=[.$A4];[Mechanics.O$31]=[.$A4];[Mechanics.O$35]=[.$A4];[Mechanics.$R$23]=[.$A4]);&quot;X&quot;;&quot;&quot;)" office:value-type="string" office:string-value="X">
            <text:p>X</text:p>
          </table:table-cell>
          <table:table-cell table:style-name="ce47" table:formula="of:=IF(OR([Mechanics.P$23]=[.$A4];[Mechanics.P$27]=[.$A4];[Mechanics.P$31]=[.$A4];[Mechanics.P$35]=[.$A4];[Mechanics.$R$23]=[.$A4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7">
            <text:p>7</text:p>
          </table:table-cell>
          <table:table-cell table:style-name="ce54" office:value-type="string">
            <text:p>G</text:p>
          </table:table-cell>
          <table:table-cell table:style-name="ce47" table:formula="of:=IF(OR([Mechanics.A$23]=[.$A5];[Mechanics.A$27]=[.$A5];[Mechanics.A$31]=[.$A5];[Mechanics.A$35]=[.$A5];[Mechanics.$R$23]=[.$A5]);&quot;X&quot;;&quot;&quot;)">
            <text:p/>
          </table:table-cell>
          <table:table-cell table:style-name="ce47" table:formula="of:=IF(OR([Mechanics.B$23]=[.$A5];[Mechanics.B$27]=[.$A5];[Mechanics.B$31]=[.$A5];[Mechanics.B$35]=[.$A5];[Mechanics.$R$23]=[.$A5]);&quot;X&quot;;&quot;&quot;)">
            <text:p/>
          </table:table-cell>
          <table:table-cell table:style-name="ce47" table:formula="of:=IF(OR([Mechanics.C$23]=[.$A5];[Mechanics.C$27]=[.$A5];[Mechanics.C$31]=[.$A5];[Mechanics.C$35]=[.$A5];[Mechanics.$R$23]=[.$A5]);&quot;X&quot;;&quot;&quot;)">
            <text:p/>
          </table:table-cell>
          <table:table-cell table:style-name="ce47" table:formula="of:=IF(OR([Mechanics.D$23]=[.$A5];[Mechanics.D$27]=[.$A5];[Mechanics.D$31]=[.$A5];[Mechanics.D$35]=[.$A5];[Mechanics.$R$23]=[.$A5]);&quot;X&quot;;&quot;&quot;)">
            <text:p/>
          </table:table-cell>
          <table:table-cell table:style-name="ce47" table:formula="of:=IF(OR([Mechanics.E$23]=[.$A5];[Mechanics.E$27]=[.$A5];[Mechanics.E$31]=[.$A5];[Mechanics.E$35]=[.$A5];[Mechanics.$R$23]=[.$A5]);&quot;X&quot;;&quot;&quot;)">
            <text:p/>
          </table:table-cell>
          <table:table-cell table:style-name="ce47" table:formula="of:=IF(OR([Mechanics.F$23]=[.$A5];[Mechanics.F$27]=[.$A5];[Mechanics.F$31]=[.$A5];[Mechanics.F$35]=[.$A5];[Mechanics.$R$23]=[.$A5]);&quot;X&quot;;&quot;&quot;)" office:value-type="string" office:string-value="X">
            <text:p>X</text:p>
          </table:table-cell>
          <table:table-cell table:style-name="ce47" table:formula="of:=IF(OR([Mechanics.G$23]=[.$A5];[Mechanics.G$27]=[.$A5];[Mechanics.G$31]=[.$A5];[Mechanics.G$35]=[.$A5];[Mechanics.$R$23]=[.$A5]);&quot;X&quot;;&quot;&quot;)">
            <text:p/>
          </table:table-cell>
          <table:table-cell table:style-name="ce47" table:formula="of:=IF(OR([Mechanics.H$23]=[.$A5];[Mechanics.H$27]=[.$A5];[Mechanics.H$31]=[.$A5];[Mechanics.H$35]=[.$A5];[Mechanics.$R$23]=[.$A5]);&quot;X&quot;;&quot;&quot;)">
            <text:p/>
          </table:table-cell>
          <table:table-cell table:style-name="ce47" table:formula="of:=IF(OR([Mechanics.I$23]=[.$A5];[Mechanics.I$27]=[.$A5];[Mechanics.I$31]=[.$A5];[Mechanics.I$35]=[.$A5];[Mechanics.$R$23]=[.$A5]);&quot;X&quot;;&quot;&quot;)" office:value-type="string" office:string-value="X">
            <text:p>X</text:p>
          </table:table-cell>
          <table:table-cell table:style-name="ce47" table:formula="of:=IF(OR([Mechanics.J$23]=[.$A5];[Mechanics.J$27]=[.$A5];[Mechanics.J$31]=[.$A5];[Mechanics.J$35]=[.$A5];[Mechanics.$R$23]=[.$A5]);&quot;X&quot;;&quot;&quot;)">
            <text:p/>
          </table:table-cell>
          <table:table-cell table:style-name="ce47" table:formula="of:=IF(OR([Mechanics.K$23]=[.$A5];[Mechanics.K$27]=[.$A5];[Mechanics.K$31]=[.$A5];[Mechanics.K$35]=[.$A5];[Mechanics.$R$23]=[.$A5]);&quot;X&quot;;&quot;&quot;)" office:value-type="string" office:string-value="X">
            <text:p>X</text:p>
          </table:table-cell>
          <table:table-cell table:style-name="ce47" table:formula="of:=IF(OR([Mechanics.L$23]=[.$A5];[Mechanics.L$27]=[.$A5];[Mechanics.L$31]=[.$A5];[Mechanics.L$35]=[.$A5];[Mechanics.$R$23]=[.$A5]);&quot;X&quot;;&quot;&quot;)" office:value-type="string" office:string-value="X">
            <text:p>X</text:p>
          </table:table-cell>
          <table:table-cell table:style-name="ce47" table:formula="of:=IF(OR([Mechanics.M$23]=[.$A5];[Mechanics.M$27]=[.$A5];[Mechanics.M$31]=[.$A5];[Mechanics.M$35]=[.$A5];[Mechanics.$R$23]=[.$A5]);&quot;X&quot;;&quot;&quot;)">
            <text:p/>
          </table:table-cell>
          <table:table-cell table:style-name="ce47" table:formula="of:=IF(OR([Mechanics.N$23]=[.$A5];[Mechanics.N$27]=[.$A5];[Mechanics.N$31]=[.$A5];[Mechanics.N$35]=[.$A5];[Mechanics.$R$23]=[.$A5]);&quot;X&quot;;&quot;&quot;)">
            <text:p/>
          </table:table-cell>
          <table:table-cell table:style-name="ce47" table:formula="of:=IF(OR([Mechanics.O$23]=[.$A5];[Mechanics.O$27]=[.$A5];[Mechanics.O$31]=[.$A5];[Mechanics.O$35]=[.$A5];[Mechanics.$R$23]=[.$A5]);&quot;X&quot;;&quot;&quot;)">
            <text:p/>
          </table:table-cell>
          <table:table-cell table:style-name="ce47" table:formula="of:=IF(OR([Mechanics.P$23]=[.$A5];[Mechanics.P$27]=[.$A5];[Mechanics.P$31]=[.$A5];[Mechanics.P$35]=[.$A5];[Mechanics.$R$23]=[.$A5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6">
            <text:p>6</text:p>
          </table:table-cell>
          <table:table-cell table:style-name="ce54" office:value-type="string">
            <text:p>F#</text:p>
          </table:table-cell>
          <table:table-cell table:style-name="ce47" table:formula="of:=IF(OR([Mechanics.A$23]=[.$A6];[Mechanics.A$27]=[.$A6];[Mechanics.A$31]=[.$A6];[Mechanics.A$35]=[.$A6];[Mechanics.$R$23]=[.$A6]);&quot;X&quot;;&quot;&quot;)" office:value-type="string" office:string-value="X">
            <text:p>X</text:p>
          </table:table-cell>
          <table:table-cell table:style-name="ce47" table:formula="of:=IF(OR([Mechanics.B$23]=[.$A6];[Mechanics.B$27]=[.$A6];[Mechanics.B$31]=[.$A6];[Mechanics.B$35]=[.$A6];[Mechanics.$R$23]=[.$A6]);&quot;X&quot;;&quot;&quot;)">
            <text:p/>
          </table:table-cell>
          <table:table-cell table:style-name="ce47" table:formula="of:=IF(OR([Mechanics.C$23]=[.$A6];[Mechanics.C$27]=[.$A6];[Mechanics.C$31]=[.$A6];[Mechanics.C$35]=[.$A6];[Mechanics.$R$23]=[.$A6]);&quot;X&quot;;&quot;&quot;)" office:value-type="string" office:string-value="X">
            <text:p>X</text:p>
          </table:table-cell>
          <table:table-cell table:style-name="ce47" table:formula="of:=IF(OR([Mechanics.D$23]=[.$A6];[Mechanics.D$27]=[.$A6];[Mechanics.D$31]=[.$A6];[Mechanics.D$35]=[.$A6];[Mechanics.$R$23]=[.$A6]);&quot;X&quot;;&quot;&quot;)">
            <text:p/>
          </table:table-cell>
          <table:table-cell table:style-name="ce47" table:formula="of:=IF(OR([Mechanics.E$23]=[.$A6];[Mechanics.E$27]=[.$A6];[Mechanics.E$31]=[.$A6];[Mechanics.E$35]=[.$A6];[Mechanics.$R$23]=[.$A6]);&quot;X&quot;;&quot;&quot;)" office:value-type="string" office:string-value="X">
            <text:p>X</text:p>
          </table:table-cell>
          <table:table-cell table:style-name="ce47" table:formula="of:=IF(OR([Mechanics.F$23]=[.$A6];[Mechanics.F$27]=[.$A6];[Mechanics.F$31]=[.$A6];[Mechanics.F$35]=[.$A6];[Mechanics.$R$23]=[.$A6]);&quot;X&quot;;&quot;&quot;)" office:value-type="string" office:string-value="X">
            <text:p>X</text:p>
          </table:table-cell>
          <table:table-cell table:style-name="ce47" table:formula="of:=IF(OR([Mechanics.G$23]=[.$A6];[Mechanics.G$27]=[.$A6];[Mechanics.G$31]=[.$A6];[Mechanics.G$35]=[.$A6];[Mechanics.$R$23]=[.$A6]);&quot;X&quot;;&quot;&quot;)">
            <text:p/>
          </table:table-cell>
          <table:table-cell table:style-name="ce47" table:formula="of:=IF(OR([Mechanics.H$23]=[.$A6];[Mechanics.H$27]=[.$A6];[Mechanics.H$31]=[.$A6];[Mechanics.H$35]=[.$A6];[Mechanics.$R$23]=[.$A6]);&quot;X&quot;;&quot;&quot;)" office:value-type="string" office:string-value="X">
            <text:p>X</text:p>
          </table:table-cell>
          <table:table-cell table:style-name="ce47" table:formula="of:=IF(OR([Mechanics.I$23]=[.$A6];[Mechanics.I$27]=[.$A6];[Mechanics.I$31]=[.$A6];[Mechanics.I$35]=[.$A6];[Mechanics.$R$23]=[.$A6]);&quot;X&quot;;&quot;&quot;)" office:value-type="string" office:string-value="X">
            <text:p>X</text:p>
          </table:table-cell>
          <table:table-cell table:style-name="ce47" table:formula="of:=IF(OR([Mechanics.J$23]=[.$A6];[Mechanics.J$27]=[.$A6];[Mechanics.J$31]=[.$A6];[Mechanics.J$35]=[.$A6];[Mechanics.$R$23]=[.$A6]);&quot;X&quot;;&quot;&quot;)">
            <text:p/>
          </table:table-cell>
          <table:table-cell table:style-name="ce47" table:formula="of:=IF(OR([Mechanics.K$23]=[.$A6];[Mechanics.K$27]=[.$A6];[Mechanics.K$31]=[.$A6];[Mechanics.K$35]=[.$A6];[Mechanics.$R$23]=[.$A6]);&quot;X&quot;;&quot;&quot;)">
            <text:p/>
          </table:table-cell>
          <table:table-cell table:style-name="ce47" table:formula="of:=IF(OR([Mechanics.L$23]=[.$A6];[Mechanics.L$27]=[.$A6];[Mechanics.L$31]=[.$A6];[Mechanics.L$35]=[.$A6];[Mechanics.$R$23]=[.$A6]);&quot;X&quot;;&quot;&quot;)" office:value-type="string" office:string-value="X">
            <text:p>X</text:p>
          </table:table-cell>
          <table:table-cell table:style-name="ce47" table:formula="of:=IF(OR([Mechanics.M$23]=[.$A6];[Mechanics.M$27]=[.$A6];[Mechanics.M$31]=[.$A6];[Mechanics.M$35]=[.$A6];[Mechanics.$R$23]=[.$A6]);&quot;X&quot;;&quot;&quot;)">
            <text:p/>
          </table:table-cell>
          <table:table-cell table:style-name="ce47" table:formula="of:=IF(OR([Mechanics.N$23]=[.$A6];[Mechanics.N$27]=[.$A6];[Mechanics.N$31]=[.$A6];[Mechanics.N$35]=[.$A6];[Mechanics.$R$23]=[.$A6]);&quot;X&quot;;&quot;&quot;)">
            <text:p/>
          </table:table-cell>
          <table:table-cell table:style-name="ce47" table:formula="of:=IF(OR([Mechanics.O$23]=[.$A6];[Mechanics.O$27]=[.$A6];[Mechanics.O$31]=[.$A6];[Mechanics.O$35]=[.$A6];[Mechanics.$R$23]=[.$A6]);&quot;X&quot;;&quot;&quot;)">
            <text:p/>
          </table:table-cell>
          <table:table-cell table:style-name="ce47" table:formula="of:=IF(OR([Mechanics.P$23]=[.$A6];[Mechanics.P$27]=[.$A6];[Mechanics.P$31]=[.$A6];[Mechanics.P$35]=[.$A6];[Mechanics.$R$23]=[.$A6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5">
            <text:p>5</text:p>
          </table:table-cell>
          <table:table-cell table:style-name="ce54" office:value-type="string">
            <text:p>F</text:p>
          </table:table-cell>
          <table:table-cell table:style-name="ce47" table:formula="of:=IF(OR([Mechanics.A$23]=[.$A7];[Mechanics.A$27]=[.$A7];[Mechanics.A$31]=[.$A7];[Mechanics.A$35]=[.$A7];[Mechanics.$R$23]=[.$A7]);&quot;X&quot;;&quot;&quot;)">
            <text:p/>
          </table:table-cell>
          <table:table-cell table:style-name="ce47" table:formula="of:=IF(OR([Mechanics.B$23]=[.$A7];[Mechanics.B$27]=[.$A7];[Mechanics.B$31]=[.$A7];[Mechanics.B$35]=[.$A7];[Mechanics.$R$23]=[.$A7]);&quot;X&quot;;&quot;&quot;)" office:value-type="string" office:string-value="X">
            <text:p>X</text:p>
          </table:table-cell>
          <table:table-cell table:style-name="ce47" table:formula="of:=IF(OR([Mechanics.C$23]=[.$A7];[Mechanics.C$27]=[.$A7];[Mechanics.C$31]=[.$A7];[Mechanics.C$35]=[.$A7];[Mechanics.$R$23]=[.$A7]);&quot;X&quot;;&quot;&quot;)">
            <text:p/>
          </table:table-cell>
          <table:table-cell table:style-name="ce47" table:formula="of:=IF(OR([Mechanics.D$23]=[.$A7];[Mechanics.D$27]=[.$A7];[Mechanics.D$31]=[.$A7];[Mechanics.D$35]=[.$A7];[Mechanics.$R$23]=[.$A7]);&quot;X&quot;;&quot;&quot;)">
            <text:p/>
          </table:table-cell>
          <table:table-cell table:style-name="ce47" table:formula="of:=IF(OR([Mechanics.E$23]=[.$A7];[Mechanics.E$27]=[.$A7];[Mechanics.E$31]=[.$A7];[Mechanics.E$35]=[.$A7];[Mechanics.$R$23]=[.$A7]);&quot;X&quot;;&quot;&quot;)" office:value-type="string" office:string-value="X">
            <text:p>X</text:p>
          </table:table-cell>
          <table:table-cell table:style-name="ce47" table:formula="of:=IF(OR([Mechanics.F$23]=[.$A7];[Mechanics.F$27]=[.$A7];[Mechanics.F$31]=[.$A7];[Mechanics.F$35]=[.$A7];[Mechanics.$R$23]=[.$A7]);&quot;X&quot;;&quot;&quot;)">
            <text:p/>
          </table:table-cell>
          <table:table-cell table:style-name="ce47" table:formula="of:=IF(OR([Mechanics.G$23]=[.$A7];[Mechanics.G$27]=[.$A7];[Mechanics.G$31]=[.$A7];[Mechanics.G$35]=[.$A7];[Mechanics.$R$23]=[.$A7]);&quot;X&quot;;&quot;&quot;)" office:value-type="string" office:string-value="X">
            <text:p>X</text:p>
          </table:table-cell>
          <table:table-cell table:style-name="ce47" table:formula="of:=IF(OR([Mechanics.H$23]=[.$A7];[Mechanics.H$27]=[.$A7];[Mechanics.H$31]=[.$A7];[Mechanics.H$35]=[.$A7];[Mechanics.$R$23]=[.$A7]);&quot;X&quot;;&quot;&quot;)">
            <text:p/>
          </table:table-cell>
          <table:table-cell table:style-name="ce47" table:formula="of:=IF(OR([Mechanics.I$23]=[.$A7];[Mechanics.I$27]=[.$A7];[Mechanics.I$31]=[.$A7];[Mechanics.I$35]=[.$A7];[Mechanics.$R$23]=[.$A7]);&quot;X&quot;;&quot;&quot;)">
            <text:p/>
          </table:table-cell>
          <table:table-cell table:style-name="ce47" table:formula="of:=IF(OR([Mechanics.J$23]=[.$A7];[Mechanics.J$27]=[.$A7];[Mechanics.J$31]=[.$A7];[Mechanics.J$35]=[.$A7];[Mechanics.$R$23]=[.$A7]);&quot;X&quot;;&quot;&quot;)">
            <text:p/>
          </table:table-cell>
          <table:table-cell table:style-name="ce47" table:formula="of:=IF(OR([Mechanics.K$23]=[.$A7];[Mechanics.K$27]=[.$A7];[Mechanics.K$31]=[.$A7];[Mechanics.K$35]=[.$A7];[Mechanics.$R$23]=[.$A7]);&quot;X&quot;;&quot;&quot;)">
            <text:p/>
          </table:table-cell>
          <table:table-cell table:style-name="ce47" table:formula="of:=IF(OR([Mechanics.L$23]=[.$A7];[Mechanics.L$27]=[.$A7];[Mechanics.L$31]=[.$A7];[Mechanics.L$35]=[.$A7];[Mechanics.$R$23]=[.$A7]);&quot;X&quot;;&quot;&quot;)">
            <text:p/>
          </table:table-cell>
          <table:table-cell table:style-name="ce47" table:formula="of:=IF(OR([Mechanics.M$23]=[.$A7];[Mechanics.M$27]=[.$A7];[Mechanics.M$31]=[.$A7];[Mechanics.M$35]=[.$A7];[Mechanics.$R$23]=[.$A7]);&quot;X&quot;;&quot;&quot;)">
            <text:p/>
          </table:table-cell>
          <table:table-cell table:style-name="ce47" table:formula="of:=IF(OR([Mechanics.N$23]=[.$A7];[Mechanics.N$27]=[.$A7];[Mechanics.N$31]=[.$A7];[Mechanics.N$35]=[.$A7];[Mechanics.$R$23]=[.$A7]);&quot;X&quot;;&quot;&quot;)">
            <text:p/>
          </table:table-cell>
          <table:table-cell table:style-name="ce47" table:formula="of:=IF(OR([Mechanics.O$23]=[.$A7];[Mechanics.O$27]=[.$A7];[Mechanics.O$31]=[.$A7];[Mechanics.O$35]=[.$A7];[Mechanics.$R$23]=[.$A7]);&quot;X&quot;;&quot;&quot;)">
            <text:p/>
          </table:table-cell>
          <table:table-cell table:style-name="ce47" table:formula="of:=IF(OR([Mechanics.P$23]=[.$A7];[Mechanics.P$27]=[.$A7];[Mechanics.P$31]=[.$A7];[Mechanics.P$35]=[.$A7];[Mechanics.$R$23]=[.$A7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4">
            <text:p>4</text:p>
          </table:table-cell>
          <table:table-cell table:style-name="ce54" office:value-type="string">
            <text:p>E</text:p>
          </table:table-cell>
          <table:table-cell table:style-name="ce47" table:formula="of:=IF(OR([Mechanics.A$23]=[.$A8];[Mechanics.A$27]=[.$A8];[Mechanics.A$31]=[.$A8];[Mechanics.A$35]=[.$A8];[Mechanics.$R$23]=[.$A8]);&quot;X&quot;;&quot;&quot;)">
            <text:p/>
          </table:table-cell>
          <table:table-cell table:style-name="ce47" table:formula="of:=IF(OR([Mechanics.B$23]=[.$A8];[Mechanics.B$27]=[.$A8];[Mechanics.B$31]=[.$A8];[Mechanics.B$35]=[.$A8];[Mechanics.$R$23]=[.$A8]);&quot;X&quot;;&quot;&quot;)">
            <text:p/>
          </table:table-cell>
          <table:table-cell table:style-name="ce47" table:formula="of:=IF(OR([Mechanics.C$23]=[.$A8];[Mechanics.C$27]=[.$A8];[Mechanics.C$31]=[.$A8];[Mechanics.C$35]=[.$A8];[Mechanics.$R$23]=[.$A8]);&quot;X&quot;;&quot;&quot;)">
            <text:p/>
          </table:table-cell>
          <table:table-cell table:style-name="ce47" table:formula="of:=IF(OR([Mechanics.D$23]=[.$A8];[Mechanics.D$27]=[.$A8];[Mechanics.D$31]=[.$A8];[Mechanics.D$35]=[.$A8];[Mechanics.$R$23]=[.$A8]);&quot;X&quot;;&quot;&quot;)">
            <text:p/>
          </table:table-cell>
          <table:table-cell table:style-name="ce47" table:formula="of:=IF(OR([Mechanics.E$23]=[.$A8];[Mechanics.E$27]=[.$A8];[Mechanics.E$31]=[.$A8];[Mechanics.E$35]=[.$A8];[Mechanics.$R$23]=[.$A8]);&quot;X&quot;;&quot;&quot;)">
            <text:p/>
          </table:table-cell>
          <table:table-cell table:style-name="ce47" table:formula="of:=IF(OR([Mechanics.F$23]=[.$A8];[Mechanics.F$27]=[.$A8];[Mechanics.F$31]=[.$A8];[Mechanics.F$35]=[.$A8];[Mechanics.$R$23]=[.$A8]);&quot;X&quot;;&quot;&quot;)">
            <text:p/>
          </table:table-cell>
          <table:table-cell table:style-name="ce47" table:formula="of:=IF(OR([Mechanics.G$23]=[.$A8];[Mechanics.G$27]=[.$A8];[Mechanics.G$31]=[.$A8];[Mechanics.G$35]=[.$A8];[Mechanics.$R$23]=[.$A8]);&quot;X&quot;;&quot;&quot;)" office:value-type="string" office:string-value="X">
            <text:p>X</text:p>
          </table:table-cell>
          <table:table-cell table:style-name="ce47" table:formula="of:=IF(OR([Mechanics.H$23]=[.$A8];[Mechanics.H$27]=[.$A8];[Mechanics.H$31]=[.$A8];[Mechanics.H$35]=[.$A8];[Mechanics.$R$23]=[.$A8]);&quot;X&quot;;&quot;&quot;)">
            <text:p/>
          </table:table-cell>
          <table:table-cell table:style-name="ce47" table:formula="of:=IF(OR([Mechanics.I$23]=[.$A8];[Mechanics.I$27]=[.$A8];[Mechanics.I$31]=[.$A8];[Mechanics.I$35]=[.$A8];[Mechanics.$R$23]=[.$A8]);&quot;X&quot;;&quot;&quot;)">
            <text:p/>
          </table:table-cell>
          <table:table-cell table:style-name="ce47" table:formula="of:=IF(OR([Mechanics.J$23]=[.$A8];[Mechanics.J$27]=[.$A8];[Mechanics.J$31]=[.$A8];[Mechanics.J$35]=[.$A8];[Mechanics.$R$23]=[.$A8]);&quot;X&quot;;&quot;&quot;)">
            <text:p/>
          </table:table-cell>
          <table:table-cell table:style-name="ce47" table:formula="of:=IF(OR([Mechanics.K$23]=[.$A8];[Mechanics.K$27]=[.$A8];[Mechanics.K$31]=[.$A8];[Mechanics.K$35]=[.$A8];[Mechanics.$R$23]=[.$A8]);&quot;X&quot;;&quot;&quot;)" office:value-type="string" office:string-value="X">
            <text:p>X</text:p>
          </table:table-cell>
          <table:table-cell table:style-name="ce47" table:formula="of:=IF(OR([Mechanics.L$23]=[.$A8];[Mechanics.L$27]=[.$A8];[Mechanics.L$31]=[.$A8];[Mechanics.L$35]=[.$A8];[Mechanics.$R$23]=[.$A8]);&quot;X&quot;;&quot;&quot;)">
            <text:p/>
          </table:table-cell>
          <table:table-cell table:style-name="ce47" table:formula="of:=IF(OR([Mechanics.M$23]=[.$A8];[Mechanics.M$27]=[.$A8];[Mechanics.M$31]=[.$A8];[Mechanics.M$35]=[.$A8];[Mechanics.$R$23]=[.$A8]);&quot;X&quot;;&quot;&quot;)" office:value-type="string" office:string-value="X">
            <text:p>X</text:p>
          </table:table-cell>
          <table:table-cell table:style-name="ce47" table:formula="of:=IF(OR([Mechanics.N$23]=[.$A8];[Mechanics.N$27]=[.$A8];[Mechanics.N$31]=[.$A8];[Mechanics.N$35]=[.$A8];[Mechanics.$R$23]=[.$A8]);&quot;X&quot;;&quot;&quot;)">
            <text:p/>
          </table:table-cell>
          <table:table-cell table:style-name="ce47" table:formula="of:=IF(OR([Mechanics.O$23]=[.$A8];[Mechanics.O$27]=[.$A8];[Mechanics.O$31]=[.$A8];[Mechanics.O$35]=[.$A8];[Mechanics.$R$23]=[.$A8]);&quot;X&quot;;&quot;&quot;)">
            <text:p/>
          </table:table-cell>
          <table:table-cell table:style-name="ce47" table:formula="of:=IF(OR([Mechanics.P$23]=[.$A8];[Mechanics.P$27]=[.$A8];[Mechanics.P$31]=[.$A8];[Mechanics.P$35]=[.$A8];[Mechanics.$R$23]=[.$A8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3">
            <text:p>3</text:p>
          </table:table-cell>
          <table:table-cell table:style-name="ce54" office:value-type="string">
            <text:p>D#</text:p>
          </table:table-cell>
          <table:table-cell table:style-name="ce47" table:formula="of:=IF(OR([Mechanics.A$23]=[.$A9];[Mechanics.A$27]=[.$A9];[Mechanics.A$31]=[.$A9];[Mechanics.A$35]=[.$A9];[Mechanics.$R$23]=[.$A9]);&quot;X&quot;;&quot;&quot;)" office:value-type="string" office:string-value="X">
            <text:p>X</text:p>
          </table:table-cell>
          <table:table-cell table:style-name="ce47" table:formula="of:=IF(OR([Mechanics.B$23]=[.$A9];[Mechanics.B$27]=[.$A9];[Mechanics.B$31]=[.$A9];[Mechanics.B$35]=[.$A9];[Mechanics.$R$23]=[.$A9]);&quot;X&quot;;&quot;&quot;)">
            <text:p/>
          </table:table-cell>
          <table:table-cell table:style-name="ce47" table:formula="of:=IF(OR([Mechanics.C$23]=[.$A9];[Mechanics.C$27]=[.$A9];[Mechanics.C$31]=[.$A9];[Mechanics.C$35]=[.$A9];[Mechanics.$R$23]=[.$A9]);&quot;X&quot;;&quot;&quot;)" office:value-type="string" office:string-value="X">
            <text:p>X</text:p>
          </table:table-cell>
          <table:table-cell table:style-name="ce47" table:formula="of:=IF(OR([Mechanics.D$23]=[.$A9];[Mechanics.D$27]=[.$A9];[Mechanics.D$31]=[.$A9];[Mechanics.D$35]=[.$A9];[Mechanics.$R$23]=[.$A9]);&quot;X&quot;;&quot;&quot;)">
            <text:p/>
          </table:table-cell>
          <table:table-cell table:style-name="ce47" table:formula="of:=IF(OR([Mechanics.E$23]=[.$A9];[Mechanics.E$27]=[.$A9];[Mechanics.E$31]=[.$A9];[Mechanics.E$35]=[.$A9];[Mechanics.$R$23]=[.$A9]);&quot;X&quot;;&quot;&quot;)">
            <text:p/>
          </table:table-cell>
          <table:table-cell table:style-name="ce47" table:formula="of:=IF(OR([Mechanics.F$23]=[.$A9];[Mechanics.F$27]=[.$A9];[Mechanics.F$31]=[.$A9];[Mechanics.F$35]=[.$A9];[Mechanics.$R$23]=[.$A9]);&quot;X&quot;;&quot;&quot;)">
            <text:p/>
          </table:table-cell>
          <table:table-cell table:style-name="ce47" table:formula="of:=IF(OR([Mechanics.G$23]=[.$A9];[Mechanics.G$27]=[.$A9];[Mechanics.G$31]=[.$A9];[Mechanics.G$35]=[.$A9];[Mechanics.$R$23]=[.$A9]);&quot;X&quot;;&quot;&quot;)">
            <text:p/>
          </table:table-cell>
          <table:table-cell table:style-name="ce47" table:formula="of:=IF(OR([Mechanics.H$23]=[.$A9];[Mechanics.H$27]=[.$A9];[Mechanics.H$31]=[.$A9];[Mechanics.H$35]=[.$A9];[Mechanics.$R$23]=[.$A9]);&quot;X&quot;;&quot;&quot;)">
            <text:p/>
          </table:table-cell>
          <table:table-cell table:style-name="ce47" table:formula="of:=IF(OR([Mechanics.I$23]=[.$A9];[Mechanics.I$27]=[.$A9];[Mechanics.I$31]=[.$A9];[Mechanics.I$35]=[.$A9];[Mechanics.$R$23]=[.$A9]);&quot;X&quot;;&quot;&quot;)">
            <text:p/>
          </table:table-cell>
          <table:table-cell table:style-name="ce47" table:formula="of:=IF(OR([Mechanics.J$23]=[.$A9];[Mechanics.J$27]=[.$A9];[Mechanics.J$31]=[.$A9];[Mechanics.J$35]=[.$A9];[Mechanics.$R$23]=[.$A9]);&quot;X&quot;;&quot;&quot;)">
            <text:p/>
          </table:table-cell>
          <table:table-cell table:style-name="ce47" table:formula="of:=IF(OR([Mechanics.K$23]=[.$A9];[Mechanics.K$27]=[.$A9];[Mechanics.K$31]=[.$A9];[Mechanics.K$35]=[.$A9];[Mechanics.$R$23]=[.$A9]);&quot;X&quot;;&quot;&quot;)">
            <text:p/>
          </table:table-cell>
          <table:table-cell table:style-name="ce47" table:formula="of:=IF(OR([Mechanics.L$23]=[.$A9];[Mechanics.L$27]=[.$A9];[Mechanics.L$31]=[.$A9];[Mechanics.L$35]=[.$A9];[Mechanics.$R$23]=[.$A9]);&quot;X&quot;;&quot;&quot;)">
            <text:p/>
          </table:table-cell>
          <table:table-cell table:style-name="ce47" table:formula="of:=IF(OR([Mechanics.M$23]=[.$A9];[Mechanics.M$27]=[.$A9];[Mechanics.M$31]=[.$A9];[Mechanics.M$35]=[.$A9];[Mechanics.$R$23]=[.$A9]);&quot;X&quot;;&quot;&quot;)" office:value-type="string" office:string-value="X">
            <text:p>X</text:p>
          </table:table-cell>
          <table:table-cell table:style-name="ce47" table:formula="of:=IF(OR([Mechanics.N$23]=[.$A9];[Mechanics.N$27]=[.$A9];[Mechanics.N$31]=[.$A9];[Mechanics.N$35]=[.$A9];[Mechanics.$R$23]=[.$A9]);&quot;X&quot;;&quot;&quot;)">
            <text:p/>
          </table:table-cell>
          <table:table-cell table:style-name="ce47" table:formula="of:=IF(OR([Mechanics.O$23]=[.$A9];[Mechanics.O$27]=[.$A9];[Mechanics.O$31]=[.$A9];[Mechanics.O$35]=[.$A9];[Mechanics.$R$23]=[.$A9]);&quot;X&quot;;&quot;&quot;)">
            <text:p/>
          </table:table-cell>
          <table:table-cell table:style-name="ce47" table:formula="of:=IF(OR([Mechanics.P$23]=[.$A9];[Mechanics.P$27]=[.$A9];[Mechanics.P$31]=[.$A9];[Mechanics.P$35]=[.$A9];[Mechanics.$R$23]=[.$A9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2">
            <text:p>2</text:p>
          </table:table-cell>
          <table:table-cell table:style-name="ce54" office:value-type="string">
            <text:p>D</text:p>
          </table:table-cell>
          <table:table-cell table:style-name="ce47" table:formula="of:=IF(OR([Mechanics.A$23]=[.$A10];[Mechanics.A$27]=[.$A10];[Mechanics.A$31]=[.$A10];[Mechanics.A$35]=[.$A10];[Mechanics.$R$23]=[.$A10]);&quot;X&quot;;&quot;&quot;)">
            <text:p/>
          </table:table-cell>
          <table:table-cell table:style-name="ce47" table:formula="of:=IF(OR([Mechanics.B$23]=[.$A10];[Mechanics.B$27]=[.$A10];[Mechanics.B$31]=[.$A10];[Mechanics.B$35]=[.$A10];[Mechanics.$R$23]=[.$A10]);&quot;X&quot;;&quot;&quot;)">
            <text:p/>
          </table:table-cell>
          <table:table-cell table:style-name="ce47" table:formula="of:=IF(OR([Mechanics.C$23]=[.$A10];[Mechanics.C$27]=[.$A10];[Mechanics.C$31]=[.$A10];[Mechanics.C$35]=[.$A10];[Mechanics.$R$23]=[.$A10]);&quot;X&quot;;&quot;&quot;)">
            <text:p/>
          </table:table-cell>
          <table:table-cell table:style-name="ce47" table:formula="of:=IF(OR([Mechanics.D$23]=[.$A10];[Mechanics.D$27]=[.$A10];[Mechanics.D$31]=[.$A10];[Mechanics.D$35]=[.$A10];[Mechanics.$R$23]=[.$A10]);&quot;X&quot;;&quot;&quot;)">
            <text:p/>
          </table:table-cell>
          <table:table-cell table:style-name="ce47" table:formula="of:=IF(OR([Mechanics.E$23]=[.$A10];[Mechanics.E$27]=[.$A10];[Mechanics.E$31]=[.$A10];[Mechanics.E$35]=[.$A10];[Mechanics.$R$23]=[.$A10]);&quot;X&quot;;&quot;&quot;)">
            <text:p/>
          </table:table-cell>
          <table:table-cell table:style-name="ce47" table:formula="of:=IF(OR([Mechanics.F$23]=[.$A10];[Mechanics.F$27]=[.$A10];[Mechanics.F$31]=[.$A10];[Mechanics.F$35]=[.$A10];[Mechanics.$R$23]=[.$A10]);&quot;X&quot;;&quot;&quot;)" office:value-type="string" office:string-value="X">
            <text:p>X</text:p>
          </table:table-cell>
          <table:table-cell table:style-name="ce47" table:formula="of:=IF(OR([Mechanics.G$23]=[.$A10];[Mechanics.G$27]=[.$A10];[Mechanics.G$31]=[.$A10];[Mechanics.G$35]=[.$A10];[Mechanics.$R$23]=[.$A10]);&quot;X&quot;;&quot;&quot;)">
            <text:p/>
          </table:table-cell>
          <table:table-cell table:style-name="ce47" table:formula="of:=IF(OR([Mechanics.H$23]=[.$A10];[Mechanics.H$27]=[.$A10];[Mechanics.H$31]=[.$A10];[Mechanics.H$35]=[.$A10];[Mechanics.$R$23]=[.$A10]);&quot;X&quot;;&quot;&quot;)" office:value-type="string" office:string-value="X">
            <text:p>X</text:p>
          </table:table-cell>
          <table:table-cell table:style-name="ce47" table:formula="of:=IF(OR([Mechanics.I$23]=[.$A10];[Mechanics.I$27]=[.$A10];[Mechanics.I$31]=[.$A10];[Mechanics.I$35]=[.$A10];[Mechanics.$R$23]=[.$A10]);&quot;X&quot;;&quot;&quot;)" office:value-type="string" office:string-value="X">
            <text:p>X</text:p>
          </table:table-cell>
          <table:table-cell table:style-name="ce47" table:formula="of:=IF(OR([Mechanics.J$23]=[.$A10];[Mechanics.J$27]=[.$A10];[Mechanics.J$31]=[.$A10];[Mechanics.J$35]=[.$A10];[Mechanics.$R$23]=[.$A10]);&quot;X&quot;;&quot;&quot;)">
            <text:p/>
          </table:table-cell>
          <table:table-cell table:style-name="ce47" table:formula="of:=IF(OR([Mechanics.K$23]=[.$A10];[Mechanics.K$27]=[.$A10];[Mechanics.K$31]=[.$A10];[Mechanics.K$35]=[.$A10];[Mechanics.$R$23]=[.$A10]);&quot;X&quot;;&quot;&quot;)">
            <text:p/>
          </table:table-cell>
          <table:table-cell table:style-name="ce47" table:formula="of:=IF(OR([Mechanics.L$23]=[.$A10];[Mechanics.L$27]=[.$A10];[Mechanics.L$31]=[.$A10];[Mechanics.L$35]=[.$A10];[Mechanics.$R$23]=[.$A10]);&quot;X&quot;;&quot;&quot;)" office:value-type="string" office:string-value="X">
            <text:p>X</text:p>
          </table:table-cell>
          <table:table-cell table:style-name="ce47" table:formula="of:=IF(OR([Mechanics.M$23]=[.$A10];[Mechanics.M$27]=[.$A10];[Mechanics.M$31]=[.$A10];[Mechanics.M$35]=[.$A10];[Mechanics.$R$23]=[.$A10]);&quot;X&quot;;&quot;&quot;)">
            <text:p/>
          </table:table-cell>
          <table:table-cell table:style-name="ce47" table:formula="of:=IF(OR([Mechanics.N$23]=[.$A10];[Mechanics.N$27]=[.$A10];[Mechanics.N$31]=[.$A10];[Mechanics.N$35]=[.$A10];[Mechanics.$R$23]=[.$A10]);&quot;X&quot;;&quot;&quot;)">
            <text:p/>
          </table:table-cell>
          <table:table-cell table:style-name="ce47" table:formula="of:=IF(OR([Mechanics.O$23]=[.$A10];[Mechanics.O$27]=[.$A10];[Mechanics.O$31]=[.$A10];[Mechanics.O$35]=[.$A10];[Mechanics.$R$23]=[.$A10]);&quot;X&quot;;&quot;&quot;)">
            <text:p/>
          </table:table-cell>
          <table:table-cell table:style-name="ce47" table:formula="of:=IF(OR([Mechanics.P$23]=[.$A10];[Mechanics.P$27]=[.$A10];[Mechanics.P$31]=[.$A10];[Mechanics.P$35]=[.$A10];[Mechanics.$R$23]=[.$A10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1">
            <text:p>1</text:p>
          </table:table-cell>
          <table:table-cell table:style-name="ce54" office:value-type="string">
            <text:p>C#</text:p>
          </table:table-cell>
          <table:table-cell table:style-name="ce47" table:formula="of:=IF(OR([Mechanics.A$23]=[.$A11];[Mechanics.A$27]=[.$A11];[Mechanics.A$31]=[.$A11];[Mechanics.A$35]=[.$A11];[Mechanics.$R$23]=[.$A11]);&quot;X&quot;;&quot;&quot;)">
            <text:p/>
          </table:table-cell>
          <table:table-cell table:style-name="ce47" table:formula="of:=IF(OR([Mechanics.B$23]=[.$A11];[Mechanics.B$27]=[.$A11];[Mechanics.B$31]=[.$A11];[Mechanics.B$35]=[.$A11];[Mechanics.$R$23]=[.$A11]);&quot;X&quot;;&quot;&quot;)" office:value-type="string" office:string-value="X">
            <text:p>X</text:p>
          </table:table-cell>
          <table:table-cell table:style-name="ce47" table:formula="of:=IF(OR([Mechanics.C$23]=[.$A11];[Mechanics.C$27]=[.$A11];[Mechanics.C$31]=[.$A11];[Mechanics.C$35]=[.$A11];[Mechanics.$R$23]=[.$A11]);&quot;X&quot;;&quot;&quot;)">
            <text:p/>
          </table:table-cell>
          <table:table-cell table:style-name="ce47" table:formula="of:=IF(OR([Mechanics.D$23]=[.$A11];[Mechanics.D$27]=[.$A11];[Mechanics.D$31]=[.$A11];[Mechanics.D$35]=[.$A11];[Mechanics.$R$23]=[.$A11]);&quot;X&quot;;&quot;&quot;)">
            <text:p/>
          </table:table-cell>
          <table:table-cell table:style-name="ce47" table:formula="of:=IF(OR([Mechanics.E$23]=[.$A11];[Mechanics.E$27]=[.$A11];[Mechanics.E$31]=[.$A11];[Mechanics.E$35]=[.$A11];[Mechanics.$R$23]=[.$A11]);&quot;X&quot;;&quot;&quot;)" office:value-type="string" office:string-value="X">
            <text:p>X</text:p>
          </table:table-cell>
          <table:table-cell table:style-name="ce47" table:formula="of:=IF(OR([Mechanics.F$23]=[.$A11];[Mechanics.F$27]=[.$A11];[Mechanics.F$31]=[.$A11];[Mechanics.F$35]=[.$A11];[Mechanics.$R$23]=[.$A11]);&quot;X&quot;;&quot;&quot;)">
            <text:p/>
          </table:table-cell>
          <table:table-cell table:style-name="ce47" table:formula="of:=IF(OR([Mechanics.G$23]=[.$A11];[Mechanics.G$27]=[.$A11];[Mechanics.G$31]=[.$A11];[Mechanics.G$35]=[.$A11];[Mechanics.$R$23]=[.$A11]);&quot;X&quot;;&quot;&quot;)">
            <text:p/>
          </table:table-cell>
          <table:table-cell table:style-name="ce47" table:formula="of:=IF(OR([Mechanics.H$23]=[.$A11];[Mechanics.H$27]=[.$A11];[Mechanics.H$31]=[.$A11];[Mechanics.H$35]=[.$A11];[Mechanics.$R$23]=[.$A11]);&quot;X&quot;;&quot;&quot;)" office:value-type="string" office:string-value="X">
            <text:p>X</text:p>
          </table:table-cell>
          <table:table-cell table:style-name="ce47" table:formula="of:=IF(OR([Mechanics.I$23]=[.$A11];[Mechanics.I$27]=[.$A11];[Mechanics.I$31]=[.$A11];[Mechanics.I$35]=[.$A11];[Mechanics.$R$23]=[.$A11]);&quot;X&quot;;&quot;&quot;)">
            <text:p/>
          </table:table-cell>
          <table:table-cell table:style-name="ce47" table:formula="of:=IF(OR([Mechanics.J$23]=[.$A11];[Mechanics.J$27]=[.$A11];[Mechanics.J$31]=[.$A11];[Mechanics.J$35]=[.$A11];[Mechanics.$R$23]=[.$A11]);&quot;X&quot;;&quot;&quot;)">
            <text:p/>
          </table:table-cell>
          <table:table-cell table:style-name="ce47" table:formula="of:=IF(OR([Mechanics.K$23]=[.$A11];[Mechanics.K$27]=[.$A11];[Mechanics.K$31]=[.$A11];[Mechanics.K$35]=[.$A11];[Mechanics.$R$23]=[.$A11]);&quot;X&quot;;&quot;&quot;)">
            <text:p/>
          </table:table-cell>
          <table:table-cell table:style-name="ce47" table:formula="of:=IF(OR([Mechanics.L$23]=[.$A11];[Mechanics.L$27]=[.$A11];[Mechanics.L$31]=[.$A11];[Mechanics.L$35]=[.$A11];[Mechanics.$R$23]=[.$A11]);&quot;X&quot;;&quot;&quot;)">
            <text:p/>
          </table:table-cell>
          <table:table-cell table:style-name="ce47" table:formula="of:=IF(OR([Mechanics.M$23]=[.$A11];[Mechanics.M$27]=[.$A11];[Mechanics.M$31]=[.$A11];[Mechanics.M$35]=[.$A11];[Mechanics.$R$23]=[.$A11]);&quot;X&quot;;&quot;&quot;)">
            <text:p/>
          </table:table-cell>
          <table:table-cell table:style-name="ce47" table:formula="of:=IF(OR([Mechanics.N$23]=[.$A11];[Mechanics.N$27]=[.$A11];[Mechanics.N$31]=[.$A11];[Mechanics.N$35]=[.$A11];[Mechanics.$R$23]=[.$A11]);&quot;X&quot;;&quot;&quot;)">
            <text:p/>
          </table:table-cell>
          <table:table-cell table:style-name="ce47" table:formula="of:=IF(OR([Mechanics.O$23]=[.$A11];[Mechanics.O$27]=[.$A11];[Mechanics.O$31]=[.$A11];[Mechanics.O$35]=[.$A11];[Mechanics.$R$23]=[.$A11]);&quot;X&quot;;&quot;&quot;)">
            <text:p/>
          </table:table-cell>
          <table:table-cell table:style-name="ce47" table:formula="of:=IF(OR([Mechanics.P$23]=[.$A11];[Mechanics.P$27]=[.$A11];[Mechanics.P$31]=[.$A11];[Mechanics.P$35]=[.$A11];[Mechanics.$R$23]=[.$A11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0">
            <text:p>0</text:p>
          </table:table-cell>
          <table:table-cell table:style-name="ce54" office:value-type="string">
            <text:p>C</text:p>
          </table:table-cell>
          <table:table-cell table:style-name="ce47" table:formula="of:=IF(OR([Mechanics.A$23]=[.$A12];[Mechanics.A$27]=[.$A12];[Mechanics.A$31]=[.$A12];[Mechanics.A$35]=[.$A12];[Mechanics.$R$23]=[.$A12]);&quot;X&quot;;&quot;&quot;)">
            <text:p/>
          </table:table-cell>
          <table:table-cell table:style-name="ce47" table:formula="of:=IF(OR([Mechanics.B$23]=[.$A12];[Mechanics.B$27]=[.$A12];[Mechanics.B$31]=[.$A12];[Mechanics.B$35]=[.$A12];[Mechanics.$R$23]=[.$A12]);&quot;X&quot;;&quot;&quot;)" office:value-type="string" office:string-value="X">
            <text:p>X</text:p>
          </table:table-cell>
          <table:table-cell table:style-name="ce47" table:formula="of:=IF(OR([Mechanics.C$23]=[.$A12];[Mechanics.C$27]=[.$A12];[Mechanics.C$31]=[.$A12];[Mechanics.C$35]=[.$A12];[Mechanics.$R$23]=[.$A12]);&quot;X&quot;;&quot;&quot;)">
            <text:p/>
          </table:table-cell>
          <table:table-cell table:style-name="ce47" table:formula="of:=IF(OR([Mechanics.D$23]=[.$A12];[Mechanics.D$27]=[.$A12];[Mechanics.D$31]=[.$A12];[Mechanics.D$35]=[.$A12];[Mechanics.$R$23]=[.$A12]);&quot;X&quot;;&quot;&quot;)">
            <text:p/>
          </table:table-cell>
          <table:table-cell table:style-name="ce47" table:formula="of:=IF(OR([Mechanics.E$23]=[.$A12];[Mechanics.E$27]=[.$A12];[Mechanics.E$31]=[.$A12];[Mechanics.E$35]=[.$A12];[Mechanics.$R$23]=[.$A12]);&quot;X&quot;;&quot;&quot;)">
            <text:p/>
          </table:table-cell>
          <table:table-cell table:style-name="ce47" table:formula="of:=IF(OR([Mechanics.F$23]=[.$A12];[Mechanics.F$27]=[.$A12];[Mechanics.F$31]=[.$A12];[Mechanics.F$35]=[.$A12];[Mechanics.$R$23]=[.$A12]);&quot;X&quot;;&quot;&quot;)">
            <text:p/>
          </table:table-cell>
          <table:table-cell table:style-name="ce47" table:formula="of:=IF(OR([Mechanics.G$23]=[.$A12];[Mechanics.G$27]=[.$A12];[Mechanics.G$31]=[.$A12];[Mechanics.G$35]=[.$A12];[Mechanics.$R$23]=[.$A12]);&quot;X&quot;;&quot;&quot;)" office:value-type="string" office:string-value="X">
            <text:p>X</text:p>
          </table:table-cell>
          <table:table-cell table:style-name="ce47" table:formula="of:=IF(OR([Mechanics.H$23]=[.$A12];[Mechanics.H$27]=[.$A12];[Mechanics.H$31]=[.$A12];[Mechanics.H$35]=[.$A12];[Mechanics.$R$23]=[.$A12]);&quot;X&quot;;&quot;&quot;)">
            <text:p/>
          </table:table-cell>
          <table:table-cell table:style-name="ce47" table:formula="of:=IF(OR([Mechanics.I$23]=[.$A12];[Mechanics.I$27]=[.$A12];[Mechanics.I$31]=[.$A12];[Mechanics.I$35]=[.$A12];[Mechanics.$R$23]=[.$A12]);&quot;X&quot;;&quot;&quot;)">
            <text:p/>
          </table:table-cell>
          <table:table-cell table:style-name="ce47" table:formula="of:=IF(OR([Mechanics.J$23]=[.$A12];[Mechanics.J$27]=[.$A12];[Mechanics.J$31]=[.$A12];[Mechanics.J$35]=[.$A12];[Mechanics.$R$23]=[.$A12]);&quot;X&quot;;&quot;&quot;)">
            <text:p/>
          </table:table-cell>
          <table:table-cell table:style-name="ce47" table:formula="of:=IF(OR([Mechanics.K$23]=[.$A12];[Mechanics.K$27]=[.$A12];[Mechanics.K$31]=[.$A12];[Mechanics.K$35]=[.$A12];[Mechanics.$R$23]=[.$A12]);&quot;X&quot;;&quot;&quot;)" office:value-type="string" office:string-value="X">
            <text:p>X</text:p>
          </table:table-cell>
          <table:table-cell table:style-name="ce47" table:formula="of:=IF(OR([Mechanics.L$23]=[.$A12];[Mechanics.L$27]=[.$A12];[Mechanics.L$31]=[.$A12];[Mechanics.L$35]=[.$A12];[Mechanics.$R$23]=[.$A12]);&quot;X&quot;;&quot;&quot;)">
            <text:p/>
          </table:table-cell>
          <table:table-cell table:style-name="ce47" table:formula="of:=IF(OR([Mechanics.M$23]=[.$A12];[Mechanics.M$27]=[.$A12];[Mechanics.M$31]=[.$A12];[Mechanics.M$35]=[.$A12];[Mechanics.$R$23]=[.$A12]);&quot;X&quot;;&quot;&quot;)">
            <text:p/>
          </table:table-cell>
          <table:table-cell table:style-name="ce47" table:formula="of:=IF(OR([Mechanics.N$23]=[.$A12];[Mechanics.N$27]=[.$A12];[Mechanics.N$31]=[.$A12];[Mechanics.N$35]=[.$A12];[Mechanics.$R$23]=[.$A12]);&quot;X&quot;;&quot;&quot;)">
            <text:p/>
          </table:table-cell>
          <table:table-cell table:style-name="ce47" table:formula="of:=IF(OR([Mechanics.O$23]=[.$A12];[Mechanics.O$27]=[.$A12];[Mechanics.O$31]=[.$A12];[Mechanics.O$35]=[.$A12];[Mechanics.$R$23]=[.$A12]);&quot;X&quot;;&quot;&quot;)">
            <text:p/>
          </table:table-cell>
          <table:table-cell table:style-name="ce47" table:formula="of:=IF(OR([Mechanics.P$23]=[.$A12];[Mechanics.P$27]=[.$A12];[Mechanics.P$31]=[.$A12];[Mechanics.P$35]=[.$A12];[Mechanics.$R$23]=[.$A12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8"/>
          <table:table-cell table:number-columns-repeated="217"/>
        </table:table-row>
        <table:table-row table:style-name="ro4">
          <table:table-cell table:style-name="ce48"/>
          <table:table-cell table:style-name="ce55"/>
          <table:table-cell table:style-name="ce57"/>
          <table:table-cell table:style-name="ce58"/>
          <table:table-cell table:style-name="ce59"/>
          <table:table-cell table:style-name="ce60" table:number-columns-repeated="2"/>
          <table:table-cell table:style-name="ce59"/>
          <table:table-cell table:style-name="ce50" table:number-columns-repeated="2"/>
          <table:table-cell table:style-name="ce51"/>
          <table:table-cell table:style-name="ce61"/>
          <table:table-cell table:style-name="ce51"/>
          <table:table-cell table:number-columns-repeated="6"/>
          <table:table-cell table:style-name="ce46"/>
          <table:table-cell table:style-name="ce64"/>
          <table:table-cell table:style-name="ce46" table:number-columns-repeated="18"/>
          <table:table-cell table:number-columns-repeated="217"/>
        </table:table-row>
        <table:table-row table:style-name="ro4">
          <table:table-cell table:formula="of:=[$Mechanics.$A$38]" office:value-type="string" office:string-value="11-1-11-X-6-7-5-2-7-X-0-7-4-X-X-7~8">
            <text:p>11-1-11-X-6-7-5-2-7-X-0-7-4-X-X-7~8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table:style-name="ce60" table:number-columns-repeated="2"/>
          <table:table-cell table:style-name="ce59"/>
          <table:table-cell table:style-name="ce50" table:number-columns-repeated="2"/>
          <table:table-cell table:style-name="ce51"/>
          <table:table-cell table:style-name="ce61"/>
          <table:table-cell table:style-name="ce51"/>
          <table:table-cell table:number-columns-repeated="243"/>
        </table:table-row>
        <table:table-row table:style-name="ro4" table:number-rows-repeated="2">
          <table:table-cell table:style-name="ce48"/>
          <table:table-cell table:style-name="ce55"/>
          <table:table-cell table:style-name="ce57"/>
          <table:table-cell table:style-name="ce58"/>
          <table:table-cell table:style-name="ce59"/>
          <table:table-cell table:style-name="ce60" table:number-columns-repeated="2"/>
          <table:table-cell table:style-name="ce59"/>
          <table:table-cell table:style-name="ce50" table:number-columns-repeated="2"/>
          <table:table-cell table:style-name="ce51"/>
          <table:table-cell table:style-name="ce61"/>
          <table:table-cell table:style-name="ce51"/>
          <table:table-cell table:number-columns-repeated="243"/>
        </table:table-row>
        <table:table-row table:style-name="ro4">
          <table:table-cell table:style-name="ce48"/>
          <table:table-cell table:style-name="ce55"/>
          <table:table-cell table:style-name="ce57"/>
          <table:table-cell table:style-name="ce58"/>
          <table:table-cell table:style-name="ce59" table:number-columns-repeated="4"/>
          <table:table-cell table:style-name="ce50" table:number-columns-repeated="2"/>
          <table:table-cell table:style-name="ce51"/>
          <table:table-cell table:style-name="ce62"/>
          <table:table-cell table:number-columns-repeated="244"/>
        </table:table-row>
        <table:table-row table:style-name="ro4">
          <table:table-cell/>
          <table:table-cell table:style-name="ce56" table:number-columns-repeated="2"/>
          <table:table-cell table:style-name="ce58"/>
          <table:table-cell table:style-name="ce56" table:number-columns-repeated="4"/>
          <table:table-cell table:number-columns-repeated="3"/>
          <table:table-cell table:style-name="ce63"/>
          <table:table-cell table:number-columns-repeated="244"/>
        </table:table-row>
        <table:table-row table:style-name="ro4">
          <table:table-cell/>
          <table:table-cell table:style-name="ce56" table:number-columns-repeated="2"/>
          <table:table-cell table:style-name="ce50"/>
          <table:table-cell table:style-name="ce51" table:number-columns-repeated="2"/>
          <table:table-cell table:style-name="ce56" table:number-columns-repeated="2"/>
          <table:table-cell table:number-columns-repeated="248"/>
        </table:table-row>
        <table:table-row table:style-name="ro4">
          <table:table-cell/>
          <table:table-cell table:style-name="ce56" table:number-columns-repeated="3"/>
          <table:table-cell table:style-name="ce51"/>
          <table:table-cell table:style-name="ce56" table:number-columns-repeated="3"/>
          <table:table-cell table:number-columns-repeated="248"/>
        </table:table-row>
        <table:table-row table:style-name="ro4">
          <table:table-cell table:style-name="ce48" table:number-columns-repeated="17"/>
          <table:table-cell table:number-columns-repeated="239"/>
        </table:table-row>
        <table:table-row table:style-name="ro4">
          <table:table-cell table:style-name="ce50" table:number-columns-repeated="10"/>
          <table:table-cell/>
          <table:table-cell table:style-name="ce50" table:number-columns-repeated="5"/>
          <table:table-cell/>
          <table:table-cell table:style-name="ce50"/>
          <table:table-cell table:number-columns-repeated="238"/>
        </table:table-row>
        <table:table-row table:style-name="ro4">
          <table:table-cell table:number-columns-repeated="10"/>
          <table:table-cell table:style-name="ce49"/>
          <table:table-cell table:number-columns-repeated="5"/>
          <table:table-cell table:style-name="ce53"/>
          <table:table-cell table:number-columns-repeated="239"/>
        </table:table-row>
        <table:table-row table:style-name="ro4">
          <table:table-cell table:style-name="ce51"/>
          <table:table-cell table:style-name="ce50" table:number-columns-repeated="9"/>
          <table:table-cell/>
          <table:table-cell table:style-name="ce50" table:number-columns-repeated="5"/>
          <table:table-cell table:style-name="ce48"/>
          <table:table-cell table:number-columns-repeated="239"/>
        </table:table-row>
        <table:table-row table:style-name="ro4">
          <table:table-cell table:style-name="ce48" table:number-columns-repeated="16"/>
          <table:table-cell table:number-columns-repeated="240"/>
        </table:table-row>
        <table:table-row table:style-name="ro4">
          <table:table-cell table:style-name="ce50" table:number-columns-repeated="10"/>
          <table:table-cell/>
          <table:table-cell table:style-name="ce50" table:number-columns-repeated="5"/>
          <table:table-cell table:style-name="ce51" table:number-columns-repeated="2"/>
          <table:table-cell table:number-columns-repeated="238"/>
        </table:table-row>
        <table:table-row table:style-name="ro4">
          <table:table-cell table:number-columns-repeated="10"/>
          <table:table-cell table:style-name="ce49"/>
          <table:table-cell table:number-columns-repeated="5"/>
          <table:table-cell table:style-name="ce51" table:number-columns-repeated="2"/>
          <table:table-cell table:number-columns-repeated="238"/>
        </table:table-row>
        <table:table-row table:style-name="ro4">
          <table:table-cell table:style-name="ce52" table:number-columns-repeated="18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48" table:number-columns-repeated="16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0" table:number-columns-repeated="10"/>
          <table:table-cell/>
          <table:table-cell table:style-name="ce50" table:number-columns-repeated="5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number-columns-repeated="10"/>
          <table:table-cell table:style-name="ce49"/>
          <table:table-cell table:number-columns-repeated="5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2" table:number-columns-repeated="18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48" table:number-columns-repeated="16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0" table:number-columns-repeated="10"/>
          <table:table-cell/>
          <table:table-cell table:style-name="ce50" table:number-columns-repeated="5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number-columns-repeated="10"/>
          <table:table-cell table:style-name="ce49"/>
          <table:table-cell table:number-columns-repeated="5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2" table:number-columns-repeated="18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0"/>
          <table:table-cell table:style-name="ce52" table:number-columns-repeated="17"/>
          <table:table-cell table:style-name="Default" table:number-columns-repeated="2"/>
          <table:table-cell table:number-columns-repeated="236"/>
        </table:table-row>
        <table:table-row table:style-name="ro4">
          <table:table-cell/>
          <table:table-cell table:style-name="ce52" table:number-columns-repeated="17"/>
          <table:table-cell table:style-name="Default" table:number-columns-repeated="2"/>
          <table:table-cell table:number-columns-repeated="236"/>
        </table:table-row>
        <table:table-row table:style-name="ro4" table:number-rows-repeated="2">
          <table:table-cell table:style-name="ce52" table:number-columns-repeated="18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2"/>
          <table:table-cell/>
          <table:table-cell table:style-name="ce52"/>
          <table:table-cell table:number-columns-repeated="253"/>
        </table:table-row>
        <table:table-row table:style-name="ro4" table:number-rows-repeated="3">
          <table:table-cell table:number-columns-repeated="2"/>
          <table:table-cell table:style-name="ce52"/>
          <table:table-cell table:number-columns-repeated="253"/>
        </table:table-row>
        <table:table-row table:style-name="ro4">
          <table:table-cell table:style-name="ce53"/>
          <table:table-cell/>
          <table:table-cell table:style-name="ce52"/>
          <table:table-cell table:number-columns-repeated="253"/>
        </table:table-row>
        <table:table-row table:style-name="ro4">
          <table:table-cell table:number-columns-repeated="2"/>
          <table:table-cell table:style-name="ce52"/>
          <table:table-cell table:number-columns-repeated="253"/>
        </table:table-row>
        <table:table-row table:style-name="ro4" table:number-rows-repeated="6">
          <table:table-cell table:style-name="ce52"/>
          <table:table-cell/>
          <table:table-cell table:style-name="ce52"/>
          <table:table-cell table:number-columns-repeated="253"/>
        </table:table-row>
        <table:table-row table:style-name="ro4" table:number-rows-repeated="2">
          <table:table-cell table:style-name="ce52" table:number-columns-repeated="3"/>
          <table:table-cell table:number-columns-repeated="253"/>
        </table:table-row>
        <table:table-row table:style-name="ro4" table:number-rows-repeated="11">
          <table:table-cell table:style-name="ce52"/>
          <table:table-cell table:number-columns-repeated="255"/>
        </table:table-row>
        <table:table-row table:style-name="ro4" table:number-rows-repeated="1048510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named-expressions>
        <table:named-range table:name="__Anonymous_Sheet_DB__1" table:base-cell-address="$MIDI.$A$1" table:cell-range-address="$MIDI.$A$1:.$G$25"/>
        <table:named-range table:name="__Anonymous_Sheet_DB__2" table:base-cell-address="$MIDI.$A$1" table:cell-range-address="$MIDI.$E$1:.$E$1048576"/>
        <table:named-range table:name="__Anonymous_Sheet_DB__3" table:base-cell-address="$MIDI.$A$1" table:cell-range-address="$MIDI.$A$1:.$G$25"/>
      </table:named-expressions>
      <table:database-ranges>
        <table:database-range table:target-range-address="Mechanics.A29:Mechanics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22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DI" style:display-name="PageStyle_MI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hanics" style:display-name="PageStyle_Mechani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1T22:04:01</dc:date>
    <dc:creator>Cory Arcangel</dc:creator>
    <meta:generator>OpenOffice/4.1.9$Unix OpenOffice.org_project/419m1$Build-9805</meta:generator>
    <meta:editing-duration>PT1H46M38S</meta:editing-duration>
    <meta:editing-cycles>13</meta:editing-cycles>
    <meta:printed-by>Cory Arcangel</meta:printed-by>
    <meta:print-date>2024-01-11T21:22:24</meta:print-date>
    <meta:document-statistic meta:table-count="3" meta:cell-count="1666" meta:object-count="0"/>
  </office:meta>
</office:document-meta>
</file>